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20.04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10.01pt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32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"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able-cell-properties fo:border-bottom="0.74pt solid #000000" fo:border-left="none" fo:border-right="none" fo:border-top="0.74pt solid #000000"/>
    </style:style>
    <style:style style:name="ce15" style:family="table-cell" style:parent-style-name="Default" style:data-style-name="N1">
      <style:text-properties fo:font-style="italic" style:font-style-asian="italic" style:font-style-complex="italic"/>
    </style:style>
    <style:style style:name="ce41" style:family="table-cell" style:parent-style-name="Default" style:data-style-name="N126"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43" style:family="table-cell" style:parent-style-name="Default">
      <style:map style:condition="cell-content()=[$Sheet1.$B$4]" style:apply-style-name="Good" style:base-cell-address="Sheet1.C12"/>
    </style:style>
    <style:style style:name="ce16" style:family="table-cell" style:parent-style-name="Default" style:data-style-name="N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6" style:family="table-cell" style:parent-style-name="Default" style:data-style-name="N1">
      <style:table-cell-properties fo:border-bottom="0.74pt solid #000000" fo:background-color="#fffbcc" fo:border-left="none" fo:border-right="none" fo:border-top="0.74pt solid #000000"/>
    </style:style>
    <style:style style:name="ce47" style:family="table-cell" style:parent-style-name="Default" style:data-style-name="N10">
      <style:text-properties fo:font-size="8pt" fo:font-style="italic" style:font-size-asian="8pt" style:font-style-asian="italic" style:font-size-complex="8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10.01pt"/>
      <style:text-properties fo:font-size="8pt" fo:font-style="italic" style:font-size-asian="8pt" style:font-style-asian="italic" style:font-size-complex="8pt" style:font-style-complex="italic"/>
    </style:style>
    <style:style style:name="ce18" style:family="table-cell" style:parent-style-name="Default" style:data-style-name="N1">
      <style:table-cell-properties fo:background-color="transparent"/>
    </style:style>
    <style:style style:name="ce50" style:family="table-cell" style:parent-style-name="Default">
      <style:map style:condition="cell-content()=[$Sheet1.$B$4]" style:apply-style-name="Good" style:base-cell-address="Sheet1.M12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59" style:family="table-cell" style:parent-style-name="Default">
      <style:table-cell-properties fo:border-bottom="0.06pt solid #000000" fo:border-left="none" fo:border-right="none" fo:border-top="none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 style:data-style-name="N4">
      <style:table-cell-properties fo:border-bottom="0.06pt solid #000000" fo:background-color="#fffbcc" fo:border-left="none" fo:border-right="none" fo:border-top="none"/>
    </style:style>
    <style:style style:name="ce62" style:family="table-cell" style:parent-style-name="Default">
      <style:table-cell-properties fo:background-color="#fffbcc"/>
    </style:style>
    <style:style style:name="ce63" style:family="table-cell" style:parent-style-name="Default">
      <style:table-cell-properties fo:border-bottom="0.06pt solid #000000" fo:background-color="#fffbcc" fo:border-left="none" fo:border-right="none" fo:border-top="0.06pt solid #000000"/>
    </style:style>
    <style:style style:name="ce64" style:family="table-cell" style:parent-style-name="Default" style:data-style-name="N4">
      <style:table-cell-properties fo:background-color="#fffbcc"/>
    </style:style>
    <style:style style:name="ce65" style:family="table-cell" style:parent-style-name="Default" style:data-style-name="N4"/>
    <style:style style:name="ce66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solid" draw:fill-color="#fffbcc" draw:textarea-horizontal-align="justify" draw:textarea-vertical-align="middle" draw:auto-grow-height="false" fo:min-height="32.54pt" fo:min-width="7.88pt"/>
    </style:style>
    <style:style style:name="gr3" style:family="graphic">
      <style:graphic-properties draw:fill="solid" draw:fill-color="#fffbcc" draw:opacity="50%" draw:textarea-horizontal-align="justify" draw:textarea-vertical-align="middle" draw:auto-grow-height="false" fo:min-height="41.53pt" fo:min-width="114.75pt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b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bcc" draw:opacity="5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49.65pt" svg:height="198.51pt" svg:x="0pt" svg:y="300.33pt">
            <draw:object draw:notify-on-update-of-ranges="Sheet1.B12:Sheet1.AB12 Sheet1.B41:Sheet1.AB41 Sheet1.B13:Sheet1.AB13 Sheet1.B42:Sheet1.AB42 Sheet1.B43:Sheet1.AB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88.01pt" svg:height="341.6pt" svg:x="10.69pt" svg:y="773.6pt">
            <draw:object draw:notify-on-update-of-ranges="Sheet1.B12:Sheet1.AB12 Sheet1.B59:Sheet1.AB59 Sheet1.B52:Sheet1.AB52 Sheet1.B60:Sheet1.AB60 Sheet1.B57:Sheet1.AB57 Sheet1.B61:Sheet1.AB61 Sheet1.B41:Sheet1.AB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12"/>
        <table:table-column table:style-name="co3" table:default-cell-style-name="ce13"/>
        <table:table-column table:style-name="co3" table:number-columns-repeated="11" table:default-cell-style-name="Default"/>
        <table:table-column table:style-name="co3" table:default-cell-style-name="ce13"/>
        <table:table-column table:style-name="co3" table:number-columns-repeated="13" table:default-cell-style-name="Default"/>
        <table:table-column table:style-name="co4" table:number-columns-repeated="996" table:default-cell-style-name="Default"/>
        <table:table-row table:style-name="ro1">
          <table:table-cell table:style-name="ce23" office:value-type="string" calcext:value-type="string">
            <text:p>Constant Rate Minting</text:p>
          </table:table-cell>
          <table:table-cell table:style-name="Default" table:number-columns-repeated="2"/>
          <table:table-cell table:number-columns-repeated="11"/>
          <table:table-cell table:style-name="Default"/>
          <table:table-cell table:number-columns-repeated="1009"/>
        </table:table-row>
        <table:table-row table:style-name="ro2">
          <table:table-cell table:style-name="ce20"/>
          <table:table-cell table:style-name="Default" table:number-columns-repeated="2"/>
          <table:table-cell table:number-columns-repeated="11"/>
          <table:table-cell table:style-name="Default"/>
          <table:table-cell table:number-columns-repeated="1009"/>
        </table:table-row>
        <table:table-row table:style-name="ro2">
          <table:table-cell table:style-name="ce20" office:value-type="string" calcext:value-type="string">
            <text:p>Parameters:</text:p>
          </table:table-cell>
          <table:table-cell table:style-name="Default" table:number-columns-repeated="2"/>
          <table:table-cell table:number-columns-repeated="11"/>
          <table:table-cell table:style-name="Default"/>
          <table:table-cell table:number-columns-repeated="1009"/>
        </table:table-row>
        <table:table-row table:style-name="ro2">
          <table:table-cell table:style-name="ce1" office:value-type="string" calcext:value-type="string">
            <text:p>k = </text:p>
          </table:table-cell>
          <table:table-cell table:style-name="ce8" office:value-type="float" office:value="100" calcext:value-type="float">
            <text:p>100</text:p>
          </table:table-cell>
          <table:table-cell table:style-name="ce42" office:value-type="string" calcext:value-type="string">
            <text:p>Number of tokens minted per block</text:p>
          </table:table-cell>
          <table:table-cell table:number-columns-repeated="11"/>
          <table:table-cell table:style-name="Default"/>
          <table:table-cell table:number-columns-repeated="1009"/>
        </table:table-row>
        <table:table-row table:style-name="ro2">
          <table:table-cell table:style-name="ce1" office:value-type="string" calcext:value-type="string">
            <text:p>d = </text:p>
          </table:table-cell>
          <table:table-cell table:style-name="ce9" office:value-type="float" office:value="10" calcext:value-type="float">
            <text:p>10</text:p>
          </table:table-cell>
          <table:table-cell table:style-name="ce42" office:value-type="string" calcext:value-type="string">
            <text:p>Number of blocks in the vesting period (linear vesting, w/o cliff)</text:p>
          </table:table-cell>
          <table:table-cell table:number-columns-repeated="11"/>
          <table:table-cell table:style-name="Default"/>
          <table:table-cell table:number-columns-repeated="1009"/>
        </table:table-row>
        <table:table-row table:style-name="ro2">
          <table:table-cell table:style-name="ce1"/>
          <table:table-cell table:style-name="ce9" table:number-columns-repeated="2"/>
          <table:table-cell table:number-columns-repeated="11"/>
          <table:table-cell table:style-name="Default"/>
          <table:table-cell table:number-columns-repeated="1009"/>
        </table:table-row>
        <table:table-row table:style-name="ro2">
          <table:table-cell table:style-name="ce20" office:value-type="string" calcext:value-type="string">
            <text:p>Amount of minted tokens, m(t):</text:p>
          </table:table-cell>
          <table:table-cell table:style-name="Default" table:number-columns-repeated="2"/>
          <table:table-cell table:number-columns-repeated="4"/>
          <table:table-cell table:style-name="ce20" office:value-type="string" calcext:value-type="string">
            <text:p>Amount of vested tokens, v(t):</text:p>
          </table:table-cell>
          <table:table-cell table:number-columns-repeated="6"/>
          <table:table-cell table:style-name="ce20" office:value-type="string" calcext:value-type="string">
            <text:p>Approximated amount of vested tokens, v_approx(t):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m(t) = 0, if t&lt;0</text:p>
          </table:table-cell>
          <table:table-cell table:style-name="Default" table:number-columns-repeated="2"/>
          <table:table-cell table:number-columns-repeated="4"/>
          <table:table-cell table:style-name="ce2" office:value-type="string" calcext:value-type="string">
            <text:p>v(t) = 0, if t&lt;0</text:p>
          </table:table-cell>
          <table:table-cell table:number-columns-repeated="6"/>
          <table:table-cell table:style-name="ce2" office:value-type="string" calcext:value-type="string">
            <text:p><text:span text:style-name="T3">v_approx</text:span><text:span text:style-name="T4">(t) = 0, if t&lt;0</text:span>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m(t) = k * (t + 1), if t&gt;=0</text:p>
          </table:table-cell>
          <table:table-cell table:style-name="Default" table:number-columns-repeated="2"/>
          <table:table-cell table:number-columns-repeated="4"/>
          <table:table-cell table:style-name="ce2" office:value-type="string" calcext:value-type="string">
            <text:p><text:span text:style-name="T2">v(t) = ½ * k/d *</text:span> t*(t+1), if 0&lt;=t&lt;d</text:p>
          </table:table-cell>
          <table:table-cell table:number-columns-repeated="6"/>
          <table:table-cell table:style-name="ce2" office:value-type="string" calcext:value-type="string">
            <text:p><text:span text:style-name="T3">v_approx(t) = ½*k*(1 + 1/d) * t, if t&lt;0; if d&gt;&gt;1, v_approx</text:span><text:span text:style-name="T4">(t) = ½*m(t)</text:span></text:p>
          </table:table-cell>
          <table:table-cell table:number-columns-repeated="1009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2" office:value-type="string" calcext:value-type="string">
            <text:p>v(t) = m(t) – ½*k*(d+1), if t&gt;=d</text:p>
          </table:table-cell>
          <table:table-cell table:number-columns-repeated="6"/>
          <table:table-cell table:style-name="ce2" office:value-type="string" calcext:value-type="string">
            <text:p><text:span text:style-name="T3">v_approx</text:span><text:span text:style-name="T4">(t) = v(t), if t&gt;=d</text:span></text:p>
          </table:table-cell>
          <table:table-cell table:number-columns-repeated="1009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21" office:value-type="string" calcext:value-type="string">
            <text:p>Note: v(d) = ½ m(d)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1" office:value-type="string" calcext:value-type="string">
            <text:p>Block #</text:p>
          </table:table-cell>
          <table:table-cell table:style-name="ce5" office:value-type="float" office:value="-1" calcext:value-type="float">
            <text:p>-1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formula="of:=[.C12]+1" office:value-type="float" office:value="1" calcext:value-type="float">
            <text:p>1</text:p>
          </table:table-cell>
          <table:table-cell table:style-name="ce43" table:formula="of:=[.D12]+1" office:value-type="float" office:value="2" calcext:value-type="float">
            <text:p>2</text:p>
          </table:table-cell>
          <table:table-cell table:style-name="ce43" table:formula="of:=[.E12]+1" office:value-type="float" office:value="3" calcext:value-type="float">
            <text:p>3</text:p>
          </table:table-cell>
          <table:table-cell table:style-name="ce43" table:formula="of:=[.F12]+1" office:value-type="float" office:value="4" calcext:value-type="float">
            <text:p>4</text:p>
          </table:table-cell>
          <table:table-cell table:style-name="ce43" table:formula="of:=[.G12]+1" office:value-type="float" office:value="5" calcext:value-type="float">
            <text:p>5</text:p>
          </table:table-cell>
          <table:table-cell table:style-name="ce43" table:formula="of:=[.H12]+1" office:value-type="float" office:value="6" calcext:value-type="float">
            <text:p>6</text:p>
          </table:table-cell>
          <table:table-cell table:style-name="ce43" table:formula="of:=[.I12]+1" office:value-type="float" office:value="7" calcext:value-type="float">
            <text:p>7</text:p>
          </table:table-cell>
          <table:table-cell table:style-name="ce43" table:formula="of:=[.J12]+1" office:value-type="float" office:value="8" calcext:value-type="float">
            <text:p>8</text:p>
          </table:table-cell>
          <table:table-cell table:style-name="ce43" table:formula="of:=[.K12]+1" office:value-type="float" office:value="9" calcext:value-type="float">
            <text:p>9</text:p>
          </table:table-cell>
          <table:table-cell table:style-name="ce50" table:formula="of:=[.L12]+1" office:value-type="float" office:value="10" calcext:value-type="float">
            <text:p>10</text:p>
          </table:table-cell>
          <table:table-cell table:style-name="ce43" table:formula="of:=[.M12]+1" office:value-type="float" office:value="11" calcext:value-type="float">
            <text:p>11</text:p>
          </table:table-cell>
          <table:table-cell table:style-name="ce43" table:formula="of:=[.N12]+1" office:value-type="float" office:value="12" calcext:value-type="float">
            <text:p>12</text:p>
          </table:table-cell>
          <table:table-cell table:style-name="ce43" table:formula="of:=[.O12]+1" office:value-type="float" office:value="13" calcext:value-type="float">
            <text:p>13</text:p>
          </table:table-cell>
          <table:table-cell table:style-name="ce43" table:formula="of:=[.P12]+1" office:value-type="float" office:value="14" calcext:value-type="float">
            <text:p>14</text:p>
          </table:table-cell>
          <table:table-cell table:style-name="ce43" table:formula="of:=[.Q12]+1" office:value-type="float" office:value="15" calcext:value-type="float">
            <text:p>15</text:p>
          </table:table-cell>
          <table:table-cell table:style-name="ce43" table:formula="of:=[.R12]+1" office:value-type="float" office:value="16" calcext:value-type="float">
            <text:p>16</text:p>
          </table:table-cell>
          <table:table-cell table:style-name="ce43" table:formula="of:=[.S12]+1" office:value-type="float" office:value="17" calcext:value-type="float">
            <text:p>17</text:p>
          </table:table-cell>
          <table:table-cell table:style-name="ce43" table:formula="of:=[.T12]+1" office:value-type="float" office:value="18" calcext:value-type="float">
            <text:p>18</text:p>
          </table:table-cell>
          <table:table-cell table:style-name="ce43" table:formula="of:=[.U12]+1" office:value-type="float" office:value="19" calcext:value-type="float">
            <text:p>19</text:p>
          </table:table-cell>
          <table:table-cell table:style-name="ce43" table:formula="of:=[.V12]+1" office:value-type="float" office:value="20" calcext:value-type="float">
            <text:p>20</text:p>
          </table:table-cell>
          <table:table-cell table:style-name="ce43" table:formula="of:=[.W12]+1" office:value-type="float" office:value="21" calcext:value-type="float">
            <text:p>21</text:p>
          </table:table-cell>
          <table:table-cell table:style-name="ce43" table:formula="of:=[.X12]+1" office:value-type="float" office:value="22" calcext:value-type="float">
            <text:p>22</text:p>
          </table:table-cell>
          <table:table-cell table:style-name="ce43" table:formula="of:=[.Y12]+1" office:value-type="float" office:value="23" calcext:value-type="float">
            <text:p>23</text:p>
          </table:table-cell>
          <table:table-cell table:style-name="ce43" table:formula="of:=[.Z12]+1" office:value-type="float" office:value="24" calcext:value-type="float">
            <text:p>24</text:p>
          </table:table-cell>
          <table:table-cell table:style-name="ce43" table:formula="of:=[.AA12]+1" office:value-type="float" office:value="25" calcext:value-type="float">
            <text:p>25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Minted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formula="of:=[.$B4]*([.C12]+1)" office:value-type="float" office:value="100" calcext:value-type="float">
            <text:p>100</text:p>
          </table:table-cell>
          <table:table-cell table:style-name="ce16" table:formula="of:=[.$B4]*([.D12]+1)" office:value-type="float" office:value="200" calcext:value-type="float">
            <text:p>200</text:p>
          </table:table-cell>
          <table:table-cell table:style-name="ce16" table:formula="of:=[.$B4]*([.E12]+1)" office:value-type="float" office:value="300" calcext:value-type="float">
            <text:p>300</text:p>
          </table:table-cell>
          <table:table-cell table:style-name="ce16" table:formula="of:=[.$B4]*([.F12]+1)" office:value-type="float" office:value="400" calcext:value-type="float">
            <text:p>400</text:p>
          </table:table-cell>
          <table:table-cell table:style-name="ce16" table:formula="of:=[.$B4]*([.G12]+1)" office:value-type="float" office:value="500" calcext:value-type="float">
            <text:p>500</text:p>
          </table:table-cell>
          <table:table-cell table:style-name="ce16" table:formula="of:=[.$B4]*([.H12]+1)" office:value-type="float" office:value="600" calcext:value-type="float">
            <text:p>600</text:p>
          </table:table-cell>
          <table:table-cell table:style-name="ce16" table:formula="of:=[.$B4]*([.I12]+1)" office:value-type="float" office:value="700" calcext:value-type="float">
            <text:p>700</text:p>
          </table:table-cell>
          <table:table-cell table:style-name="ce16" table:formula="of:=[.$B4]*([.J12]+1)" office:value-type="float" office:value="800" calcext:value-type="float">
            <text:p>800</text:p>
          </table:table-cell>
          <table:table-cell table:style-name="ce16" table:formula="of:=[.$B4]*([.K12]+1)" office:value-type="float" office:value="900" calcext:value-type="float">
            <text:p>900</text:p>
          </table:table-cell>
          <table:table-cell table:style-name="ce16" table:formula="of:=[.$B4]*([.L12]+1)" office:value-type="float" office:value="1000" calcext:value-type="float">
            <text:p>1000</text:p>
          </table:table-cell>
          <table:table-cell table:style-name="ce16" table:formula="of:=[.$B4]*([.M12]+1)" office:value-type="float" office:value="1100" calcext:value-type="float">
            <text:p>1100</text:p>
          </table:table-cell>
          <table:table-cell table:style-name="ce16" table:formula="of:=[.$B4]*([.N12]+1)" office:value-type="float" office:value="1200" calcext:value-type="float">
            <text:p>1200</text:p>
          </table:table-cell>
          <table:table-cell table:style-name="ce16" table:formula="of:=[.$B4]*([.O12]+1)" office:value-type="float" office:value="1300" calcext:value-type="float">
            <text:p>1300</text:p>
          </table:table-cell>
          <table:table-cell table:style-name="ce16" table:formula="of:=[.$B4]*([.P12]+1)" office:value-type="float" office:value="1400" calcext:value-type="float">
            <text:p>1400</text:p>
          </table:table-cell>
          <table:table-cell table:style-name="ce16" table:formula="of:=[.$B4]*([.Q12]+1)" office:value-type="float" office:value="1500" calcext:value-type="float">
            <text:p>1500</text:p>
          </table:table-cell>
          <table:table-cell table:style-name="ce16" table:formula="of:=[.$B4]*([.R12]+1)" office:value-type="float" office:value="1600" calcext:value-type="float">
            <text:p>1600</text:p>
          </table:table-cell>
          <table:table-cell table:style-name="ce16" table:formula="of:=[.$B4]*([.S12]+1)" office:value-type="float" office:value="1700" calcext:value-type="float">
            <text:p>1700</text:p>
          </table:table-cell>
          <table:table-cell table:style-name="ce16" table:formula="of:=[.$B4]*([.T12]+1)" office:value-type="float" office:value="1800" calcext:value-type="float">
            <text:p>1800</text:p>
          </table:table-cell>
          <table:table-cell table:style-name="ce16" table:formula="of:=[.$B4]*([.U12]+1)" office:value-type="float" office:value="1900" calcext:value-type="float">
            <text:p>1900</text:p>
          </table:table-cell>
          <table:table-cell table:style-name="ce16" table:formula="of:=[.$B4]*([.V12]+1)" office:value-type="float" office:value="2000" calcext:value-type="float">
            <text:p>2000</text:p>
          </table:table-cell>
          <table:table-cell table:style-name="ce16" table:formula="of:=[.$B4]*([.W12]+1)" office:value-type="float" office:value="2100" calcext:value-type="float">
            <text:p>2100</text:p>
          </table:table-cell>
          <table:table-cell table:style-name="ce16" table:formula="of:=[.$B4]*([.X12]+1)" office:value-type="float" office:value="2200" calcext:value-type="float">
            <text:p>2200</text:p>
          </table:table-cell>
          <table:table-cell table:style-name="ce16" table:formula="of:=[.$B4]*([.Y12]+1)" office:value-type="float" office:value="2300" calcext:value-type="float">
            <text:p>2300</text:p>
          </table:table-cell>
          <table:table-cell table:style-name="ce16" table:formula="of:=[.$B4]*([.Z12]+1)" office:value-type="float" office:value="2400" calcext:value-type="float">
            <text:p>2400</text:p>
          </table:table-cell>
          <table:table-cell table:style-name="ce16" table:formula="of:=[.$B4]*([.AA12]+1)" office:value-type="float" office:value="2500" calcext:value-type="float">
            <text:p>2500</text:p>
          </table:table-cell>
          <table:table-cell table:style-name="ce16" table:formula="of:=[.$B4]*([.AB12]+1)" office:value-type="float" office:value="2600" calcext:value-type="float">
            <text:p>2600</text:p>
          </table:table-cell>
          <table:table-cell table:style-name="ce20" table:number-columns-repeated="996"/>
        </table:table-row>
        <table:table-row table:style-name="ro2">
          <table:table-cell table:style-name="ce4" office:value-type="string" calcext:value-type="string">
            <text:p>Vested tokens minted on the block #:</text:p>
          </table:table-cell>
          <table:table-cell table:style-name="ce11"/>
          <table:table-cell table:style-name="ce17" table:number-columns-repeated="26"/>
          <table:table-cell table:style-name="ce20" table:number-columns-repeated="996"/>
        </table:table-row>
        <table:table-row table:style-name="ro2">
          <table:table-cell table:formula="of:=[.C12]+1" office:value-type="float" office:value="1" calcext:value-type="float">
            <text:p>1</text:p>
          </table:table-cell>
          <table:table-cell table:number-columns-repeated="2"/>
          <table:table-cell table:style-name="ce13" table:formula="of:=IF(([.D$12]-[.$C12])&lt;=0;&quot;&quot;;IF(([.D$12]-[.$C12])/[.$B$5]&lt;1;([.D$12]-[.$C12])/[.$B$5];1)*[.$B$4])" office:value-type="float" office:value="10" calcext:value-type="float">
            <text:p>10</text:p>
          </table:table-cell>
          <table:table-cell table:style-name="ce13" table:formula="of:=IF(([.E$12]-[.$C12])&lt;=0;&quot;&quot;;IF(([.E$12]-[.$C12])/[.$B$5]&lt;1;([.E$12]-[.$C12])/[.$B$5];1)*[.$B$4])" office:value-type="float" office:value="20" calcext:value-type="float">
            <text:p>20</text:p>
          </table:table-cell>
          <table:table-cell table:style-name="ce13" table:formula="of:=IF(([.F$12]-[.$C12])&lt;=0;&quot;&quot;;IF(([.F$12]-[.$C12])/[.$B$5]&lt;1;([.F$12]-[.$C12])/[.$B$5];1)*[.$B$4])" office:value-type="float" office:value="30" calcext:value-type="float">
            <text:p>30</text:p>
          </table:table-cell>
          <table:table-cell table:style-name="ce13" table:formula="of:=IF(([.G$12]-[.$C12])&lt;=0;&quot;&quot;;IF(([.G$12]-[.$C12])/[.$B$5]&lt;1;([.G$12]-[.$C12])/[.$B$5];1)*[.$B$4])" office:value-type="float" office:value="40" calcext:value-type="float">
            <text:p>40</text:p>
          </table:table-cell>
          <table:table-cell table:style-name="ce18" table:formula="of:=IF(([.H$12]-[.$C12])&lt;=0;&quot;&quot;;IF(([.H$12]-[.$C12])/[.$B$5]&lt;1;([.H$12]-[.$C12])/[.$B$5];1)*[.$B$4])" office:value-type="float" office:value="50" calcext:value-type="float">
            <text:p>50</text:p>
          </table:table-cell>
          <table:table-cell table:style-name="ce13" table:formula="of:=IF(([.I$12]-[.$C12])&lt;=0;&quot;&quot;;IF(([.I$12]-[.$C12])/[.$B$5]&lt;1;([.I$12]-[.$C12])/[.$B$5];1)*[.$B$4])" office:value-type="float" office:value="60" calcext:value-type="float">
            <text:p>60</text:p>
          </table:table-cell>
          <table:table-cell table:style-name="ce13" table:formula="of:=IF(([.J$12]-[.$C12])&lt;=0;&quot;&quot;;IF(([.J$12]-[.$C12])/[.$B$5]&lt;1;([.J$12]-[.$C12])/[.$B$5];1)*[.$B$4])" office:value-type="float" office:value="70" calcext:value-type="float">
            <text:p>70</text:p>
          </table:table-cell>
          <table:table-cell table:style-name="ce18" table:formula="of:=IF(([.K$12]-[.$C12])&lt;=0;&quot;&quot;;IF(([.K$12]-[.$C12])/[.$B$5]&lt;1;([.K$12]-[.$C12])/[.$B$5];1)*[.$B$4])" office:value-type="float" office:value="80" calcext:value-type="float">
            <text:p>80</text:p>
          </table:table-cell>
          <table:table-cell table:style-name="ce13" table:formula="of:=IF(([.L$12]-[.$C12])&lt;=0;&quot;&quot;;IF(([.L$12]-[.$C12])/[.$B$5]&lt;1;([.L$12]-[.$C12])/[.$B$5];1)*[.$B$4])" office:value-type="float" office:value="90" calcext:value-type="float">
            <text:p>90</text:p>
          </table:table-cell>
          <table:table-cell table:style-name="ce13" table:formula="of:=IF(([.M$12]-[.$C12])&lt;=0;&quot;&quot;;IF(([.M$12]-[.$C12])/[.$B$5]&lt;1;([.M$12]-[.$C12])/[.$B$5];1)*[.$B$4])" office:value-type="float" office:value="100" calcext:value-type="float">
            <text:p>100</text:p>
          </table:table-cell>
          <table:table-cell table:style-name="ce13" table:formula="of:=IF(([.N$12]-[.$C12])&lt;=0;&quot;&quot;;IF(([.N$12]-[.$C12])/[.$B$5]&lt;1;([.N$12]-[.$C12])/[.$B$5];1)*[.$B$4])" office:value-type="float" office:value="100" calcext:value-type="float">
            <text:p>100</text:p>
          </table:table-cell>
          <table:table-cell table:formula="of:=IF(([.O$12]-[.$C12])&lt;=0;&quot;&quot;;IF(([.O$12]-[.$C12])/[.$B$5]&lt;1;([.O$12]-[.$C12])/[.$B$5];1)*[.$B$4])" office:value-type="float" office:value="100" calcext:value-type="float">
            <text:p>100</text:p>
          </table:table-cell>
          <table:table-cell table:style-name="ce13" table:formula="of:=IF(([.P$12]-[.$C12])&lt;=0;&quot;&quot;;IF(([.P$12]-[.$C12])/[.$B$5]&lt;1;([.P$12]-[.$C12])/[.$B$5];1)*[.$B$4])" office:value-type="float" office:value="100" calcext:value-type="float">
            <text:p>100</text:p>
          </table:table-cell>
          <table:table-cell table:style-name="ce13" table:formula="of:=IF(([.Q$12]-[.$C12])&lt;=0;&quot;&quot;;IF(([.Q$12]-[.$C12])/[.$B$5]&lt;1;([.Q$12]-[.$C12])/[.$B$5];1)*[.$B$4])" office:value-type="float" office:value="100" calcext:value-type="float">
            <text:p>100</text:p>
          </table:table-cell>
          <table:table-cell table:style-name="ce13" table:formula="of:=IF(([.R$12]-[.$C12])&lt;=0;&quot;&quot;;IF(([.R$12]-[.$C12])/[.$B$5]&lt;1;([.R$12]-[.$C12])/[.$B$5];1)*[.$B$4])" office:value-type="float" office:value="100" calcext:value-type="float">
            <text:p>100</text:p>
          </table:table-cell>
          <table:table-cell table:style-name="ce13" table:formula="of:=IF(([.S$12]-[.$C12])&lt;=0;&quot;&quot;;IF(([.S$12]-[.$C12])/[.$B$5]&lt;1;([.S$12]-[.$C12])/[.$B$5];1)*[.$B$4])" office:value-type="float" office:value="100" calcext:value-type="float">
            <text:p>100</text:p>
          </table:table-cell>
          <table:table-cell table:style-name="ce13" table:formula="of:=IF(([.T$12]-[.$C12])&lt;=0;&quot;&quot;;IF(([.T$12]-[.$C12])/[.$B$5]&lt;1;([.T$12]-[.$C12])/[.$B$5];1)*[.$B$4])" office:value-type="float" office:value="100" calcext:value-type="float">
            <text:p>100</text:p>
          </table:table-cell>
          <table:table-cell table:style-name="ce13" table:formula="of:=IF(([.U$12]-[.$C12])&lt;=0;&quot;&quot;;IF(([.U$12]-[.$C12])/[.$B$5]&lt;1;([.U$12]-[.$C12])/[.$B$5];1)*[.$B$4])" office:value-type="float" office:value="100" calcext:value-type="float">
            <text:p>100</text:p>
          </table:table-cell>
          <table:table-cell table:style-name="ce13" table:formula="of:=IF(([.V$12]-[.$C12])&lt;=0;&quot;&quot;;IF(([.V$12]-[.$C12])/[.$B$5]&lt;1;([.V$12]-[.$C12])/[.$B$5];1)*[.$B$4])" office:value-type="float" office:value="100" calcext:value-type="float">
            <text:p>100</text:p>
          </table:table-cell>
          <table:table-cell table:style-name="ce13" table:formula="of:=IF(([.W$12]-[.$C12])&lt;=0;&quot;&quot;;IF(([.W$12]-[.$C12])/[.$B$5]&lt;1;([.W$12]-[.$C12])/[.$B$5];1)*[.$B$4])" office:value-type="float" office:value="100" calcext:value-type="float">
            <text:p>100</text:p>
          </table:table-cell>
          <table:table-cell table:style-name="ce13" table:formula="of:=IF(([.X$12]-[.$C12])&lt;=0;&quot;&quot;;IF(([.X$12]-[.$C12])/[.$B$5]&lt;1;([.X$12]-[.$C12])/[.$B$5];1)*[.$B$4])" office:value-type="float" office:value="100" calcext:value-type="float">
            <text:p>100</text:p>
          </table:table-cell>
          <table:table-cell table:style-name="ce13" table:formula="of:=IF(([.Y$12]-[.$C12])&lt;=0;&quot;&quot;;IF(([.Y$12]-[.$C12])/[.$B$5]&lt;1;([.Y$12]-[.$C12])/[.$B$5];1)*[.$B$4])" office:value-type="float" office:value="100" calcext:value-type="float">
            <text:p>100</text:p>
          </table:table-cell>
          <table:table-cell table:style-name="ce13" table:formula="of:=IF(([.Z$12]-[.$C12])&lt;=0;&quot;&quot;;IF(([.Z$12]-[.$C12])/[.$B$5]&lt;1;([.Z$12]-[.$C12])/[.$B$5];1)*[.$B$4])" office:value-type="float" office:value="100" calcext:value-type="float">
            <text:p>100</text:p>
          </table:table-cell>
          <table:table-cell table:style-name="ce13" table:formula="of:=IF(([.AA$12]-[.$C12])&lt;=0;&quot;&quot;;IF(([.AA$12]-[.$C12])/[.$B$5]&lt;1;([.AA$12]-[.$C12])/[.$B$5];1)*[.$B$4])" office:value-type="float" office:value="100" calcext:value-type="float">
            <text:p>100</text:p>
          </table:table-cell>
          <table:table-cell table:style-name="ce13" table:formula="of:=IF(([.AB$12]-[.$C12])&lt;=0;&quot;&quot;;IF(([.AB$12]-[.$C12])/[.$B$5]&lt;1;([.AB$12]-[.$C12])/[.$B$5];1)*[.$B$4])" office:value-type="float" office:value="100" calcext:value-type="float">
            <text:p>100</text:p>
          </table:table-cell>
          <table:table-cell table:style-name="ce21"/>
          <table:table-cell table:number-columns-repeated="995"/>
        </table:table-row>
        <table:table-row table:style-name="ro2">
          <table:table-cell table:formula="of:=[.A15]+1" office:value-type="float" office:value="2" calcext:value-type="float">
            <text:p>2</text:p>
          </table:table-cell>
          <table:table-cell table:number-columns-repeated="2"/>
          <table:table-cell table:style-name="ce13" table:formula="of:=IF(([.D$12]-[.$A15])&lt;=0;&quot;&quot;;IF(([.D$12]-[.$A15])/[.$B$5]&lt;1;([.D$12]-[.$A15])/[.$B$5];1)*[.$B$4])">
            <text:p/>
          </table:table-cell>
          <table:table-cell table:style-name="ce13" table:formula="of:=IF(([.E$12]-[.$A15])&lt;=0;&quot;&quot;;IF(([.E$12]-[.$A15])/[.$B$5]&lt;1;([.E$12]-[.$A15])/[.$B$5];1)*[.$B$4])" office:value-type="float" office:value="10" calcext:value-type="float">
            <text:p>10</text:p>
          </table:table-cell>
          <table:table-cell table:style-name="ce13" table:formula="of:=IF(([.F$12]-[.$A15])&lt;=0;&quot;&quot;;IF(([.F$12]-[.$A15])/[.$B$5]&lt;1;([.F$12]-[.$A15])/[.$B$5];1)*[.$B$4])" office:value-type="float" office:value="20" calcext:value-type="float">
            <text:p>20</text:p>
          </table:table-cell>
          <table:table-cell table:style-name="ce13" table:formula="of:=IF(([.G$12]-[.$A15])&lt;=0;&quot;&quot;;IF(([.G$12]-[.$A15])/[.$B$5]&lt;1;([.G$12]-[.$A15])/[.$B$5];1)*[.$B$4])" office:value-type="float" office:value="30" calcext:value-type="float">
            <text:p>30</text:p>
          </table:table-cell>
          <table:table-cell table:style-name="ce18" table:formula="of:=IF(([.H$12]-[.$A15])&lt;=0;&quot;&quot;;IF(([.H$12]-[.$A15])/[.$B$5]&lt;1;([.H$12]-[.$A15])/[.$B$5];1)*[.$B$4])" office:value-type="float" office:value="40" calcext:value-type="float">
            <text:p>40</text:p>
          </table:table-cell>
          <table:table-cell table:style-name="ce13" table:formula="of:=IF(([.I$12]-[.$A15])&lt;=0;&quot;&quot;;IF(([.I$12]-[.$A15])/[.$B$5]&lt;1;([.I$12]-[.$A15])/[.$B$5];1)*[.$B$4])" office:value-type="float" office:value="50" calcext:value-type="float">
            <text:p>50</text:p>
          </table:table-cell>
          <table:table-cell table:style-name="ce13" table:formula="of:=IF(([.J$12]-[.$A15])&lt;=0;&quot;&quot;;IF(([.J$12]-[.$A15])/[.$B$5]&lt;1;([.J$12]-[.$A15])/[.$B$5];1)*[.$B$4])" office:value-type="float" office:value="60" calcext:value-type="float">
            <text:p>60</text:p>
          </table:table-cell>
          <table:table-cell table:style-name="ce18" table:formula="of:=IF(([.K$12]-[.$A15])&lt;=0;&quot;&quot;;IF(([.K$12]-[.$A15])/[.$B$5]&lt;1;([.K$12]-[.$A15])/[.$B$5];1)*[.$B$4])" office:value-type="float" office:value="70" calcext:value-type="float">
            <text:p>70</text:p>
          </table:table-cell>
          <table:table-cell table:style-name="ce13" table:formula="of:=IF(([.L$12]-[.$A15])&lt;=0;&quot;&quot;;IF(([.L$12]-[.$A15])/[.$B$5]&lt;1;([.L$12]-[.$A15])/[.$B$5];1)*[.$B$4])" office:value-type="float" office:value="80" calcext:value-type="float">
            <text:p>80</text:p>
          </table:table-cell>
          <table:table-cell table:style-name="ce13" table:formula="of:=IF(([.M$12]-[.$A15])&lt;=0;&quot;&quot;;IF(([.M$12]-[.$A15])/[.$B$5]&lt;1;([.M$12]-[.$A15])/[.$B$5];1)*[.$B$4])" office:value-type="float" office:value="90" calcext:value-type="float">
            <text:p>90</text:p>
          </table:table-cell>
          <table:table-cell table:style-name="ce13" table:formula="of:=IF(([.N$12]-[.$A15])&lt;=0;&quot;&quot;;IF(([.N$12]-[.$A15])/[.$B$5]&lt;1;([.N$12]-[.$A15])/[.$B$5];1)*[.$B$4])" office:value-type="float" office:value="100" calcext:value-type="float">
            <text:p>100</text:p>
          </table:table-cell>
          <table:table-cell table:formula="of:=IF(([.O$12]-[.$A15])&lt;=0;&quot;&quot;;IF(([.O$12]-[.$A15])/[.$B$5]&lt;1;([.O$12]-[.$A15])/[.$B$5];1)*[.$B$4])" office:value-type="float" office:value="100" calcext:value-type="float">
            <text:p>100</text:p>
          </table:table-cell>
          <table:table-cell table:style-name="ce13" table:formula="of:=IF(([.P$12]-[.$A15])&lt;=0;&quot;&quot;;IF(([.P$12]-[.$A15])/[.$B$5]&lt;1;([.P$12]-[.$A15])/[.$B$5];1)*[.$B$4])" office:value-type="float" office:value="100" calcext:value-type="float">
            <text:p>100</text:p>
          </table:table-cell>
          <table:table-cell table:style-name="ce13" table:formula="of:=IF(([.Q$12]-[.$A15])&lt;=0;&quot;&quot;;IF(([.Q$12]-[.$A15])/[.$B$5]&lt;1;([.Q$12]-[.$A15])/[.$B$5];1)*[.$B$4])" office:value-type="float" office:value="100" calcext:value-type="float">
            <text:p>100</text:p>
          </table:table-cell>
          <table:table-cell table:style-name="ce13" table:formula="of:=IF(([.R$12]-[.$A15])&lt;=0;&quot;&quot;;IF(([.R$12]-[.$A15])/[.$B$5]&lt;1;([.R$12]-[.$A15])/[.$B$5];1)*[.$B$4])" office:value-type="float" office:value="100" calcext:value-type="float">
            <text:p>100</text:p>
          </table:table-cell>
          <table:table-cell table:style-name="ce13" table:formula="of:=IF(([.S$12]-[.$A15])&lt;=0;&quot;&quot;;IF(([.S$12]-[.$A15])/[.$B$5]&lt;1;([.S$12]-[.$A15])/[.$B$5];1)*[.$B$4])" office:value-type="float" office:value="100" calcext:value-type="float">
            <text:p>100</text:p>
          </table:table-cell>
          <table:table-cell table:style-name="ce13" table:formula="of:=IF(([.T$12]-[.$A15])&lt;=0;&quot;&quot;;IF(([.T$12]-[.$A15])/[.$B$5]&lt;1;([.T$12]-[.$A15])/[.$B$5];1)*[.$B$4])" office:value-type="float" office:value="100" calcext:value-type="float">
            <text:p>100</text:p>
          </table:table-cell>
          <table:table-cell table:style-name="ce13" table:formula="of:=IF(([.U$12]-[.$A15])&lt;=0;&quot;&quot;;IF(([.U$12]-[.$A15])/[.$B$5]&lt;1;([.U$12]-[.$A15])/[.$B$5];1)*[.$B$4])" office:value-type="float" office:value="100" calcext:value-type="float">
            <text:p>100</text:p>
          </table:table-cell>
          <table:table-cell table:style-name="ce13" table:formula="of:=IF(([.V$12]-[.$A15])&lt;=0;&quot;&quot;;IF(([.V$12]-[.$A15])/[.$B$5]&lt;1;([.V$12]-[.$A15])/[.$B$5];1)*[.$B$4])" office:value-type="float" office:value="100" calcext:value-type="float">
            <text:p>100</text:p>
          </table:table-cell>
          <table:table-cell table:style-name="ce13" table:formula="of:=IF(([.W$12]-[.$A15])&lt;=0;&quot;&quot;;IF(([.W$12]-[.$A15])/[.$B$5]&lt;1;([.W$12]-[.$A15])/[.$B$5];1)*[.$B$4])" office:value-type="float" office:value="100" calcext:value-type="float">
            <text:p>100</text:p>
          </table:table-cell>
          <table:table-cell table:style-name="ce13" table:formula="of:=IF(([.X$12]-[.$A15])&lt;=0;&quot;&quot;;IF(([.X$12]-[.$A15])/[.$B$5]&lt;1;([.X$12]-[.$A15])/[.$B$5];1)*[.$B$4])" office:value-type="float" office:value="100" calcext:value-type="float">
            <text:p>100</text:p>
          </table:table-cell>
          <table:table-cell table:style-name="ce13" table:formula="of:=IF(([.Y$12]-[.$A15])&lt;=0;&quot;&quot;;IF(([.Y$12]-[.$A15])/[.$B$5]&lt;1;([.Y$12]-[.$A15])/[.$B$5];1)*[.$B$4])" office:value-type="float" office:value="100" calcext:value-type="float">
            <text:p>100</text:p>
          </table:table-cell>
          <table:table-cell table:style-name="ce13" table:formula="of:=IF(([.Z$12]-[.$A15])&lt;=0;&quot;&quot;;IF(([.Z$12]-[.$A15])/[.$B$5]&lt;1;([.Z$12]-[.$A15])/[.$B$5];1)*[.$B$4])" office:value-type="float" office:value="100" calcext:value-type="float">
            <text:p>100</text:p>
          </table:table-cell>
          <table:table-cell table:style-name="ce13" table:formula="of:=IF(([.AA$12]-[.$A15])&lt;=0;&quot;&quot;;IF(([.AA$12]-[.$A15])/[.$B$5]&lt;1;([.AA$12]-[.$A15])/[.$B$5];1)*[.$B$4])" office:value-type="float" office:value="100" calcext:value-type="float">
            <text:p>100</text:p>
          </table:table-cell>
          <table:table-cell table:style-name="ce13" table:formula="of:=IF(([.AB$12]-[.$A15])&lt;=0;&quot;&quot;;IF(([.AB$12]-[.$A15])/[.$B$5]&lt;1;([.AB$12]-[.$A15])/[.$B$5];1)*[.$B$4])" office:value-type="float" office:value="100" calcext:value-type="float">
            <text:p>100</text:p>
          </table:table-cell>
          <table:table-cell table:style-name="ce21"/>
          <table:table-cell table:number-columns-repeated="995"/>
        </table:table-row>
        <table:table-row table:style-name="ro2">
          <table:table-cell table:formula="of:=[.A16]+1" office:value-type="float" office:value="3" calcext:value-type="float">
            <text:p>3</text:p>
          </table:table-cell>
          <table:table-cell table:number-columns-repeated="2"/>
          <table:table-cell table:style-name="ce13" table:formula="of:=IF(([.D$12]-[.$A16])&lt;=0;&quot;&quot;;IF(([.D$12]-[.$A16])/[.$B$5]&lt;1;([.D$12]-[.$A16])/[.$B$5];1)*[.$B$4])">
            <text:p/>
          </table:table-cell>
          <table:table-cell table:style-name="ce13" table:formula="of:=IF(([.E$12]-[.$A16])&lt;=0;&quot;&quot;;IF(([.E$12]-[.$A16])/[.$B$5]&lt;1;([.E$12]-[.$A16])/[.$B$5];1)*[.$B$4])">
            <text:p/>
          </table:table-cell>
          <table:table-cell table:style-name="ce13" table:formula="of:=IF(([.F$12]-[.$A16])&lt;=0;&quot;&quot;;IF(([.F$12]-[.$A16])/[.$B$5]&lt;1;([.F$12]-[.$A16])/[.$B$5];1)*[.$B$4])" office:value-type="float" office:value="10" calcext:value-type="float">
            <text:p>10</text:p>
          </table:table-cell>
          <table:table-cell table:style-name="ce13" table:formula="of:=IF(([.G$12]-[.$A16])&lt;=0;&quot;&quot;;IF(([.G$12]-[.$A16])/[.$B$5]&lt;1;([.G$12]-[.$A16])/[.$B$5];1)*[.$B$4])" office:value-type="float" office:value="20" calcext:value-type="float">
            <text:p>20</text:p>
          </table:table-cell>
          <table:table-cell table:style-name="ce18" table:formula="of:=IF(([.H$12]-[.$A16])&lt;=0;&quot;&quot;;IF(([.H$12]-[.$A16])/[.$B$5]&lt;1;([.H$12]-[.$A16])/[.$B$5];1)*[.$B$4])" office:value-type="float" office:value="30" calcext:value-type="float">
            <text:p>30</text:p>
          </table:table-cell>
          <table:table-cell table:style-name="ce13" table:formula="of:=IF(([.I$12]-[.$A16])&lt;=0;&quot;&quot;;IF(([.I$12]-[.$A16])/[.$B$5]&lt;1;([.I$12]-[.$A16])/[.$B$5];1)*[.$B$4])" office:value-type="float" office:value="40" calcext:value-type="float">
            <text:p>40</text:p>
          </table:table-cell>
          <table:table-cell table:style-name="ce13" table:formula="of:=IF(([.J$12]-[.$A16])&lt;=0;&quot;&quot;;IF(([.J$12]-[.$A16])/[.$B$5]&lt;1;([.J$12]-[.$A16])/[.$B$5];1)*[.$B$4])" office:value-type="float" office:value="50" calcext:value-type="float">
            <text:p>50</text:p>
          </table:table-cell>
          <table:table-cell table:style-name="ce18" table:formula="of:=IF(([.K$12]-[.$A16])&lt;=0;&quot;&quot;;IF(([.K$12]-[.$A16])/[.$B$5]&lt;1;([.K$12]-[.$A16])/[.$B$5];1)*[.$B$4])" office:value-type="float" office:value="60" calcext:value-type="float">
            <text:p>60</text:p>
          </table:table-cell>
          <table:table-cell table:style-name="ce13" table:formula="of:=IF(([.L$12]-[.$A16])&lt;=0;&quot;&quot;;IF(([.L$12]-[.$A16])/[.$B$5]&lt;1;([.L$12]-[.$A16])/[.$B$5];1)*[.$B$4])" office:value-type="float" office:value="70" calcext:value-type="float">
            <text:p>70</text:p>
          </table:table-cell>
          <table:table-cell table:style-name="ce13" table:formula="of:=IF(([.M$12]-[.$A16])&lt;=0;&quot;&quot;;IF(([.M$12]-[.$A16])/[.$B$5]&lt;1;([.M$12]-[.$A16])/[.$B$5];1)*[.$B$4])" office:value-type="float" office:value="80" calcext:value-type="float">
            <text:p>80</text:p>
          </table:table-cell>
          <table:table-cell table:style-name="ce13" table:formula="of:=IF(([.N$12]-[.$A16])&lt;=0;&quot;&quot;;IF(([.N$12]-[.$A16])/[.$B$5]&lt;1;([.N$12]-[.$A16])/[.$B$5];1)*[.$B$4])" office:value-type="float" office:value="90" calcext:value-type="float">
            <text:p>90</text:p>
          </table:table-cell>
          <table:table-cell table:formula="of:=IF(([.O$12]-[.$A16])&lt;=0;&quot;&quot;;IF(([.O$12]-[.$A16])/[.$B$5]&lt;1;([.O$12]-[.$A16])/[.$B$5];1)*[.$B$4])" office:value-type="float" office:value="100" calcext:value-type="float">
            <text:p>100</text:p>
          </table:table-cell>
          <table:table-cell table:style-name="ce13" table:formula="of:=IF(([.P$12]-[.$A16])&lt;=0;&quot;&quot;;IF(([.P$12]-[.$A16])/[.$B$5]&lt;1;([.P$12]-[.$A16])/[.$B$5];1)*[.$B$4])" office:value-type="float" office:value="100" calcext:value-type="float">
            <text:p>100</text:p>
          </table:table-cell>
          <table:table-cell table:style-name="ce13" table:formula="of:=IF(([.Q$12]-[.$A16])&lt;=0;&quot;&quot;;IF(([.Q$12]-[.$A16])/[.$B$5]&lt;1;([.Q$12]-[.$A16])/[.$B$5];1)*[.$B$4])" office:value-type="float" office:value="100" calcext:value-type="float">
            <text:p>100</text:p>
          </table:table-cell>
          <table:table-cell table:style-name="ce13" table:formula="of:=IF(([.R$12]-[.$A16])&lt;=0;&quot;&quot;;IF(([.R$12]-[.$A16])/[.$B$5]&lt;1;([.R$12]-[.$A16])/[.$B$5];1)*[.$B$4])" office:value-type="float" office:value="100" calcext:value-type="float">
            <text:p>100</text:p>
          </table:table-cell>
          <table:table-cell table:style-name="ce13" table:formula="of:=IF(([.S$12]-[.$A16])&lt;=0;&quot;&quot;;IF(([.S$12]-[.$A16])/[.$B$5]&lt;1;([.S$12]-[.$A16])/[.$B$5];1)*[.$B$4])" office:value-type="float" office:value="100" calcext:value-type="float">
            <text:p>100</text:p>
          </table:table-cell>
          <table:table-cell table:style-name="ce13" table:formula="of:=IF(([.T$12]-[.$A16])&lt;=0;&quot;&quot;;IF(([.T$12]-[.$A16])/[.$B$5]&lt;1;([.T$12]-[.$A16])/[.$B$5];1)*[.$B$4])" office:value-type="float" office:value="100" calcext:value-type="float">
            <text:p>100</text:p>
          </table:table-cell>
          <table:table-cell table:style-name="ce13" table:formula="of:=IF(([.U$12]-[.$A16])&lt;=0;&quot;&quot;;IF(([.U$12]-[.$A16])/[.$B$5]&lt;1;([.U$12]-[.$A16])/[.$B$5];1)*[.$B$4])" office:value-type="float" office:value="100" calcext:value-type="float">
            <text:p>100</text:p>
          </table:table-cell>
          <table:table-cell table:style-name="ce13" table:formula="of:=IF(([.V$12]-[.$A16])&lt;=0;&quot;&quot;;IF(([.V$12]-[.$A16])/[.$B$5]&lt;1;([.V$12]-[.$A16])/[.$B$5];1)*[.$B$4])" office:value-type="float" office:value="100" calcext:value-type="float">
            <text:p>100</text:p>
          </table:table-cell>
          <table:table-cell table:style-name="ce13" table:formula="of:=IF(([.W$12]-[.$A16])&lt;=0;&quot;&quot;;IF(([.W$12]-[.$A16])/[.$B$5]&lt;1;([.W$12]-[.$A16])/[.$B$5];1)*[.$B$4])" office:value-type="float" office:value="100" calcext:value-type="float">
            <text:p>100</text:p>
          </table:table-cell>
          <table:table-cell table:style-name="ce13" table:formula="of:=IF(([.X$12]-[.$A16])&lt;=0;&quot;&quot;;IF(([.X$12]-[.$A16])/[.$B$5]&lt;1;([.X$12]-[.$A16])/[.$B$5];1)*[.$B$4])" office:value-type="float" office:value="100" calcext:value-type="float">
            <text:p>100</text:p>
          </table:table-cell>
          <table:table-cell table:style-name="ce13" table:formula="of:=IF(([.Y$12]-[.$A16])&lt;=0;&quot;&quot;;IF(([.Y$12]-[.$A16])/[.$B$5]&lt;1;([.Y$12]-[.$A16])/[.$B$5];1)*[.$B$4])" office:value-type="float" office:value="100" calcext:value-type="float">
            <text:p>100</text:p>
          </table:table-cell>
          <table:table-cell table:style-name="ce13" table:formula="of:=IF(([.Z$12]-[.$A16])&lt;=0;&quot;&quot;;IF(([.Z$12]-[.$A16])/[.$B$5]&lt;1;([.Z$12]-[.$A16])/[.$B$5];1)*[.$B$4])" office:value-type="float" office:value="100" calcext:value-type="float">
            <text:p>100</text:p>
          </table:table-cell>
          <table:table-cell table:style-name="ce13" table:formula="of:=IF(([.AA$12]-[.$A16])&lt;=0;&quot;&quot;;IF(([.AA$12]-[.$A16])/[.$B$5]&lt;1;([.AA$12]-[.$A16])/[.$B$5];1)*[.$B$4])" office:value-type="float" office:value="100" calcext:value-type="float">
            <text:p>100</text:p>
          </table:table-cell>
          <table:table-cell table:style-name="ce13" table:formula="of:=IF(([.AB$12]-[.$A16])&lt;=0;&quot;&quot;;IF(([.AB$12]-[.$A16])/[.$B$5]&lt;1;([.AB$12]-[.$A16])/[.$B$5];1)*[.$B$4])" office:value-type="float" office:value="100" calcext:value-type="float">
            <text:p>100</text:p>
          </table:table-cell>
          <table:table-cell table:style-name="ce21"/>
          <table:table-cell table:number-columns-repeated="995"/>
        </table:table-row>
        <table:table-row table:style-name="ro2">
          <table:table-cell table:formula="of:=[.A17]+1" office:value-type="float" office:value="4" calcext:value-type="float">
            <text:p>4</text:p>
          </table:table-cell>
          <table:table-cell table:number-columns-repeated="2"/>
          <table:table-cell table:style-name="ce13" table:formula="of:=IF(([.D$12]-[.$A17])&lt;=0;&quot;&quot;;IF(([.D$12]-[.$A17])/[.$B$5]&lt;1;([.D$12]-[.$A17])/[.$B$5];1)*[.$B$4])">
            <text:p/>
          </table:table-cell>
          <table:table-cell table:style-name="ce13" table:formula="of:=IF(([.E$12]-[.$A17])&lt;=0;&quot;&quot;;IF(([.E$12]-[.$A17])/[.$B$5]&lt;1;([.E$12]-[.$A17])/[.$B$5];1)*[.$B$4])">
            <text:p/>
          </table:table-cell>
          <table:table-cell table:style-name="ce13" table:formula="of:=IF(([.F$12]-[.$A17])&lt;=0;&quot;&quot;;IF(([.F$12]-[.$A17])/[.$B$5]&lt;1;([.F$12]-[.$A17])/[.$B$5];1)*[.$B$4])">
            <text:p/>
          </table:table-cell>
          <table:table-cell table:style-name="ce13" table:formula="of:=IF(([.G$12]-[.$A17])&lt;=0;&quot;&quot;;IF(([.G$12]-[.$A17])/[.$B$5]&lt;1;([.G$12]-[.$A17])/[.$B$5];1)*[.$B$4])" office:value-type="float" office:value="10" calcext:value-type="float">
            <text:p>10</text:p>
          </table:table-cell>
          <table:table-cell table:style-name="ce18" table:formula="of:=IF(([.H$12]-[.$A17])&lt;=0;&quot;&quot;;IF(([.H$12]-[.$A17])/[.$B$5]&lt;1;([.H$12]-[.$A17])/[.$B$5];1)*[.$B$4])" office:value-type="float" office:value="20" calcext:value-type="float">
            <text:p>20</text:p>
          </table:table-cell>
          <table:table-cell table:style-name="ce13" table:formula="of:=IF(([.I$12]-[.$A17])&lt;=0;&quot;&quot;;IF(([.I$12]-[.$A17])/[.$B$5]&lt;1;([.I$12]-[.$A17])/[.$B$5];1)*[.$B$4])" office:value-type="float" office:value="30" calcext:value-type="float">
            <text:p>30</text:p>
          </table:table-cell>
          <table:table-cell table:style-name="ce13" table:formula="of:=IF(([.J$12]-[.$A17])&lt;=0;&quot;&quot;;IF(([.J$12]-[.$A17])/[.$B$5]&lt;1;([.J$12]-[.$A17])/[.$B$5];1)*[.$B$4])" office:value-type="float" office:value="40" calcext:value-type="float">
            <text:p>40</text:p>
          </table:table-cell>
          <table:table-cell table:style-name="ce18" table:formula="of:=IF(([.K$12]-[.$A17])&lt;=0;&quot;&quot;;IF(([.K$12]-[.$A17])/[.$B$5]&lt;1;([.K$12]-[.$A17])/[.$B$5];1)*[.$B$4])" office:value-type="float" office:value="50" calcext:value-type="float">
            <text:p>50</text:p>
          </table:table-cell>
          <table:table-cell table:style-name="ce13" table:formula="of:=IF(([.L$12]-[.$A17])&lt;=0;&quot;&quot;;IF(([.L$12]-[.$A17])/[.$B$5]&lt;1;([.L$12]-[.$A17])/[.$B$5];1)*[.$B$4])" office:value-type="float" office:value="60" calcext:value-type="float">
            <text:p>60</text:p>
          </table:table-cell>
          <table:table-cell table:style-name="ce13" table:formula="of:=IF(([.M$12]-[.$A17])&lt;=0;&quot;&quot;;IF(([.M$12]-[.$A17])/[.$B$5]&lt;1;([.M$12]-[.$A17])/[.$B$5];1)*[.$B$4])" office:value-type="float" office:value="70" calcext:value-type="float">
            <text:p>70</text:p>
          </table:table-cell>
          <table:table-cell table:style-name="ce13" table:formula="of:=IF(([.N$12]-[.$A17])&lt;=0;&quot;&quot;;IF(([.N$12]-[.$A17])/[.$B$5]&lt;1;([.N$12]-[.$A17])/[.$B$5];1)*[.$B$4])" office:value-type="float" office:value="80" calcext:value-type="float">
            <text:p>80</text:p>
          </table:table-cell>
          <table:table-cell table:formula="of:=IF(([.O$12]-[.$A17])&lt;=0;&quot;&quot;;IF(([.O$12]-[.$A17])/[.$B$5]&lt;1;([.O$12]-[.$A17])/[.$B$5];1)*[.$B$4])" office:value-type="float" office:value="90" calcext:value-type="float">
            <text:p>90</text:p>
          </table:table-cell>
          <table:table-cell table:style-name="ce13" table:formula="of:=IF(([.P$12]-[.$A17])&lt;=0;&quot;&quot;;IF(([.P$12]-[.$A17])/[.$B$5]&lt;1;([.P$12]-[.$A17])/[.$B$5];1)*[.$B$4])" office:value-type="float" office:value="100" calcext:value-type="float">
            <text:p>100</text:p>
          </table:table-cell>
          <table:table-cell table:style-name="ce13" table:formula="of:=IF(([.Q$12]-[.$A17])&lt;=0;&quot;&quot;;IF(([.Q$12]-[.$A17])/[.$B$5]&lt;1;([.Q$12]-[.$A17])/[.$B$5];1)*[.$B$4])" office:value-type="float" office:value="100" calcext:value-type="float">
            <text:p>100</text:p>
          </table:table-cell>
          <table:table-cell table:style-name="ce13" table:formula="of:=IF(([.R$12]-[.$A17])&lt;=0;&quot;&quot;;IF(([.R$12]-[.$A17])/[.$B$5]&lt;1;([.R$12]-[.$A17])/[.$B$5];1)*[.$B$4])" office:value-type="float" office:value="100" calcext:value-type="float">
            <text:p>100</text:p>
          </table:table-cell>
          <table:table-cell table:style-name="ce13" table:formula="of:=IF(([.S$12]-[.$A17])&lt;=0;&quot;&quot;;IF(([.S$12]-[.$A17])/[.$B$5]&lt;1;([.S$12]-[.$A17])/[.$B$5];1)*[.$B$4])" office:value-type="float" office:value="100" calcext:value-type="float">
            <text:p>100</text:p>
          </table:table-cell>
          <table:table-cell table:style-name="ce13" table:formula="of:=IF(([.T$12]-[.$A17])&lt;=0;&quot;&quot;;IF(([.T$12]-[.$A17])/[.$B$5]&lt;1;([.T$12]-[.$A17])/[.$B$5];1)*[.$B$4])" office:value-type="float" office:value="100" calcext:value-type="float">
            <text:p>100</text:p>
          </table:table-cell>
          <table:table-cell table:style-name="ce13" table:formula="of:=IF(([.U$12]-[.$A17])&lt;=0;&quot;&quot;;IF(([.U$12]-[.$A17])/[.$B$5]&lt;1;([.U$12]-[.$A17])/[.$B$5];1)*[.$B$4])" office:value-type="float" office:value="100" calcext:value-type="float">
            <text:p>100</text:p>
          </table:table-cell>
          <table:table-cell table:style-name="ce13" table:formula="of:=IF(([.V$12]-[.$A17])&lt;=0;&quot;&quot;;IF(([.V$12]-[.$A17])/[.$B$5]&lt;1;([.V$12]-[.$A17])/[.$B$5];1)*[.$B$4])" office:value-type="float" office:value="100" calcext:value-type="float">
            <text:p>100</text:p>
          </table:table-cell>
          <table:table-cell table:style-name="ce13" table:formula="of:=IF(([.W$12]-[.$A17])&lt;=0;&quot;&quot;;IF(([.W$12]-[.$A17])/[.$B$5]&lt;1;([.W$12]-[.$A17])/[.$B$5];1)*[.$B$4])" office:value-type="float" office:value="100" calcext:value-type="float">
            <text:p>100</text:p>
          </table:table-cell>
          <table:table-cell table:style-name="ce13" table:formula="of:=IF(([.X$12]-[.$A17])&lt;=0;&quot;&quot;;IF(([.X$12]-[.$A17])/[.$B$5]&lt;1;([.X$12]-[.$A17])/[.$B$5];1)*[.$B$4])" office:value-type="float" office:value="100" calcext:value-type="float">
            <text:p>100</text:p>
          </table:table-cell>
          <table:table-cell table:style-name="ce13" table:formula="of:=IF(([.Y$12]-[.$A17])&lt;=0;&quot;&quot;;IF(([.Y$12]-[.$A17])/[.$B$5]&lt;1;([.Y$12]-[.$A17])/[.$B$5];1)*[.$B$4])" office:value-type="float" office:value="100" calcext:value-type="float">
            <text:p>100</text:p>
          </table:table-cell>
          <table:table-cell table:style-name="ce13" table:formula="of:=IF(([.Z$12]-[.$A17])&lt;=0;&quot;&quot;;IF(([.Z$12]-[.$A17])/[.$B$5]&lt;1;([.Z$12]-[.$A17])/[.$B$5];1)*[.$B$4])" office:value-type="float" office:value="100" calcext:value-type="float">
            <text:p>100</text:p>
          </table:table-cell>
          <table:table-cell table:style-name="ce13" table:formula="of:=IF(([.AA$12]-[.$A17])&lt;=0;&quot;&quot;;IF(([.AA$12]-[.$A17])/[.$B$5]&lt;1;([.AA$12]-[.$A17])/[.$B$5];1)*[.$B$4])" office:value-type="float" office:value="100" calcext:value-type="float">
            <text:p>100</text:p>
          </table:table-cell>
          <table:table-cell table:style-name="ce13" table:formula="of:=IF(([.AB$12]-[.$A17])&lt;=0;&quot;&quot;;IF(([.AB$12]-[.$A17])/[.$B$5]&lt;1;([.AB$12]-[.$A17])/[.$B$5];1)*[.$B$4])" office:value-type="float" office:value="100" calcext:value-type="float">
            <text:p>100</text:p>
          </table:table-cell>
          <table:table-cell table:style-name="ce21"/>
          <table:table-cell table:number-columns-repeated="995"/>
        </table:table-row>
        <table:table-row table:style-name="ro2">
          <table:table-cell table:formula="of:=[.A18]+1" office:value-type="float" office:value="5" calcext:value-type="float">
            <text:p>5</text:p>
          </table:table-cell>
          <table:table-cell table:number-columns-repeated="2"/>
          <table:table-cell table:style-name="ce13" table:formula="of:=IF(([.D$12]-[.$A18])&lt;=0;&quot;&quot;;IF(([.D$12]-[.$A18])/[.$B$5]&lt;1;([.D$12]-[.$A18])/[.$B$5];1)*[.$B$4])">
            <text:p/>
          </table:table-cell>
          <table:table-cell table:style-name="ce13" table:formula="of:=IF(([.E$12]-[.$A18])&lt;=0;&quot;&quot;;IF(([.E$12]-[.$A18])/[.$B$5]&lt;1;([.E$12]-[.$A18])/[.$B$5];1)*[.$B$4])">
            <text:p/>
          </table:table-cell>
          <table:table-cell table:style-name="ce13" table:formula="of:=IF(([.F$12]-[.$A18])&lt;=0;&quot;&quot;;IF(([.F$12]-[.$A18])/[.$B$5]&lt;1;([.F$12]-[.$A18])/[.$B$5];1)*[.$B$4])">
            <text:p/>
          </table:table-cell>
          <table:table-cell table:style-name="ce13" table:formula="of:=IF(([.G$12]-[.$A18])&lt;=0;&quot;&quot;;IF(([.G$12]-[.$A18])/[.$B$5]&lt;1;([.G$12]-[.$A18])/[.$B$5];1)*[.$B$4])">
            <text:p/>
          </table:table-cell>
          <table:table-cell table:style-name="ce18" table:formula="of:=IF(([.H$12]-[.$A18])&lt;=0;&quot;&quot;;IF(([.H$12]-[.$A18])/[.$B$5]&lt;1;([.H$12]-[.$A18])/[.$B$5];1)*[.$B$4])" office:value-type="float" office:value="10" calcext:value-type="float">
            <text:p>10</text:p>
          </table:table-cell>
          <table:table-cell table:style-name="ce13" table:formula="of:=IF(([.I$12]-[.$A18])&lt;=0;&quot;&quot;;IF(([.I$12]-[.$A18])/[.$B$5]&lt;1;([.I$12]-[.$A18])/[.$B$5];1)*[.$B$4])" office:value-type="float" office:value="20" calcext:value-type="float">
            <text:p>20</text:p>
          </table:table-cell>
          <table:table-cell table:style-name="ce13" table:formula="of:=IF(([.J$12]-[.$A18])&lt;=0;&quot;&quot;;IF(([.J$12]-[.$A18])/[.$B$5]&lt;1;([.J$12]-[.$A18])/[.$B$5];1)*[.$B$4])" office:value-type="float" office:value="30" calcext:value-type="float">
            <text:p>30</text:p>
          </table:table-cell>
          <table:table-cell table:style-name="ce18" table:formula="of:=IF(([.K$12]-[.$A18])&lt;=0;&quot;&quot;;IF(([.K$12]-[.$A18])/[.$B$5]&lt;1;([.K$12]-[.$A18])/[.$B$5];1)*[.$B$4])" office:value-type="float" office:value="40" calcext:value-type="float">
            <text:p>40</text:p>
          </table:table-cell>
          <table:table-cell table:style-name="ce13" table:formula="of:=IF(([.L$12]-[.$A18])&lt;=0;&quot;&quot;;IF(([.L$12]-[.$A18])/[.$B$5]&lt;1;([.L$12]-[.$A18])/[.$B$5];1)*[.$B$4])" office:value-type="float" office:value="50" calcext:value-type="float">
            <text:p>50</text:p>
          </table:table-cell>
          <table:table-cell table:style-name="ce13" table:formula="of:=IF(([.M$12]-[.$A18])&lt;=0;&quot;&quot;;IF(([.M$12]-[.$A18])/[.$B$5]&lt;1;([.M$12]-[.$A18])/[.$B$5];1)*[.$B$4])" office:value-type="float" office:value="60" calcext:value-type="float">
            <text:p>60</text:p>
          </table:table-cell>
          <table:table-cell table:style-name="ce13" table:formula="of:=IF(([.N$12]-[.$A18])&lt;=0;&quot;&quot;;IF(([.N$12]-[.$A18])/[.$B$5]&lt;1;([.N$12]-[.$A18])/[.$B$5];1)*[.$B$4])" office:value-type="float" office:value="70" calcext:value-type="float">
            <text:p>70</text:p>
          </table:table-cell>
          <table:table-cell table:formula="of:=IF(([.O$12]-[.$A18])&lt;=0;&quot;&quot;;IF(([.O$12]-[.$A18])/[.$B$5]&lt;1;([.O$12]-[.$A18])/[.$B$5];1)*[.$B$4])" office:value-type="float" office:value="80" calcext:value-type="float">
            <text:p>80</text:p>
          </table:table-cell>
          <table:table-cell table:style-name="ce13" table:formula="of:=IF(([.P$12]-[.$A18])&lt;=0;&quot;&quot;;IF(([.P$12]-[.$A18])/[.$B$5]&lt;1;([.P$12]-[.$A18])/[.$B$5];1)*[.$B$4])" office:value-type="float" office:value="90" calcext:value-type="float">
            <text:p>90</text:p>
          </table:table-cell>
          <table:table-cell table:style-name="ce13" table:formula="of:=IF(([.Q$12]-[.$A18])&lt;=0;&quot;&quot;;IF(([.Q$12]-[.$A18])/[.$B$5]&lt;1;([.Q$12]-[.$A18])/[.$B$5];1)*[.$B$4])" office:value-type="float" office:value="100" calcext:value-type="float">
            <text:p>100</text:p>
          </table:table-cell>
          <table:table-cell table:style-name="ce13" table:formula="of:=IF(([.R$12]-[.$A18])&lt;=0;&quot;&quot;;IF(([.R$12]-[.$A18])/[.$B$5]&lt;1;([.R$12]-[.$A18])/[.$B$5];1)*[.$B$4])" office:value-type="float" office:value="100" calcext:value-type="float">
            <text:p>100</text:p>
          </table:table-cell>
          <table:table-cell table:style-name="ce13" table:formula="of:=IF(([.S$12]-[.$A18])&lt;=0;&quot;&quot;;IF(([.S$12]-[.$A18])/[.$B$5]&lt;1;([.S$12]-[.$A18])/[.$B$5];1)*[.$B$4])" office:value-type="float" office:value="100" calcext:value-type="float">
            <text:p>100</text:p>
          </table:table-cell>
          <table:table-cell table:style-name="ce13" table:formula="of:=IF(([.T$12]-[.$A18])&lt;=0;&quot;&quot;;IF(([.T$12]-[.$A18])/[.$B$5]&lt;1;([.T$12]-[.$A18])/[.$B$5];1)*[.$B$4])" office:value-type="float" office:value="100" calcext:value-type="float">
            <text:p>100</text:p>
          </table:table-cell>
          <table:table-cell table:style-name="ce13" table:formula="of:=IF(([.U$12]-[.$A18])&lt;=0;&quot;&quot;;IF(([.U$12]-[.$A18])/[.$B$5]&lt;1;([.U$12]-[.$A18])/[.$B$5];1)*[.$B$4])" office:value-type="float" office:value="100" calcext:value-type="float">
            <text:p>100</text:p>
          </table:table-cell>
          <table:table-cell table:style-name="ce13" table:formula="of:=IF(([.V$12]-[.$A18])&lt;=0;&quot;&quot;;IF(([.V$12]-[.$A18])/[.$B$5]&lt;1;([.V$12]-[.$A18])/[.$B$5];1)*[.$B$4])" office:value-type="float" office:value="100" calcext:value-type="float">
            <text:p>100</text:p>
          </table:table-cell>
          <table:table-cell table:style-name="ce13" table:formula="of:=IF(([.W$12]-[.$A18])&lt;=0;&quot;&quot;;IF(([.W$12]-[.$A18])/[.$B$5]&lt;1;([.W$12]-[.$A18])/[.$B$5];1)*[.$B$4])" office:value-type="float" office:value="100" calcext:value-type="float">
            <text:p>100</text:p>
          </table:table-cell>
          <table:table-cell table:style-name="ce13" table:formula="of:=IF(([.X$12]-[.$A18])&lt;=0;&quot;&quot;;IF(([.X$12]-[.$A18])/[.$B$5]&lt;1;([.X$12]-[.$A18])/[.$B$5];1)*[.$B$4])" office:value-type="float" office:value="100" calcext:value-type="float">
            <text:p>100</text:p>
          </table:table-cell>
          <table:table-cell table:style-name="ce13" table:formula="of:=IF(([.Y$12]-[.$A18])&lt;=0;&quot;&quot;;IF(([.Y$12]-[.$A18])/[.$B$5]&lt;1;([.Y$12]-[.$A18])/[.$B$5];1)*[.$B$4])" office:value-type="float" office:value="100" calcext:value-type="float">
            <text:p>100</text:p>
          </table:table-cell>
          <table:table-cell table:style-name="ce13" table:formula="of:=IF(([.Z$12]-[.$A18])&lt;=0;&quot;&quot;;IF(([.Z$12]-[.$A18])/[.$B$5]&lt;1;([.Z$12]-[.$A18])/[.$B$5];1)*[.$B$4])" office:value-type="float" office:value="100" calcext:value-type="float">
            <text:p>100</text:p>
          </table:table-cell>
          <table:table-cell table:style-name="ce13" table:formula="of:=IF(([.AA$12]-[.$A18])&lt;=0;&quot;&quot;;IF(([.AA$12]-[.$A18])/[.$B$5]&lt;1;([.AA$12]-[.$A18])/[.$B$5];1)*[.$B$4])" office:value-type="float" office:value="100" calcext:value-type="float">
            <text:p>100</text:p>
          </table:table-cell>
          <table:table-cell table:style-name="ce13" table:formula="of:=IF(([.AB$12]-[.$A18])&lt;=0;&quot;&quot;;IF(([.AB$12]-[.$A18])/[.$B$5]&lt;1;([.AB$12]-[.$A18])/[.$B$5];1)*[.$B$4])" office:value-type="float" office:value="100" calcext:value-type="float">
            <text:p>100</text:p>
          </table:table-cell>
          <table:table-cell table:style-name="ce21"/>
          <table:table-cell table:number-columns-repeated="995"/>
        </table:table-row>
        <table:table-row table:style-name="ro2">
          <table:table-cell table:formula="of:=[.A19]+1" office:value-type="float" office:value="6" calcext:value-type="float">
            <text:p>6</text:p>
          </table:table-cell>
          <table:table-cell table:number-columns-repeated="2"/>
          <table:table-cell table:style-name="ce13" table:formula="of:=IF(([.D$12]-[.$A19])&lt;=0;&quot;&quot;;IF(([.D$12]-[.$A19])/[.$B$5]&lt;1;([.D$12]-[.$A19])/[.$B$5];1)*[.$B$4])">
            <text:p/>
          </table:table-cell>
          <table:table-cell table:style-name="ce13" table:formula="of:=IF(([.E$12]-[.$A19])&lt;=0;&quot;&quot;;IF(([.E$12]-[.$A19])/[.$B$5]&lt;1;([.E$12]-[.$A19])/[.$B$5];1)*[.$B$4])">
            <text:p/>
          </table:table-cell>
          <table:table-cell table:style-name="ce13" table:formula="of:=IF(([.F$12]-[.$A19])&lt;=0;&quot;&quot;;IF(([.F$12]-[.$A19])/[.$B$5]&lt;1;([.F$12]-[.$A19])/[.$B$5];1)*[.$B$4])">
            <text:p/>
          </table:table-cell>
          <table:table-cell table:style-name="ce13" table:formula="of:=IF(([.G$12]-[.$A19])&lt;=0;&quot;&quot;;IF(([.G$12]-[.$A19])/[.$B$5]&lt;1;([.G$12]-[.$A19])/[.$B$5];1)*[.$B$4])">
            <text:p/>
          </table:table-cell>
          <table:table-cell table:style-name="ce13" table:formula="of:=IF(([.H$12]-[.$A19])&lt;=0;&quot;&quot;;IF(([.H$12]-[.$A19])/[.$B$5]&lt;1;([.H$12]-[.$A19])/[.$B$5];1)*[.$B$4])">
            <text:p/>
          </table:table-cell>
          <table:table-cell table:style-name="ce13" table:formula="of:=IF(([.I$12]-[.$A19])&lt;=0;&quot;&quot;;IF(([.I$12]-[.$A19])/[.$B$5]&lt;1;([.I$12]-[.$A19])/[.$B$5];1)*[.$B$4])" office:value-type="float" office:value="10" calcext:value-type="float">
            <text:p>10</text:p>
          </table:table-cell>
          <table:table-cell table:style-name="ce13" table:formula="of:=IF(([.J$12]-[.$A19])&lt;=0;&quot;&quot;;IF(([.J$12]-[.$A19])/[.$B$5]&lt;1;([.J$12]-[.$A19])/[.$B$5];1)*[.$B$4])" office:value-type="float" office:value="20" calcext:value-type="float">
            <text:p>20</text:p>
          </table:table-cell>
          <table:table-cell table:style-name="ce18" table:formula="of:=IF(([.K$12]-[.$A19])&lt;=0;&quot;&quot;;IF(([.K$12]-[.$A19])/[.$B$5]&lt;1;([.K$12]-[.$A19])/[.$B$5];1)*[.$B$4])" office:value-type="float" office:value="30" calcext:value-type="float">
            <text:p>30</text:p>
          </table:table-cell>
          <table:table-cell table:style-name="ce13" table:formula="of:=IF(([.L$12]-[.$A19])&lt;=0;&quot;&quot;;IF(([.L$12]-[.$A19])/[.$B$5]&lt;1;([.L$12]-[.$A19])/[.$B$5];1)*[.$B$4])" office:value-type="float" office:value="40" calcext:value-type="float">
            <text:p>40</text:p>
          </table:table-cell>
          <table:table-cell table:style-name="ce13" table:formula="of:=IF(([.M$12]-[.$A19])&lt;=0;&quot;&quot;;IF(([.M$12]-[.$A19])/[.$B$5]&lt;1;([.M$12]-[.$A19])/[.$B$5];1)*[.$B$4])" office:value-type="float" office:value="50" calcext:value-type="float">
            <text:p>50</text:p>
          </table:table-cell>
          <table:table-cell table:style-name="ce13" table:formula="of:=IF(([.N$12]-[.$A19])&lt;=0;&quot;&quot;;IF(([.N$12]-[.$A19])/[.$B$5]&lt;1;([.N$12]-[.$A19])/[.$B$5];1)*[.$B$4])" office:value-type="float" office:value="60" calcext:value-type="float">
            <text:p>60</text:p>
          </table:table-cell>
          <table:table-cell table:formula="of:=IF(([.O$12]-[.$A19])&lt;=0;&quot;&quot;;IF(([.O$12]-[.$A19])/[.$B$5]&lt;1;([.O$12]-[.$A19])/[.$B$5];1)*[.$B$4])" office:value-type="float" office:value="70" calcext:value-type="float">
            <text:p>70</text:p>
          </table:table-cell>
          <table:table-cell table:style-name="ce13" table:formula="of:=IF(([.P$12]-[.$A19])&lt;=0;&quot;&quot;;IF(([.P$12]-[.$A19])/[.$B$5]&lt;1;([.P$12]-[.$A19])/[.$B$5];1)*[.$B$4])" office:value-type="float" office:value="80" calcext:value-type="float">
            <text:p>80</text:p>
          </table:table-cell>
          <table:table-cell table:style-name="ce13" table:formula="of:=IF(([.Q$12]-[.$A19])&lt;=0;&quot;&quot;;IF(([.Q$12]-[.$A19])/[.$B$5]&lt;1;([.Q$12]-[.$A19])/[.$B$5];1)*[.$B$4])" office:value-type="float" office:value="90" calcext:value-type="float">
            <text:p>90</text:p>
          </table:table-cell>
          <table:table-cell table:style-name="ce13" table:formula="of:=IF(([.R$12]-[.$A19])&lt;=0;&quot;&quot;;IF(([.R$12]-[.$A19])/[.$B$5]&lt;1;([.R$12]-[.$A19])/[.$B$5];1)*[.$B$4])" office:value-type="float" office:value="100" calcext:value-type="float">
            <text:p>100</text:p>
          </table:table-cell>
          <table:table-cell table:style-name="ce13" table:formula="of:=IF(([.S$12]-[.$A19])&lt;=0;&quot;&quot;;IF(([.S$12]-[.$A19])/[.$B$5]&lt;1;([.S$12]-[.$A19])/[.$B$5];1)*[.$B$4])" office:value-type="float" office:value="100" calcext:value-type="float">
            <text:p>100</text:p>
          </table:table-cell>
          <table:table-cell table:style-name="ce13" table:formula="of:=IF(([.T$12]-[.$A19])&lt;=0;&quot;&quot;;IF(([.T$12]-[.$A19])/[.$B$5]&lt;1;([.T$12]-[.$A19])/[.$B$5];1)*[.$B$4])" office:value-type="float" office:value="100" calcext:value-type="float">
            <text:p>100</text:p>
          </table:table-cell>
          <table:table-cell table:style-name="ce13" table:formula="of:=IF(([.U$12]-[.$A19])&lt;=0;&quot;&quot;;IF(([.U$12]-[.$A19])/[.$B$5]&lt;1;([.U$12]-[.$A19])/[.$B$5];1)*[.$B$4])" office:value-type="float" office:value="100" calcext:value-type="float">
            <text:p>100</text:p>
          </table:table-cell>
          <table:table-cell table:style-name="ce13" table:formula="of:=IF(([.V$12]-[.$A19])&lt;=0;&quot;&quot;;IF(([.V$12]-[.$A19])/[.$B$5]&lt;1;([.V$12]-[.$A19])/[.$B$5];1)*[.$B$4])" office:value-type="float" office:value="100" calcext:value-type="float">
            <text:p>100</text:p>
          </table:table-cell>
          <table:table-cell table:style-name="ce13" table:formula="of:=IF(([.W$12]-[.$A19])&lt;=0;&quot;&quot;;IF(([.W$12]-[.$A19])/[.$B$5]&lt;1;([.W$12]-[.$A19])/[.$B$5];1)*[.$B$4])" office:value-type="float" office:value="100" calcext:value-type="float">
            <text:p>100</text:p>
          </table:table-cell>
          <table:table-cell table:style-name="ce13" table:formula="of:=IF(([.X$12]-[.$A19])&lt;=0;&quot;&quot;;IF(([.X$12]-[.$A19])/[.$B$5]&lt;1;([.X$12]-[.$A19])/[.$B$5];1)*[.$B$4])" office:value-type="float" office:value="100" calcext:value-type="float">
            <text:p>100</text:p>
          </table:table-cell>
          <table:table-cell table:style-name="ce13" table:formula="of:=IF(([.Y$12]-[.$A19])&lt;=0;&quot;&quot;;IF(([.Y$12]-[.$A19])/[.$B$5]&lt;1;([.Y$12]-[.$A19])/[.$B$5];1)*[.$B$4])" office:value-type="float" office:value="100" calcext:value-type="float">
            <text:p>100</text:p>
          </table:table-cell>
          <table:table-cell table:style-name="ce13" table:formula="of:=IF(([.Z$12]-[.$A19])&lt;=0;&quot;&quot;;IF(([.Z$12]-[.$A19])/[.$B$5]&lt;1;([.Z$12]-[.$A19])/[.$B$5];1)*[.$B$4])" office:value-type="float" office:value="100" calcext:value-type="float">
            <text:p>100</text:p>
          </table:table-cell>
          <table:table-cell table:style-name="ce13" table:formula="of:=IF(([.AA$12]-[.$A19])&lt;=0;&quot;&quot;;IF(([.AA$12]-[.$A19])/[.$B$5]&lt;1;([.AA$12]-[.$A19])/[.$B$5];1)*[.$B$4])" office:value-type="float" office:value="100" calcext:value-type="float">
            <text:p>100</text:p>
          </table:table-cell>
          <table:table-cell table:style-name="ce13" table:formula="of:=IF(([.AB$12]-[.$A19])&lt;=0;&quot;&quot;;IF(([.AB$12]-[.$A19])/[.$B$5]&lt;1;([.AB$12]-[.$A19])/[.$B$5];1)*[.$B$4])" office:value-type="float" office:value="100" calcext:value-type="float">
            <text:p>100</text:p>
          </table:table-cell>
          <table:table-cell table:style-name="ce21"/>
          <table:table-cell table:number-columns-repeated="995"/>
        </table:table-row>
        <table:table-row table:style-name="ro2">
          <table:table-cell table:formula="of:=[.A20]+1" office:value-type="float" office:value="7" calcext:value-type="float">
            <text:p>7</text:p>
          </table:table-cell>
          <table:table-cell table:number-columns-repeated="2"/>
          <table:table-cell table:style-name="ce13" table:formula="of:=IF(([.D$12]-[.$A20])&lt;=0;&quot;&quot;;IF(([.D$12]-[.$A20])/[.$B$5]&lt;1;([.D$12]-[.$A20])/[.$B$5];1)*[.$B$4])">
            <text:p/>
          </table:table-cell>
          <table:table-cell table:style-name="ce13" table:formula="of:=IF(([.E$12]-[.$A20])&lt;=0;&quot;&quot;;IF(([.E$12]-[.$A20])/[.$B$5]&lt;1;([.E$12]-[.$A20])/[.$B$5];1)*[.$B$4])">
            <text:p/>
          </table:table-cell>
          <table:table-cell table:style-name="ce13" table:formula="of:=IF(([.F$12]-[.$A20])&lt;=0;&quot;&quot;;IF(([.F$12]-[.$A20])/[.$B$5]&lt;1;([.F$12]-[.$A20])/[.$B$5];1)*[.$B$4])">
            <text:p/>
          </table:table-cell>
          <table:table-cell table:style-name="ce13" table:formula="of:=IF(([.G$12]-[.$A20])&lt;=0;&quot;&quot;;IF(([.G$12]-[.$A20])/[.$B$5]&lt;1;([.G$12]-[.$A20])/[.$B$5];1)*[.$B$4])">
            <text:p/>
          </table:table-cell>
          <table:table-cell table:style-name="ce13" table:formula="of:=IF(([.H$12]-[.$A20])&lt;=0;&quot;&quot;;IF(([.H$12]-[.$A20])/[.$B$5]&lt;1;([.H$12]-[.$A20])/[.$B$5];1)*[.$B$4])">
            <text:p/>
          </table:table-cell>
          <table:table-cell table:style-name="ce13" table:formula="of:=IF(([.I$12]-[.$A20])&lt;=0;&quot;&quot;;IF(([.I$12]-[.$A20])/[.$B$5]&lt;1;([.I$12]-[.$A20])/[.$B$5];1)*[.$B$4])">
            <text:p/>
          </table:table-cell>
          <table:table-cell table:style-name="ce13" table:formula="of:=IF(([.J$12]-[.$A20])&lt;=0;&quot;&quot;;IF(([.J$12]-[.$A20])/[.$B$5]&lt;1;([.J$12]-[.$A20])/[.$B$5];1)*[.$B$4])" office:value-type="float" office:value="10" calcext:value-type="float">
            <text:p>10</text:p>
          </table:table-cell>
          <table:table-cell table:style-name="ce18" table:formula="of:=IF(([.K$12]-[.$A20])&lt;=0;&quot;&quot;;IF(([.K$12]-[.$A20])/[.$B$5]&lt;1;([.K$12]-[.$A20])/[.$B$5];1)*[.$B$4])" office:value-type="float" office:value="20" calcext:value-type="float">
            <text:p>20</text:p>
          </table:table-cell>
          <table:table-cell table:style-name="ce13" table:formula="of:=IF(([.L$12]-[.$A20])&lt;=0;&quot;&quot;;IF(([.L$12]-[.$A20])/[.$B$5]&lt;1;([.L$12]-[.$A20])/[.$B$5];1)*[.$B$4])" office:value-type="float" office:value="30" calcext:value-type="float">
            <text:p>30</text:p>
          </table:table-cell>
          <table:table-cell table:style-name="ce13" table:formula="of:=IF(([.M$12]-[.$A20])&lt;=0;&quot;&quot;;IF(([.M$12]-[.$A20])/[.$B$5]&lt;1;([.M$12]-[.$A20])/[.$B$5];1)*[.$B$4])" office:value-type="float" office:value="40" calcext:value-type="float">
            <text:p>40</text:p>
          </table:table-cell>
          <table:table-cell table:style-name="ce13" table:formula="of:=IF(([.N$12]-[.$A20])&lt;=0;&quot;&quot;;IF(([.N$12]-[.$A20])/[.$B$5]&lt;1;([.N$12]-[.$A20])/[.$B$5];1)*[.$B$4])" office:value-type="float" office:value="50" calcext:value-type="float">
            <text:p>50</text:p>
          </table:table-cell>
          <table:table-cell table:formula="of:=IF(([.O$12]-[.$A20])&lt;=0;&quot;&quot;;IF(([.O$12]-[.$A20])/[.$B$5]&lt;1;([.O$12]-[.$A20])/[.$B$5];1)*[.$B$4])" office:value-type="float" office:value="60" calcext:value-type="float">
            <text:p>60</text:p>
          </table:table-cell>
          <table:table-cell table:style-name="ce13" table:formula="of:=IF(([.P$12]-[.$A20])&lt;=0;&quot;&quot;;IF(([.P$12]-[.$A20])/[.$B$5]&lt;1;([.P$12]-[.$A20])/[.$B$5];1)*[.$B$4])" office:value-type="float" office:value="70" calcext:value-type="float">
            <text:p>70</text:p>
          </table:table-cell>
          <table:table-cell table:style-name="ce13" table:formula="of:=IF(([.Q$12]-[.$A20])&lt;=0;&quot;&quot;;IF(([.Q$12]-[.$A20])/[.$B$5]&lt;1;([.Q$12]-[.$A20])/[.$B$5];1)*[.$B$4])" office:value-type="float" office:value="80" calcext:value-type="float">
            <text:p>80</text:p>
          </table:table-cell>
          <table:table-cell table:style-name="ce13" table:formula="of:=IF(([.R$12]-[.$A20])&lt;=0;&quot;&quot;;IF(([.R$12]-[.$A20])/[.$B$5]&lt;1;([.R$12]-[.$A20])/[.$B$5];1)*[.$B$4])" office:value-type="float" office:value="90" calcext:value-type="float">
            <text:p>90</text:p>
          </table:table-cell>
          <table:table-cell table:style-name="ce13" table:formula="of:=IF(([.S$12]-[.$A20])&lt;=0;&quot;&quot;;IF(([.S$12]-[.$A20])/[.$B$5]&lt;1;([.S$12]-[.$A20])/[.$B$5];1)*[.$B$4])" office:value-type="float" office:value="100" calcext:value-type="float">
            <text:p>100</text:p>
          </table:table-cell>
          <table:table-cell table:style-name="ce13" table:formula="of:=IF(([.T$12]-[.$A20])&lt;=0;&quot;&quot;;IF(([.T$12]-[.$A20])/[.$B$5]&lt;1;([.T$12]-[.$A20])/[.$B$5];1)*[.$B$4])" office:value-type="float" office:value="100" calcext:value-type="float">
            <text:p>100</text:p>
          </table:table-cell>
          <table:table-cell table:style-name="ce13" table:formula="of:=IF(([.U$12]-[.$A20])&lt;=0;&quot;&quot;;IF(([.U$12]-[.$A20])/[.$B$5]&lt;1;([.U$12]-[.$A20])/[.$B$5];1)*[.$B$4])" office:value-type="float" office:value="100" calcext:value-type="float">
            <text:p>100</text:p>
          </table:table-cell>
          <table:table-cell table:style-name="ce13" table:formula="of:=IF(([.V$12]-[.$A20])&lt;=0;&quot;&quot;;IF(([.V$12]-[.$A20])/[.$B$5]&lt;1;([.V$12]-[.$A20])/[.$B$5];1)*[.$B$4])" office:value-type="float" office:value="100" calcext:value-type="float">
            <text:p>100</text:p>
          </table:table-cell>
          <table:table-cell table:style-name="ce13" table:formula="of:=IF(([.W$12]-[.$A20])&lt;=0;&quot;&quot;;IF(([.W$12]-[.$A20])/[.$B$5]&lt;1;([.W$12]-[.$A20])/[.$B$5];1)*[.$B$4])" office:value-type="float" office:value="100" calcext:value-type="float">
            <text:p>100</text:p>
          </table:table-cell>
          <table:table-cell table:style-name="ce13" table:formula="of:=IF(([.X$12]-[.$A20])&lt;=0;&quot;&quot;;IF(([.X$12]-[.$A20])/[.$B$5]&lt;1;([.X$12]-[.$A20])/[.$B$5];1)*[.$B$4])" office:value-type="float" office:value="100" calcext:value-type="float">
            <text:p>100</text:p>
          </table:table-cell>
          <table:table-cell table:style-name="ce13" table:formula="of:=IF(([.Y$12]-[.$A20])&lt;=0;&quot;&quot;;IF(([.Y$12]-[.$A20])/[.$B$5]&lt;1;([.Y$12]-[.$A20])/[.$B$5];1)*[.$B$4])" office:value-type="float" office:value="100" calcext:value-type="float">
            <text:p>100</text:p>
          </table:table-cell>
          <table:table-cell table:style-name="ce13" table:formula="of:=IF(([.Z$12]-[.$A20])&lt;=0;&quot;&quot;;IF(([.Z$12]-[.$A20])/[.$B$5]&lt;1;([.Z$12]-[.$A20])/[.$B$5];1)*[.$B$4])" office:value-type="float" office:value="100" calcext:value-type="float">
            <text:p>100</text:p>
          </table:table-cell>
          <table:table-cell table:style-name="ce13" table:formula="of:=IF(([.AA$12]-[.$A20])&lt;=0;&quot;&quot;;IF(([.AA$12]-[.$A20])/[.$B$5]&lt;1;([.AA$12]-[.$A20])/[.$B$5];1)*[.$B$4])" office:value-type="float" office:value="100" calcext:value-type="float">
            <text:p>100</text:p>
          </table:table-cell>
          <table:table-cell table:style-name="ce13" table:formula="of:=IF(([.AB$12]-[.$A20])&lt;=0;&quot;&quot;;IF(([.AB$12]-[.$A20])/[.$B$5]&lt;1;([.AB$12]-[.$A20])/[.$B$5];1)*[.$B$4])" office:value-type="float" office:value="100" calcext:value-type="float">
            <text:p>100</text:p>
          </table:table-cell>
          <table:table-cell table:style-name="ce21"/>
          <table:table-cell table:number-columns-repeated="995"/>
        </table:table-row>
        <table:table-row table:style-name="ro2">
          <table:table-cell table:formula="of:=[.A21]+1" office:value-type="float" office:value="8" calcext:value-type="float">
            <text:p>8</text:p>
          </table:table-cell>
          <table:table-cell table:number-columns-repeated="2"/>
          <table:table-cell table:style-name="ce13" table:formula="of:=IF(([.D$12]-[.$A21])&lt;=0;&quot;&quot;;IF(([.D$12]-[.$A21])/[.$B$5]&lt;1;([.D$12]-[.$A21])/[.$B$5];1)*[.$B$4])">
            <text:p/>
          </table:table-cell>
          <table:table-cell table:style-name="ce13" table:formula="of:=IF(([.E$12]-[.$A21])&lt;=0;&quot;&quot;;IF(([.E$12]-[.$A21])/[.$B$5]&lt;1;([.E$12]-[.$A21])/[.$B$5];1)*[.$B$4])">
            <text:p/>
          </table:table-cell>
          <table:table-cell table:style-name="ce13" table:formula="of:=IF(([.F$12]-[.$A21])&lt;=0;&quot;&quot;;IF(([.F$12]-[.$A21])/[.$B$5]&lt;1;([.F$12]-[.$A21])/[.$B$5];1)*[.$B$4])">
            <text:p/>
          </table:table-cell>
          <table:table-cell table:style-name="ce13" table:formula="of:=IF(([.G$12]-[.$A21])&lt;=0;&quot;&quot;;IF(([.G$12]-[.$A21])/[.$B$5]&lt;1;([.G$12]-[.$A21])/[.$B$5];1)*[.$B$4])">
            <text:p/>
          </table:table-cell>
          <table:table-cell table:style-name="ce13" table:formula="of:=IF(([.H$12]-[.$A21])&lt;=0;&quot;&quot;;IF(([.H$12]-[.$A21])/[.$B$5]&lt;1;([.H$12]-[.$A21])/[.$B$5];1)*[.$B$4])">
            <text:p/>
          </table:table-cell>
          <table:table-cell table:style-name="ce13" table:formula="of:=IF(([.I$12]-[.$A21])&lt;=0;&quot;&quot;;IF(([.I$12]-[.$A21])/[.$B$5]&lt;1;([.I$12]-[.$A21])/[.$B$5];1)*[.$B$4])">
            <text:p/>
          </table:table-cell>
          <table:table-cell table:style-name="ce13" table:formula="of:=IF(([.J$12]-[.$A21])&lt;=0;&quot;&quot;;IF(([.J$12]-[.$A21])/[.$B$5]&lt;1;([.J$12]-[.$A21])/[.$B$5];1)*[.$B$4])">
            <text:p/>
          </table:table-cell>
          <table:table-cell table:style-name="ce18" table:formula="of:=IF(([.K$12]-[.$A21])&lt;=0;&quot;&quot;;IF(([.K$12]-[.$A21])/[.$B$5]&lt;1;([.K$12]-[.$A21])/[.$B$5];1)*[.$B$4])" office:value-type="float" office:value="10" calcext:value-type="float">
            <text:p>10</text:p>
          </table:table-cell>
          <table:table-cell table:style-name="ce13" table:formula="of:=IF(([.L$12]-[.$A21])&lt;=0;&quot;&quot;;IF(([.L$12]-[.$A21])/[.$B$5]&lt;1;([.L$12]-[.$A21])/[.$B$5];1)*[.$B$4])" office:value-type="float" office:value="20" calcext:value-type="float">
            <text:p>20</text:p>
          </table:table-cell>
          <table:table-cell table:style-name="ce13" table:formula="of:=IF(([.M$12]-[.$A21])&lt;=0;&quot;&quot;;IF(([.M$12]-[.$A21])/[.$B$5]&lt;1;([.M$12]-[.$A21])/[.$B$5];1)*[.$B$4])" office:value-type="float" office:value="30" calcext:value-type="float">
            <text:p>30</text:p>
          </table:table-cell>
          <table:table-cell table:style-name="ce13" table:formula="of:=IF(([.N$12]-[.$A21])&lt;=0;&quot;&quot;;IF(([.N$12]-[.$A21])/[.$B$5]&lt;1;([.N$12]-[.$A21])/[.$B$5];1)*[.$B$4])" office:value-type="float" office:value="40" calcext:value-type="float">
            <text:p>40</text:p>
          </table:table-cell>
          <table:table-cell table:formula="of:=IF(([.O$12]-[.$A21])&lt;=0;&quot;&quot;;IF(([.O$12]-[.$A21])/[.$B$5]&lt;1;([.O$12]-[.$A21])/[.$B$5];1)*[.$B$4])" office:value-type="float" office:value="50" calcext:value-type="float">
            <text:p>50</text:p>
          </table:table-cell>
          <table:table-cell table:style-name="ce13" table:formula="of:=IF(([.P$12]-[.$A21])&lt;=0;&quot;&quot;;IF(([.P$12]-[.$A21])/[.$B$5]&lt;1;([.P$12]-[.$A21])/[.$B$5];1)*[.$B$4])" office:value-type="float" office:value="60" calcext:value-type="float">
            <text:p>60</text:p>
          </table:table-cell>
          <table:table-cell table:style-name="ce13" table:formula="of:=IF(([.Q$12]-[.$A21])&lt;=0;&quot;&quot;;IF(([.Q$12]-[.$A21])/[.$B$5]&lt;1;([.Q$12]-[.$A21])/[.$B$5];1)*[.$B$4])" office:value-type="float" office:value="70" calcext:value-type="float">
            <text:p>70</text:p>
          </table:table-cell>
          <table:table-cell table:style-name="ce13" table:formula="of:=IF(([.R$12]-[.$A21])&lt;=0;&quot;&quot;;IF(([.R$12]-[.$A21])/[.$B$5]&lt;1;([.R$12]-[.$A21])/[.$B$5];1)*[.$B$4])" office:value-type="float" office:value="80" calcext:value-type="float">
            <text:p>80</text:p>
          </table:table-cell>
          <table:table-cell table:style-name="ce13" table:formula="of:=IF(([.S$12]-[.$A21])&lt;=0;&quot;&quot;;IF(([.S$12]-[.$A21])/[.$B$5]&lt;1;([.S$12]-[.$A21])/[.$B$5];1)*[.$B$4])" office:value-type="float" office:value="90" calcext:value-type="float">
            <text:p>90</text:p>
          </table:table-cell>
          <table:table-cell table:style-name="ce13" table:formula="of:=IF(([.T$12]-[.$A21])&lt;=0;&quot;&quot;;IF(([.T$12]-[.$A21])/[.$B$5]&lt;1;([.T$12]-[.$A21])/[.$B$5];1)*[.$B$4])" office:value-type="float" office:value="100" calcext:value-type="float">
            <text:p>100</text:p>
          </table:table-cell>
          <table:table-cell table:style-name="ce13" table:formula="of:=IF(([.U$12]-[.$A21])&lt;=0;&quot;&quot;;IF(([.U$12]-[.$A21])/[.$B$5]&lt;1;([.U$12]-[.$A21])/[.$B$5];1)*[.$B$4])" office:value-type="float" office:value="100" calcext:value-type="float">
            <text:p>100</text:p>
          </table:table-cell>
          <table:table-cell table:style-name="ce13" table:formula="of:=IF(([.V$12]-[.$A21])&lt;=0;&quot;&quot;;IF(([.V$12]-[.$A21])/[.$B$5]&lt;1;([.V$12]-[.$A21])/[.$B$5];1)*[.$B$4])" office:value-type="float" office:value="100" calcext:value-type="float">
            <text:p>100</text:p>
          </table:table-cell>
          <table:table-cell table:style-name="ce13" table:formula="of:=IF(([.W$12]-[.$A21])&lt;=0;&quot;&quot;;IF(([.W$12]-[.$A21])/[.$B$5]&lt;1;([.W$12]-[.$A21])/[.$B$5];1)*[.$B$4])" office:value-type="float" office:value="100" calcext:value-type="float">
            <text:p>100</text:p>
          </table:table-cell>
          <table:table-cell table:style-name="ce13" table:formula="of:=IF(([.X$12]-[.$A21])&lt;=0;&quot;&quot;;IF(([.X$12]-[.$A21])/[.$B$5]&lt;1;([.X$12]-[.$A21])/[.$B$5];1)*[.$B$4])" office:value-type="float" office:value="100" calcext:value-type="float">
            <text:p>100</text:p>
          </table:table-cell>
          <table:table-cell table:style-name="ce13" table:formula="of:=IF(([.Y$12]-[.$A21])&lt;=0;&quot;&quot;;IF(([.Y$12]-[.$A21])/[.$B$5]&lt;1;([.Y$12]-[.$A21])/[.$B$5];1)*[.$B$4])" office:value-type="float" office:value="100" calcext:value-type="float">
            <text:p>100</text:p>
          </table:table-cell>
          <table:table-cell table:style-name="ce13" table:formula="of:=IF(([.Z$12]-[.$A21])&lt;=0;&quot;&quot;;IF(([.Z$12]-[.$A21])/[.$B$5]&lt;1;([.Z$12]-[.$A21])/[.$B$5];1)*[.$B$4])" office:value-type="float" office:value="100" calcext:value-type="float">
            <text:p>100</text:p>
          </table:table-cell>
          <table:table-cell table:style-name="ce13" table:formula="of:=IF(([.AA$12]-[.$A21])&lt;=0;&quot;&quot;;IF(([.AA$12]-[.$A21])/[.$B$5]&lt;1;([.AA$12]-[.$A21])/[.$B$5];1)*[.$B$4])" office:value-type="float" office:value="100" calcext:value-type="float">
            <text:p>100</text:p>
          </table:table-cell>
          <table:table-cell table:style-name="ce13" table:formula="of:=IF(([.AB$12]-[.$A21])&lt;=0;&quot;&quot;;IF(([.AB$12]-[.$A21])/[.$B$5]&lt;1;([.AB$12]-[.$A21])/[.$B$5];1)*[.$B$4])" office:value-type="float" office:value="100" calcext:value-type="float">
            <text:p>100</text:p>
          </table:table-cell>
          <table:table-cell table:style-name="ce2"/>
          <table:table-cell table:number-columns-repeated="995"/>
        </table:table-row>
        <table:table-row table:style-name="ro2">
          <table:table-cell table:formula="of:=[.A22]+1" office:value-type="float" office:value="9" calcext:value-type="float">
            <text:p>9</text:p>
          </table:table-cell>
          <table:table-cell table:number-columns-repeated="2"/>
          <table:table-cell table:style-name="ce13" table:formula="of:=IF(([.D$12]-[.$A22])&lt;=0;&quot;&quot;;IF(([.D$12]-[.$A22])/[.$B$5]&lt;1;([.D$12]-[.$A22])/[.$B$5];1)*[.$B$4])">
            <text:p/>
          </table:table-cell>
          <table:table-cell table:style-name="ce13" table:formula="of:=IF(([.E$12]-[.$A22])&lt;=0;&quot;&quot;;IF(([.E$12]-[.$A22])/[.$B$5]&lt;1;([.E$12]-[.$A22])/[.$B$5];1)*[.$B$4])">
            <text:p/>
          </table:table-cell>
          <table:table-cell table:style-name="ce13" table:formula="of:=IF(([.F$12]-[.$A22])&lt;=0;&quot;&quot;;IF(([.F$12]-[.$A22])/[.$B$5]&lt;1;([.F$12]-[.$A22])/[.$B$5];1)*[.$B$4])">
            <text:p/>
          </table:table-cell>
          <table:table-cell table:style-name="ce13" table:formula="of:=IF(([.G$12]-[.$A22])&lt;=0;&quot;&quot;;IF(([.G$12]-[.$A22])/[.$B$5]&lt;1;([.G$12]-[.$A22])/[.$B$5];1)*[.$B$4])">
            <text:p/>
          </table:table-cell>
          <table:table-cell table:style-name="ce13" table:formula="of:=IF(([.H$12]-[.$A22])&lt;=0;&quot;&quot;;IF(([.H$12]-[.$A22])/[.$B$5]&lt;1;([.H$12]-[.$A22])/[.$B$5];1)*[.$B$4])">
            <text:p/>
          </table:table-cell>
          <table:table-cell table:style-name="ce13" table:formula="of:=IF(([.I$12]-[.$A22])&lt;=0;&quot;&quot;;IF(([.I$12]-[.$A22])/[.$B$5]&lt;1;([.I$12]-[.$A22])/[.$B$5];1)*[.$B$4])">
            <text:p/>
          </table:table-cell>
          <table:table-cell table:style-name="ce13" table:formula="of:=IF(([.J$12]-[.$A22])&lt;=0;&quot;&quot;;IF(([.J$12]-[.$A22])/[.$B$5]&lt;1;([.J$12]-[.$A22])/[.$B$5];1)*[.$B$4])">
            <text:p/>
          </table:table-cell>
          <table:table-cell table:style-name="ce13" table:formula="of:=IF(([.K$12]-[.$A22])&lt;=0;&quot;&quot;;IF(([.K$12]-[.$A22])/[.$B$5]&lt;1;([.K$12]-[.$A22])/[.$B$5];1)*[.$B$4])">
            <text:p/>
          </table:table-cell>
          <table:table-cell table:style-name="ce13" table:formula="of:=IF(([.L$12]-[.$A22])&lt;=0;&quot;&quot;;IF(([.L$12]-[.$A22])/[.$B$5]&lt;1;([.L$12]-[.$A22])/[.$B$5];1)*[.$B$4])" office:value-type="float" office:value="10" calcext:value-type="float">
            <text:p>10</text:p>
          </table:table-cell>
          <table:table-cell table:style-name="ce13" table:formula="of:=IF(([.M$12]-[.$A22])&lt;=0;&quot;&quot;;IF(([.M$12]-[.$A22])/[.$B$5]&lt;1;([.M$12]-[.$A22])/[.$B$5];1)*[.$B$4])" office:value-type="float" office:value="20" calcext:value-type="float">
            <text:p>20</text:p>
          </table:table-cell>
          <table:table-cell table:style-name="ce13" table:formula="of:=IF(([.N$12]-[.$A22])&lt;=0;&quot;&quot;;IF(([.N$12]-[.$A22])/[.$B$5]&lt;1;([.N$12]-[.$A22])/[.$B$5];1)*[.$B$4])" office:value-type="float" office:value="30" calcext:value-type="float">
            <text:p>30</text:p>
          </table:table-cell>
          <table:table-cell table:formula="of:=IF(([.O$12]-[.$A22])&lt;=0;&quot;&quot;;IF(([.O$12]-[.$A22])/[.$B$5]&lt;1;([.O$12]-[.$A22])/[.$B$5];1)*[.$B$4])" office:value-type="float" office:value="40" calcext:value-type="float">
            <text:p>40</text:p>
          </table:table-cell>
          <table:table-cell table:style-name="ce13" table:formula="of:=IF(([.P$12]-[.$A22])&lt;=0;&quot;&quot;;IF(([.P$12]-[.$A22])/[.$B$5]&lt;1;([.P$12]-[.$A22])/[.$B$5];1)*[.$B$4])" office:value-type="float" office:value="50" calcext:value-type="float">
            <text:p>50</text:p>
          </table:table-cell>
          <table:table-cell table:style-name="ce13" table:formula="of:=IF(([.Q$12]-[.$A22])&lt;=0;&quot;&quot;;IF(([.Q$12]-[.$A22])/[.$B$5]&lt;1;([.Q$12]-[.$A22])/[.$B$5];1)*[.$B$4])" office:value-type="float" office:value="60" calcext:value-type="float">
            <text:p>60</text:p>
          </table:table-cell>
          <table:table-cell table:style-name="ce13" table:formula="of:=IF(([.R$12]-[.$A22])&lt;=0;&quot;&quot;;IF(([.R$12]-[.$A22])/[.$B$5]&lt;1;([.R$12]-[.$A22])/[.$B$5];1)*[.$B$4])" office:value-type="float" office:value="70" calcext:value-type="float">
            <text:p>70</text:p>
          </table:table-cell>
          <table:table-cell table:style-name="ce13" table:formula="of:=IF(([.S$12]-[.$A22])&lt;=0;&quot;&quot;;IF(([.S$12]-[.$A22])/[.$B$5]&lt;1;([.S$12]-[.$A22])/[.$B$5];1)*[.$B$4])" office:value-type="float" office:value="80" calcext:value-type="float">
            <text:p>80</text:p>
          </table:table-cell>
          <table:table-cell table:style-name="ce13" table:formula="of:=IF(([.T$12]-[.$A22])&lt;=0;&quot;&quot;;IF(([.T$12]-[.$A22])/[.$B$5]&lt;1;([.T$12]-[.$A22])/[.$B$5];1)*[.$B$4])" office:value-type="float" office:value="90" calcext:value-type="float">
            <text:p>90</text:p>
          </table:table-cell>
          <table:table-cell table:style-name="ce13" table:formula="of:=IF(([.U$12]-[.$A22])&lt;=0;&quot;&quot;;IF(([.U$12]-[.$A22])/[.$B$5]&lt;1;([.U$12]-[.$A22])/[.$B$5];1)*[.$B$4])" office:value-type="float" office:value="100" calcext:value-type="float">
            <text:p>100</text:p>
          </table:table-cell>
          <table:table-cell table:style-name="ce13" table:formula="of:=IF(([.V$12]-[.$A22])&lt;=0;&quot;&quot;;IF(([.V$12]-[.$A22])/[.$B$5]&lt;1;([.V$12]-[.$A22])/[.$B$5];1)*[.$B$4])" office:value-type="float" office:value="100" calcext:value-type="float">
            <text:p>100</text:p>
          </table:table-cell>
          <table:table-cell table:style-name="ce13" table:formula="of:=IF(([.W$12]-[.$A22])&lt;=0;&quot;&quot;;IF(([.W$12]-[.$A22])/[.$B$5]&lt;1;([.W$12]-[.$A22])/[.$B$5];1)*[.$B$4])" office:value-type="float" office:value="100" calcext:value-type="float">
            <text:p>100</text:p>
          </table:table-cell>
          <table:table-cell table:style-name="ce13" table:formula="of:=IF(([.X$12]-[.$A22])&lt;=0;&quot;&quot;;IF(([.X$12]-[.$A22])/[.$B$5]&lt;1;([.X$12]-[.$A22])/[.$B$5];1)*[.$B$4])" office:value-type="float" office:value="100" calcext:value-type="float">
            <text:p>100</text:p>
          </table:table-cell>
          <table:table-cell table:style-name="ce13" table:formula="of:=IF(([.Y$12]-[.$A22])&lt;=0;&quot;&quot;;IF(([.Y$12]-[.$A22])/[.$B$5]&lt;1;([.Y$12]-[.$A22])/[.$B$5];1)*[.$B$4])" office:value-type="float" office:value="100" calcext:value-type="float">
            <text:p>100</text:p>
          </table:table-cell>
          <table:table-cell table:style-name="ce13" table:formula="of:=IF(([.Z$12]-[.$A22])&lt;=0;&quot;&quot;;IF(([.Z$12]-[.$A22])/[.$B$5]&lt;1;([.Z$12]-[.$A22])/[.$B$5];1)*[.$B$4])" office:value-type="float" office:value="100" calcext:value-type="float">
            <text:p>100</text:p>
          </table:table-cell>
          <table:table-cell table:style-name="ce13" table:formula="of:=IF(([.AA$12]-[.$A22])&lt;=0;&quot;&quot;;IF(([.AA$12]-[.$A22])/[.$B$5]&lt;1;([.AA$12]-[.$A22])/[.$B$5];1)*[.$B$4])" office:value-type="float" office:value="100" calcext:value-type="float">
            <text:p>100</text:p>
          </table:table-cell>
          <table:table-cell table:style-name="ce13" table:formula="of:=IF(([.AB$12]-[.$A22])&lt;=0;&quot;&quot;;IF(([.AB$12]-[.$A22])/[.$B$5]&lt;1;([.AB$12]-[.$A22])/[.$B$5];1)*[.$B$4])" office:value-type="float" office:value="100" calcext:value-type="float">
            <text:p>100</text:p>
          </table:table-cell>
          <table:table-cell table:style-name="ce2"/>
          <table:table-cell table:number-columns-repeated="995"/>
        </table:table-row>
        <table:table-row table:style-name="ro2">
          <table:table-cell table:formula="of:=[.A23]+1" office:value-type="float" office:value="10" calcext:value-type="float">
            <text:p>10</text:p>
          </table:table-cell>
          <table:table-cell table:number-columns-repeated="2"/>
          <table:table-cell table:style-name="ce13" table:formula="of:=IF(([.D$12]-[.$A23])&lt;=0;&quot;&quot;;IF(([.D$12]-[.$A23])/[.$B$5]&lt;1;([.D$12]-[.$A23])/[.$B$5];1)*[.$B$4])">
            <text:p/>
          </table:table-cell>
          <table:table-cell table:style-name="ce13" table:formula="of:=IF(([.E$12]-[.$A23])&lt;=0;&quot;&quot;;IF(([.E$12]-[.$A23])/[.$B$5]&lt;1;([.E$12]-[.$A23])/[.$B$5];1)*[.$B$4])">
            <text:p/>
          </table:table-cell>
          <table:table-cell table:style-name="ce13" table:formula="of:=IF(([.F$12]-[.$A23])&lt;=0;&quot;&quot;;IF(([.F$12]-[.$A23])/[.$B$5]&lt;1;([.F$12]-[.$A23])/[.$B$5];1)*[.$B$4])">
            <text:p/>
          </table:table-cell>
          <table:table-cell table:style-name="ce13" table:formula="of:=IF(([.G$12]-[.$A23])&lt;=0;&quot;&quot;;IF(([.G$12]-[.$A23])/[.$B$5]&lt;1;([.G$12]-[.$A23])/[.$B$5];1)*[.$B$4])">
            <text:p/>
          </table:table-cell>
          <table:table-cell table:style-name="ce13" table:formula="of:=IF(([.H$12]-[.$A23])&lt;=0;&quot;&quot;;IF(([.H$12]-[.$A23])/[.$B$5]&lt;1;([.H$12]-[.$A23])/[.$B$5];1)*[.$B$4])">
            <text:p/>
          </table:table-cell>
          <table:table-cell table:style-name="ce13" table:formula="of:=IF(([.I$12]-[.$A23])&lt;=0;&quot;&quot;;IF(([.I$12]-[.$A23])/[.$B$5]&lt;1;([.I$12]-[.$A23])/[.$B$5];1)*[.$B$4])">
            <text:p/>
          </table:table-cell>
          <table:table-cell table:style-name="ce13" table:formula="of:=IF(([.J$12]-[.$A23])&lt;=0;&quot;&quot;;IF(([.J$12]-[.$A23])/[.$B$5]&lt;1;([.J$12]-[.$A23])/[.$B$5];1)*[.$B$4])">
            <text:p/>
          </table:table-cell>
          <table:table-cell table:style-name="ce13" table:formula="of:=IF(([.K$12]-[.$A23])&lt;=0;&quot;&quot;;IF(([.K$12]-[.$A23])/[.$B$5]&lt;1;([.K$12]-[.$A23])/[.$B$5];1)*[.$B$4])">
            <text:p/>
          </table:table-cell>
          <table:table-cell table:style-name="ce13" table:formula="of:=IF(([.L$12]-[.$A23])&lt;=0;&quot;&quot;;IF(([.L$12]-[.$A23])/[.$B$5]&lt;1;([.L$12]-[.$A23])/[.$B$5];1)*[.$B$4])">
            <text:p/>
          </table:table-cell>
          <table:table-cell table:style-name="ce13" table:formula="of:=IF(([.M$12]-[.$A23])&lt;=0;&quot;&quot;;IF(([.M$12]-[.$A23])/[.$B$5]&lt;1;([.M$12]-[.$A23])/[.$B$5];1)*[.$B$4])" office:value-type="float" office:value="10" calcext:value-type="float">
            <text:p>10</text:p>
          </table:table-cell>
          <table:table-cell table:style-name="ce13" table:formula="of:=IF(([.N$12]-[.$A23])&lt;=0;&quot;&quot;;IF(([.N$12]-[.$A23])/[.$B$5]&lt;1;([.N$12]-[.$A23])/[.$B$5];1)*[.$B$4])" office:value-type="float" office:value="20" calcext:value-type="float">
            <text:p>20</text:p>
          </table:table-cell>
          <table:table-cell table:formula="of:=IF(([.O$12]-[.$A23])&lt;=0;&quot;&quot;;IF(([.O$12]-[.$A23])/[.$B$5]&lt;1;([.O$12]-[.$A23])/[.$B$5];1)*[.$B$4])" office:value-type="float" office:value="30" calcext:value-type="float">
            <text:p>30</text:p>
          </table:table-cell>
          <table:table-cell table:style-name="ce13" table:formula="of:=IF(([.P$12]-[.$A23])&lt;=0;&quot;&quot;;IF(([.P$12]-[.$A23])/[.$B$5]&lt;1;([.P$12]-[.$A23])/[.$B$5];1)*[.$B$4])" office:value-type="float" office:value="40" calcext:value-type="float">
            <text:p>40</text:p>
          </table:table-cell>
          <table:table-cell table:style-name="ce13" table:formula="of:=IF(([.Q$12]-[.$A23])&lt;=0;&quot;&quot;;IF(([.Q$12]-[.$A23])/[.$B$5]&lt;1;([.Q$12]-[.$A23])/[.$B$5];1)*[.$B$4])" office:value-type="float" office:value="50" calcext:value-type="float">
            <text:p>50</text:p>
          </table:table-cell>
          <table:table-cell table:style-name="ce13" table:formula="of:=IF(([.R$12]-[.$A23])&lt;=0;&quot;&quot;;IF(([.R$12]-[.$A23])/[.$B$5]&lt;1;([.R$12]-[.$A23])/[.$B$5];1)*[.$B$4])" office:value-type="float" office:value="60" calcext:value-type="float">
            <text:p>60</text:p>
          </table:table-cell>
          <table:table-cell table:style-name="ce13" table:formula="of:=IF(([.S$12]-[.$A23])&lt;=0;&quot;&quot;;IF(([.S$12]-[.$A23])/[.$B$5]&lt;1;([.S$12]-[.$A23])/[.$B$5];1)*[.$B$4])" office:value-type="float" office:value="70" calcext:value-type="float">
            <text:p>70</text:p>
          </table:table-cell>
          <table:table-cell table:style-name="ce13" table:formula="of:=IF(([.T$12]-[.$A23])&lt;=0;&quot;&quot;;IF(([.T$12]-[.$A23])/[.$B$5]&lt;1;([.T$12]-[.$A23])/[.$B$5];1)*[.$B$4])" office:value-type="float" office:value="80" calcext:value-type="float">
            <text:p>80</text:p>
          </table:table-cell>
          <table:table-cell table:style-name="ce13" table:formula="of:=IF(([.U$12]-[.$A23])&lt;=0;&quot;&quot;;IF(([.U$12]-[.$A23])/[.$B$5]&lt;1;([.U$12]-[.$A23])/[.$B$5];1)*[.$B$4])" office:value-type="float" office:value="90" calcext:value-type="float">
            <text:p>90</text:p>
          </table:table-cell>
          <table:table-cell table:style-name="ce13" table:formula="of:=IF(([.V$12]-[.$A23])&lt;=0;&quot;&quot;;IF(([.V$12]-[.$A23])/[.$B$5]&lt;1;([.V$12]-[.$A23])/[.$B$5];1)*[.$B$4])" office:value-type="float" office:value="100" calcext:value-type="float">
            <text:p>100</text:p>
          </table:table-cell>
          <table:table-cell table:style-name="ce13" table:formula="of:=IF(([.W$12]-[.$A23])&lt;=0;&quot;&quot;;IF(([.W$12]-[.$A23])/[.$B$5]&lt;1;([.W$12]-[.$A23])/[.$B$5];1)*[.$B$4])" office:value-type="float" office:value="100" calcext:value-type="float">
            <text:p>100</text:p>
          </table:table-cell>
          <table:table-cell table:style-name="ce13" table:formula="of:=IF(([.X$12]-[.$A23])&lt;=0;&quot;&quot;;IF(([.X$12]-[.$A23])/[.$B$5]&lt;1;([.X$12]-[.$A23])/[.$B$5];1)*[.$B$4])" office:value-type="float" office:value="100" calcext:value-type="float">
            <text:p>100</text:p>
          </table:table-cell>
          <table:table-cell table:style-name="ce13" table:formula="of:=IF(([.Y$12]-[.$A23])&lt;=0;&quot;&quot;;IF(([.Y$12]-[.$A23])/[.$B$5]&lt;1;([.Y$12]-[.$A23])/[.$B$5];1)*[.$B$4])" office:value-type="float" office:value="100" calcext:value-type="float">
            <text:p>100</text:p>
          </table:table-cell>
          <table:table-cell table:style-name="ce13" table:formula="of:=IF(([.Z$12]-[.$A23])&lt;=0;&quot;&quot;;IF(([.Z$12]-[.$A23])/[.$B$5]&lt;1;([.Z$12]-[.$A23])/[.$B$5];1)*[.$B$4])" office:value-type="float" office:value="100" calcext:value-type="float">
            <text:p>100</text:p>
          </table:table-cell>
          <table:table-cell table:style-name="ce13" table:formula="of:=IF(([.AA$12]-[.$A23])&lt;=0;&quot;&quot;;IF(([.AA$12]-[.$A23])/[.$B$5]&lt;1;([.AA$12]-[.$A23])/[.$B$5];1)*[.$B$4])" office:value-type="float" office:value="100" calcext:value-type="float">
            <text:p>100</text:p>
          </table:table-cell>
          <table:table-cell table:style-name="ce13" table:formula="of:=IF(([.AB$12]-[.$A23])&lt;=0;&quot;&quot;;IF(([.AB$12]-[.$A23])/[.$B$5]&lt;1;([.AB$12]-[.$A23])/[.$B$5];1)*[.$B$4])" office:value-type="float" office:value="100" calcext:value-type="float">
            <text:p>100</text:p>
          </table:table-cell>
          <table:table-cell table:style-name="ce2"/>
          <table:table-cell table:number-columns-repeated="995"/>
        </table:table-row>
        <table:table-row table:style-name="ro2">
          <table:table-cell table:formula="of:=[.A24]+1" office:value-type="float" office:value="11" calcext:value-type="float">
            <text:p>11</text:p>
          </table:table-cell>
          <table:table-cell table:number-columns-repeated="2"/>
          <table:table-cell table:style-name="ce13" table:formula="of:=IF(([.D$12]-[.$A24])&lt;=0;&quot;&quot;;IF(([.D$12]-[.$A24])/[.$B$5]&lt;1;([.D$12]-[.$A24])/[.$B$5];1)*[.$B$4])">
            <text:p/>
          </table:table-cell>
          <table:table-cell table:style-name="ce13" table:formula="of:=IF(([.E$12]-[.$A24])&lt;=0;&quot;&quot;;IF(([.E$12]-[.$A24])/[.$B$5]&lt;1;([.E$12]-[.$A24])/[.$B$5];1)*[.$B$4])">
            <text:p/>
          </table:table-cell>
          <table:table-cell table:style-name="ce13" table:formula="of:=IF(([.F$12]-[.$A24])&lt;=0;&quot;&quot;;IF(([.F$12]-[.$A24])/[.$B$5]&lt;1;([.F$12]-[.$A24])/[.$B$5];1)*[.$B$4])">
            <text:p/>
          </table:table-cell>
          <table:table-cell table:style-name="ce13" table:formula="of:=IF(([.G$12]-[.$A24])&lt;=0;&quot;&quot;;IF(([.G$12]-[.$A24])/[.$B$5]&lt;1;([.G$12]-[.$A24])/[.$B$5];1)*[.$B$4])">
            <text:p/>
          </table:table-cell>
          <table:table-cell table:style-name="ce13" table:formula="of:=IF(([.H$12]-[.$A24])&lt;=0;&quot;&quot;;IF(([.H$12]-[.$A24])/[.$B$5]&lt;1;([.H$12]-[.$A24])/[.$B$5];1)*[.$B$4])">
            <text:p/>
          </table:table-cell>
          <table:table-cell table:style-name="ce13" table:formula="of:=IF(([.I$12]-[.$A24])&lt;=0;&quot;&quot;;IF(([.I$12]-[.$A24])/[.$B$5]&lt;1;([.I$12]-[.$A24])/[.$B$5];1)*[.$B$4])">
            <text:p/>
          </table:table-cell>
          <table:table-cell table:style-name="ce13" table:formula="of:=IF(([.J$12]-[.$A24])&lt;=0;&quot;&quot;;IF(([.J$12]-[.$A24])/[.$B$5]&lt;1;([.J$12]-[.$A24])/[.$B$5];1)*[.$B$4])">
            <text:p/>
          </table:table-cell>
          <table:table-cell table:style-name="ce13" table:formula="of:=IF(([.K$12]-[.$A24])&lt;=0;&quot;&quot;;IF(([.K$12]-[.$A24])/[.$B$5]&lt;1;([.K$12]-[.$A24])/[.$B$5];1)*[.$B$4])">
            <text:p/>
          </table:table-cell>
          <table:table-cell table:style-name="ce13" table:formula="of:=IF(([.L$12]-[.$A24])&lt;=0;&quot;&quot;;IF(([.L$12]-[.$A24])/[.$B$5]&lt;1;([.L$12]-[.$A24])/[.$B$5];1)*[.$B$4])">
            <text:p/>
          </table:table-cell>
          <table:table-cell table:style-name="ce13" table:formula="of:=IF(([.M$12]-[.$A24])&lt;=0;&quot;&quot;;IF(([.M$12]-[.$A24])/[.$B$5]&lt;1;([.M$12]-[.$A24])/[.$B$5];1)*[.$B$4])">
            <text:p/>
          </table:table-cell>
          <table:table-cell table:style-name="ce13" table:formula="of:=IF(([.N$12]-[.$A24])&lt;=0;&quot;&quot;;IF(([.N$12]-[.$A24])/[.$B$5]&lt;1;([.N$12]-[.$A24])/[.$B$5];1)*[.$B$4])" office:value-type="float" office:value="10" calcext:value-type="float">
            <text:p>10</text:p>
          </table:table-cell>
          <table:table-cell table:formula="of:=IF(([.O$12]-[.$A24])&lt;=0;&quot;&quot;;IF(([.O$12]-[.$A24])/[.$B$5]&lt;1;([.O$12]-[.$A24])/[.$B$5];1)*[.$B$4])" office:value-type="float" office:value="20" calcext:value-type="float">
            <text:p>20</text:p>
          </table:table-cell>
          <table:table-cell table:style-name="ce13" table:formula="of:=IF(([.P$12]-[.$A24])&lt;=0;&quot;&quot;;IF(([.P$12]-[.$A24])/[.$B$5]&lt;1;([.P$12]-[.$A24])/[.$B$5];1)*[.$B$4])" office:value-type="float" office:value="30" calcext:value-type="float">
            <text:p>30</text:p>
          </table:table-cell>
          <table:table-cell table:style-name="ce13" table:formula="of:=IF(([.Q$12]-[.$A24])&lt;=0;&quot;&quot;;IF(([.Q$12]-[.$A24])/[.$B$5]&lt;1;([.Q$12]-[.$A24])/[.$B$5];1)*[.$B$4])" office:value-type="float" office:value="40" calcext:value-type="float">
            <text:p>40</text:p>
          </table:table-cell>
          <table:table-cell table:style-name="ce13" table:formula="of:=IF(([.R$12]-[.$A24])&lt;=0;&quot;&quot;;IF(([.R$12]-[.$A24])/[.$B$5]&lt;1;([.R$12]-[.$A24])/[.$B$5];1)*[.$B$4])" office:value-type="float" office:value="50" calcext:value-type="float">
            <text:p>50</text:p>
          </table:table-cell>
          <table:table-cell table:style-name="ce13" table:formula="of:=IF(([.S$12]-[.$A24])&lt;=0;&quot;&quot;;IF(([.S$12]-[.$A24])/[.$B$5]&lt;1;([.S$12]-[.$A24])/[.$B$5];1)*[.$B$4])" office:value-type="float" office:value="60" calcext:value-type="float">
            <text:p>60</text:p>
          </table:table-cell>
          <table:table-cell table:style-name="ce13" table:formula="of:=IF(([.T$12]-[.$A24])&lt;=0;&quot;&quot;;IF(([.T$12]-[.$A24])/[.$B$5]&lt;1;([.T$12]-[.$A24])/[.$B$5];1)*[.$B$4])" office:value-type="float" office:value="70" calcext:value-type="float">
            <text:p>70</text:p>
          </table:table-cell>
          <table:table-cell table:style-name="ce13" table:formula="of:=IF(([.U$12]-[.$A24])&lt;=0;&quot;&quot;;IF(([.U$12]-[.$A24])/[.$B$5]&lt;1;([.U$12]-[.$A24])/[.$B$5];1)*[.$B$4])" office:value-type="float" office:value="80" calcext:value-type="float">
            <text:p>80</text:p>
          </table:table-cell>
          <table:table-cell table:style-name="ce13" table:formula="of:=IF(([.V$12]-[.$A24])&lt;=0;&quot;&quot;;IF(([.V$12]-[.$A24])/[.$B$5]&lt;1;([.V$12]-[.$A24])/[.$B$5];1)*[.$B$4])" office:value-type="float" office:value="90" calcext:value-type="float">
            <text:p>90</text:p>
          </table:table-cell>
          <table:table-cell table:style-name="ce13" table:formula="of:=IF(([.W$12]-[.$A24])&lt;=0;&quot;&quot;;IF(([.W$12]-[.$A24])/[.$B$5]&lt;1;([.W$12]-[.$A24])/[.$B$5];1)*[.$B$4])" office:value-type="float" office:value="100" calcext:value-type="float">
            <text:p>100</text:p>
          </table:table-cell>
          <table:table-cell table:style-name="ce13" table:formula="of:=IF(([.X$12]-[.$A24])&lt;=0;&quot;&quot;;IF(([.X$12]-[.$A24])/[.$B$5]&lt;1;([.X$12]-[.$A24])/[.$B$5];1)*[.$B$4])" office:value-type="float" office:value="100" calcext:value-type="float">
            <text:p>100</text:p>
          </table:table-cell>
          <table:table-cell table:style-name="ce13" table:formula="of:=IF(([.Y$12]-[.$A24])&lt;=0;&quot;&quot;;IF(([.Y$12]-[.$A24])/[.$B$5]&lt;1;([.Y$12]-[.$A24])/[.$B$5];1)*[.$B$4])" office:value-type="float" office:value="100" calcext:value-type="float">
            <text:p>100</text:p>
          </table:table-cell>
          <table:table-cell table:style-name="ce13" table:formula="of:=IF(([.Z$12]-[.$A24])&lt;=0;&quot;&quot;;IF(([.Z$12]-[.$A24])/[.$B$5]&lt;1;([.Z$12]-[.$A24])/[.$B$5];1)*[.$B$4])" office:value-type="float" office:value="100" calcext:value-type="float">
            <text:p>100</text:p>
          </table:table-cell>
          <table:table-cell table:style-name="ce13" table:formula="of:=IF(([.AA$12]-[.$A24])&lt;=0;&quot;&quot;;IF(([.AA$12]-[.$A24])/[.$B$5]&lt;1;([.AA$12]-[.$A24])/[.$B$5];1)*[.$B$4])" office:value-type="float" office:value="100" calcext:value-type="float">
            <text:p>100</text:p>
          </table:table-cell>
          <table:table-cell table:style-name="ce13" table:formula="of:=IF(([.AB$12]-[.$A24])&lt;=0;&quot;&quot;;IF(([.AB$12]-[.$A24])/[.$B$5]&lt;1;([.AB$12]-[.$A24])/[.$B$5];1)*[.$B$4])" office:value-type="float" office:value="100" calcext:value-type="float">
            <text:p>100</text:p>
          </table:table-cell>
          <table:table-cell table:style-name="ce2"/>
          <table:table-cell table:number-columns-repeated="995"/>
        </table:table-row>
        <table:table-row table:style-name="ro2">
          <table:table-cell table:formula="of:=[.A25]+1" office:value-type="float" office:value="12" calcext:value-type="float">
            <text:p>12</text:p>
          </table:table-cell>
          <table:table-cell table:number-columns-repeated="2"/>
          <table:table-cell table:style-name="ce13" table:formula="of:=IF(([.D$12]-[.$A25])&lt;=0;&quot;&quot;;IF(([.D$12]-[.$A25])/[.$B$5]&lt;1;([.D$12]-[.$A25])/[.$B$5];1)*[.$B$4])">
            <text:p/>
          </table:table-cell>
          <table:table-cell table:style-name="ce13" table:formula="of:=IF(([.E$12]-[.$A25])&lt;=0;&quot;&quot;;IF(([.E$12]-[.$A25])/[.$B$5]&lt;1;([.E$12]-[.$A25])/[.$B$5];1)*[.$B$4])">
            <text:p/>
          </table:table-cell>
          <table:table-cell table:style-name="ce13" table:formula="of:=IF(([.F$12]-[.$A25])&lt;=0;&quot;&quot;;IF(([.F$12]-[.$A25])/[.$B$5]&lt;1;([.F$12]-[.$A25])/[.$B$5];1)*[.$B$4])">
            <text:p/>
          </table:table-cell>
          <table:table-cell table:style-name="ce13" table:formula="of:=IF(([.G$12]-[.$A25])&lt;=0;&quot;&quot;;IF(([.G$12]-[.$A25])/[.$B$5]&lt;1;([.G$12]-[.$A25])/[.$B$5];1)*[.$B$4])">
            <text:p/>
          </table:table-cell>
          <table:table-cell table:style-name="ce13" table:formula="of:=IF(([.H$12]-[.$A25])&lt;=0;&quot;&quot;;IF(([.H$12]-[.$A25])/[.$B$5]&lt;1;([.H$12]-[.$A25])/[.$B$5];1)*[.$B$4])">
            <text:p/>
          </table:table-cell>
          <table:table-cell table:style-name="ce13" table:formula="of:=IF(([.I$12]-[.$A25])&lt;=0;&quot;&quot;;IF(([.I$12]-[.$A25])/[.$B$5]&lt;1;([.I$12]-[.$A25])/[.$B$5];1)*[.$B$4])">
            <text:p/>
          </table:table-cell>
          <table:table-cell table:style-name="ce13" table:formula="of:=IF(([.J$12]-[.$A25])&lt;=0;&quot;&quot;;IF(([.J$12]-[.$A25])/[.$B$5]&lt;1;([.J$12]-[.$A25])/[.$B$5];1)*[.$B$4])">
            <text:p/>
          </table:table-cell>
          <table:table-cell table:style-name="ce13"/>
          <table:table-cell table:style-name="ce13" table:formula="of:=IF(([.L$12]-[.$A25])&lt;=0;&quot;&quot;;IF(([.L$12]-[.$A25])/[.$B$5]&lt;1;([.L$12]-[.$A25])/[.$B$5];1)*[.$B$4])">
            <text:p/>
          </table:table-cell>
          <table:table-cell table:style-name="ce13" table:formula="of:=IF(([.M$12]-[.$A25])&lt;=0;&quot;&quot;;IF(([.M$12]-[.$A25])/[.$B$5]&lt;1;([.M$12]-[.$A25])/[.$B$5];1)*[.$B$4])">
            <text:p/>
          </table:table-cell>
          <table:table-cell table:style-name="ce13" table:formula="of:=IF(([.N$12]-[.$A25])&lt;=0;&quot;&quot;;IF(([.N$12]-[.$A25])/[.$B$5]&lt;1;([.N$12]-[.$A25])/[.$B$5];1)*[.$B$4])">
            <text:p/>
          </table:table-cell>
          <table:table-cell table:formula="of:=IF(([.O$12]-[.$A25])&lt;=0;&quot;&quot;;IF(([.O$12]-[.$A25])/[.$B$5]&lt;1;([.O$12]-[.$A25])/[.$B$5];1)*[.$B$4])" office:value-type="float" office:value="10" calcext:value-type="float">
            <text:p>10</text:p>
          </table:table-cell>
          <table:table-cell table:style-name="ce13" table:formula="of:=IF(([.P$12]-[.$A25])&lt;=0;&quot;&quot;;IF(([.P$12]-[.$A25])/[.$B$5]&lt;1;([.P$12]-[.$A25])/[.$B$5];1)*[.$B$4])" office:value-type="float" office:value="20" calcext:value-type="float">
            <text:p>20</text:p>
          </table:table-cell>
          <table:table-cell table:style-name="ce13" table:formula="of:=IF(([.Q$12]-[.$A25])&lt;=0;&quot;&quot;;IF(([.Q$12]-[.$A25])/[.$B$5]&lt;1;([.Q$12]-[.$A25])/[.$B$5];1)*[.$B$4])" office:value-type="float" office:value="30" calcext:value-type="float">
            <text:p>30</text:p>
          </table:table-cell>
          <table:table-cell table:style-name="ce13" table:formula="of:=IF(([.R$12]-[.$A25])&lt;=0;&quot;&quot;;IF(([.R$12]-[.$A25])/[.$B$5]&lt;1;([.R$12]-[.$A25])/[.$B$5];1)*[.$B$4])" office:value-type="float" office:value="40" calcext:value-type="float">
            <text:p>40</text:p>
          </table:table-cell>
          <table:table-cell table:style-name="ce13" table:formula="of:=IF(([.S$12]-[.$A25])&lt;=0;&quot;&quot;;IF(([.S$12]-[.$A25])/[.$B$5]&lt;1;([.S$12]-[.$A25])/[.$B$5];1)*[.$B$4])" office:value-type="float" office:value="50" calcext:value-type="float">
            <text:p>50</text:p>
          </table:table-cell>
          <table:table-cell table:style-name="ce13" table:formula="of:=IF(([.T$12]-[.$A25])&lt;=0;&quot;&quot;;IF(([.T$12]-[.$A25])/[.$B$5]&lt;1;([.T$12]-[.$A25])/[.$B$5];1)*[.$B$4])" office:value-type="float" office:value="60" calcext:value-type="float">
            <text:p>60</text:p>
          </table:table-cell>
          <table:table-cell table:style-name="ce13" table:formula="of:=IF(([.U$12]-[.$A25])&lt;=0;&quot;&quot;;IF(([.U$12]-[.$A25])/[.$B$5]&lt;1;([.U$12]-[.$A25])/[.$B$5];1)*[.$B$4])" office:value-type="float" office:value="70" calcext:value-type="float">
            <text:p>70</text:p>
          </table:table-cell>
          <table:table-cell table:style-name="ce13" table:formula="of:=IF(([.V$12]-[.$A25])&lt;=0;&quot;&quot;;IF(([.V$12]-[.$A25])/[.$B$5]&lt;1;([.V$12]-[.$A25])/[.$B$5];1)*[.$B$4])" office:value-type="float" office:value="80" calcext:value-type="float">
            <text:p>80</text:p>
          </table:table-cell>
          <table:table-cell table:style-name="ce13" table:formula="of:=IF(([.W$12]-[.$A25])&lt;=0;&quot;&quot;;IF(([.W$12]-[.$A25])/[.$B$5]&lt;1;([.W$12]-[.$A25])/[.$B$5];1)*[.$B$4])" office:value-type="float" office:value="90" calcext:value-type="float">
            <text:p>90</text:p>
          </table:table-cell>
          <table:table-cell table:style-name="ce13" table:formula="of:=IF(([.X$12]-[.$A25])&lt;=0;&quot;&quot;;IF(([.X$12]-[.$A25])/[.$B$5]&lt;1;([.X$12]-[.$A25])/[.$B$5];1)*[.$B$4])" office:value-type="float" office:value="100" calcext:value-type="float">
            <text:p>100</text:p>
          </table:table-cell>
          <table:table-cell table:style-name="ce13" table:formula="of:=IF(([.Y$12]-[.$A25])&lt;=0;&quot;&quot;;IF(([.Y$12]-[.$A25])/[.$B$5]&lt;1;([.Y$12]-[.$A25])/[.$B$5];1)*[.$B$4])" office:value-type="float" office:value="100" calcext:value-type="float">
            <text:p>100</text:p>
          </table:table-cell>
          <table:table-cell table:style-name="ce13" table:formula="of:=IF(([.Z$12]-[.$A25])&lt;=0;&quot;&quot;;IF(([.Z$12]-[.$A25])/[.$B$5]&lt;1;([.Z$12]-[.$A25])/[.$B$5];1)*[.$B$4])" office:value-type="float" office:value="100" calcext:value-type="float">
            <text:p>100</text:p>
          </table:table-cell>
          <table:table-cell table:style-name="ce13" table:formula="of:=IF(([.AA$12]-[.$A25])&lt;=0;&quot;&quot;;IF(([.AA$12]-[.$A25])/[.$B$5]&lt;1;([.AA$12]-[.$A25])/[.$B$5];1)*[.$B$4])" office:value-type="float" office:value="100" calcext:value-type="float">
            <text:p>100</text:p>
          </table:table-cell>
          <table:table-cell table:style-name="ce13" table:formula="of:=IF(([.AB$12]-[.$A25])&lt;=0;&quot;&quot;;IF(([.AB$12]-[.$A25])/[.$B$5]&lt;1;([.AB$12]-[.$A25])/[.$B$5];1)*[.$B$4])" office:value-type="float" office:value="100" calcext:value-type="float">
            <text:p>100</text:p>
          </table:table-cell>
          <table:table-cell table:style-name="ce2"/>
          <table:table-cell table:number-columns-repeated="995"/>
        </table:table-row>
        <table:table-row table:style-name="ro2">
          <table:table-cell table:formula="of:=[.A26]+1" office:value-type="float" office:value="13" calcext:value-type="float">
            <text:p>13</text:p>
          </table:table-cell>
          <table:table-cell table:number-columns-repeated="2"/>
          <table:table-cell table:style-name="ce13" table:formula="of:=IF(([.D$12]-[.$A26])&lt;=0;&quot;&quot;;IF(([.D$12]-[.$A26])/[.$B$5]&lt;1;([.D$12]-[.$A26])/[.$B$5];1)*[.$B$4])">
            <text:p/>
          </table:table-cell>
          <table:table-cell table:style-name="ce13" table:formula="of:=IF(([.E$12]-[.$A26])&lt;=0;&quot;&quot;;IF(([.E$12]-[.$A26])/[.$B$5]&lt;1;([.E$12]-[.$A26])/[.$B$5];1)*[.$B$4])">
            <text:p/>
          </table:table-cell>
          <table:table-cell table:style-name="ce13" table:formula="of:=IF(([.F$12]-[.$A26])&lt;=0;&quot;&quot;;IF(([.F$12]-[.$A26])/[.$B$5]&lt;1;([.F$12]-[.$A26])/[.$B$5];1)*[.$B$4])">
            <text:p/>
          </table:table-cell>
          <table:table-cell table:style-name="ce13" table:formula="of:=IF(([.G$12]-[.$A26])&lt;=0;&quot;&quot;;IF(([.G$12]-[.$A26])/[.$B$5]&lt;1;([.G$12]-[.$A26])/[.$B$5];1)*[.$B$4])">
            <text:p/>
          </table:table-cell>
          <table:table-cell table:style-name="ce13" table:formula="of:=IF(([.H$12]-[.$A26])&lt;=0;&quot;&quot;;IF(([.H$12]-[.$A26])/[.$B$5]&lt;1;([.H$12]-[.$A26])/[.$B$5];1)*[.$B$4])">
            <text:p/>
          </table:table-cell>
          <table:table-cell table:style-name="ce13" table:formula="of:=IF(([.I$12]-[.$A26])&lt;=0;&quot;&quot;;IF(([.I$12]-[.$A26])/[.$B$5]&lt;1;([.I$12]-[.$A26])/[.$B$5];1)*[.$B$4])">
            <text:p/>
          </table:table-cell>
          <table:table-cell table:style-name="ce13" table:formula="of:=IF(([.J$12]-[.$A26])&lt;=0;&quot;&quot;;IF(([.J$12]-[.$A26])/[.$B$5]&lt;1;([.J$12]-[.$A26])/[.$B$5];1)*[.$B$4])">
            <text:p/>
          </table:table-cell>
          <table:table-cell table:style-name="ce13" table:formula="of:=IF(([.K$12]-[.$A26])&lt;=0;&quot;&quot;;IF(([.K$12]-[.$A26])/[.$B$5]&lt;1;([.K$12]-[.$A26])/[.$B$5];1)*[.$B$4])">
            <text:p/>
          </table:table-cell>
          <table:table-cell table:style-name="ce13" table:formula="of:=IF(([.L$12]-[.$A26])&lt;=0;&quot;&quot;;IF(([.L$12]-[.$A26])/[.$B$5]&lt;1;([.L$12]-[.$A26])/[.$B$5];1)*[.$B$4])">
            <text:p/>
          </table:table-cell>
          <table:table-cell table:style-name="ce13" table:formula="of:=IF(([.M$12]-[.$A26])&lt;=0;&quot;&quot;;IF(([.M$12]-[.$A26])/[.$B$5]&lt;1;([.M$12]-[.$A26])/[.$B$5];1)*[.$B$4])">
            <text:p/>
          </table:table-cell>
          <table:table-cell table:style-name="ce13" table:formula="of:=IF(([.N$12]-[.$A26])&lt;=0;&quot;&quot;;IF(([.N$12]-[.$A26])/[.$B$5]&lt;1;([.N$12]-[.$A26])/[.$B$5];1)*[.$B$4])">
            <text:p/>
          </table:table-cell>
          <table:table-cell table:formula="of:=IF(([.O$12]-[.$A26])&lt;=0;&quot;&quot;;IF(([.O$12]-[.$A26])/[.$B$5]&lt;1;([.O$12]-[.$A26])/[.$B$5];1)*[.$B$4])">
            <text:p/>
          </table:table-cell>
          <table:table-cell table:style-name="ce13" table:formula="of:=IF(([.P$12]-[.$A26])&lt;=0;&quot;&quot;;IF(([.P$12]-[.$A26])/[.$B$5]&lt;1;([.P$12]-[.$A26])/[.$B$5];1)*[.$B$4])" office:value-type="float" office:value="10" calcext:value-type="float">
            <text:p>10</text:p>
          </table:table-cell>
          <table:table-cell table:style-name="ce13" table:formula="of:=IF(([.Q$12]-[.$A26])&lt;=0;&quot;&quot;;IF(([.Q$12]-[.$A26])/[.$B$5]&lt;1;([.Q$12]-[.$A26])/[.$B$5];1)*[.$B$4])" office:value-type="float" office:value="20" calcext:value-type="float">
            <text:p>20</text:p>
          </table:table-cell>
          <table:table-cell table:style-name="ce13" table:formula="of:=IF(([.R$12]-[.$A26])&lt;=0;&quot;&quot;;IF(([.R$12]-[.$A26])/[.$B$5]&lt;1;([.R$12]-[.$A26])/[.$B$5];1)*[.$B$4])" office:value-type="float" office:value="30" calcext:value-type="float">
            <text:p>30</text:p>
          </table:table-cell>
          <table:table-cell table:style-name="ce13" table:formula="of:=IF(([.S$12]-[.$A26])&lt;=0;&quot;&quot;;IF(([.S$12]-[.$A26])/[.$B$5]&lt;1;([.S$12]-[.$A26])/[.$B$5];1)*[.$B$4])" office:value-type="float" office:value="40" calcext:value-type="float">
            <text:p>40</text:p>
          </table:table-cell>
          <table:table-cell table:style-name="ce13" table:formula="of:=IF(([.T$12]-[.$A26])&lt;=0;&quot;&quot;;IF(([.T$12]-[.$A26])/[.$B$5]&lt;1;([.T$12]-[.$A26])/[.$B$5];1)*[.$B$4])" office:value-type="float" office:value="50" calcext:value-type="float">
            <text:p>50</text:p>
          </table:table-cell>
          <table:table-cell table:style-name="ce13" table:formula="of:=IF(([.U$12]-[.$A26])&lt;=0;&quot;&quot;;IF(([.U$12]-[.$A26])/[.$B$5]&lt;1;([.U$12]-[.$A26])/[.$B$5];1)*[.$B$4])" office:value-type="float" office:value="60" calcext:value-type="float">
            <text:p>60</text:p>
          </table:table-cell>
          <table:table-cell table:style-name="ce13" table:formula="of:=IF(([.V$12]-[.$A26])&lt;=0;&quot;&quot;;IF(([.V$12]-[.$A26])/[.$B$5]&lt;1;([.V$12]-[.$A26])/[.$B$5];1)*[.$B$4])" office:value-type="float" office:value="70" calcext:value-type="float">
            <text:p>70</text:p>
          </table:table-cell>
          <table:table-cell table:style-name="ce13" table:formula="of:=IF(([.W$12]-[.$A26])&lt;=0;&quot;&quot;;IF(([.W$12]-[.$A26])/[.$B$5]&lt;1;([.W$12]-[.$A26])/[.$B$5];1)*[.$B$4])" office:value-type="float" office:value="80" calcext:value-type="float">
            <text:p>80</text:p>
          </table:table-cell>
          <table:table-cell table:style-name="ce13" table:formula="of:=IF(([.X$12]-[.$A26])&lt;=0;&quot;&quot;;IF(([.X$12]-[.$A26])/[.$B$5]&lt;1;([.X$12]-[.$A26])/[.$B$5];1)*[.$B$4])" office:value-type="float" office:value="90" calcext:value-type="float">
            <text:p>90</text:p>
          </table:table-cell>
          <table:table-cell table:style-name="ce13" table:formula="of:=IF(([.Y$12]-[.$A26])&lt;=0;&quot;&quot;;IF(([.Y$12]-[.$A26])/[.$B$5]&lt;1;([.Y$12]-[.$A26])/[.$B$5];1)*[.$B$4])" office:value-type="float" office:value="100" calcext:value-type="float">
            <text:p>100</text:p>
          </table:table-cell>
          <table:table-cell table:style-name="ce13" table:formula="of:=IF(([.Z$12]-[.$A26])&lt;=0;&quot;&quot;;IF(([.Z$12]-[.$A26])/[.$B$5]&lt;1;([.Z$12]-[.$A26])/[.$B$5];1)*[.$B$4])" office:value-type="float" office:value="100" calcext:value-type="float">
            <text:p>100</text:p>
          </table:table-cell>
          <table:table-cell table:style-name="ce13" table:formula="of:=IF(([.AA$12]-[.$A26])&lt;=0;&quot;&quot;;IF(([.AA$12]-[.$A26])/[.$B$5]&lt;1;([.AA$12]-[.$A26])/[.$B$5];1)*[.$B$4])" office:value-type="float" office:value="100" calcext:value-type="float">
            <text:p>100</text:p>
          </table:table-cell>
          <table:table-cell table:style-name="ce13" table:formula="of:=IF(([.AB$12]-[.$A26])&lt;=0;&quot;&quot;;IF(([.AB$12]-[.$A26])/[.$B$5]&lt;1;([.AB$12]-[.$A26])/[.$B$5];1)*[.$B$4])" office:value-type="float" office:value="100" calcext:value-type="float">
            <text:p>100</text:p>
          </table:table-cell>
          <table:table-cell table:style-name="ce2"/>
          <table:table-cell table:number-columns-repeated="995"/>
        </table:table-row>
        <table:table-row table:style-name="ro2">
          <table:table-cell table:formula="of:=[.A27]+1" office:value-type="float" office:value="14" calcext:value-type="float">
            <text:p>14</text:p>
          </table:table-cell>
          <table:table-cell table:number-columns-repeated="2"/>
          <table:table-cell table:style-name="ce13" table:formula="of:=IF(([.D$12]-[.$A27])&lt;=0;&quot;&quot;;IF(([.D$12]-[.$A27])/[.$B$5]&lt;1;([.D$12]-[.$A27])/[.$B$5];1)*[.$B$4])">
            <text:p/>
          </table:table-cell>
          <table:table-cell table:style-name="ce13" table:formula="of:=IF(([.E$12]-[.$A27])&lt;=0;&quot;&quot;;IF(([.E$12]-[.$A27])/[.$B$5]&lt;1;([.E$12]-[.$A27])/[.$B$5];1)*[.$B$4])">
            <text:p/>
          </table:table-cell>
          <table:table-cell table:style-name="ce13" table:formula="of:=IF(([.F$12]-[.$A27])&lt;=0;&quot;&quot;;IF(([.F$12]-[.$A27])/[.$B$5]&lt;1;([.F$12]-[.$A27])/[.$B$5];1)*[.$B$4])">
            <text:p/>
          </table:table-cell>
          <table:table-cell table:style-name="ce13" table:formula="of:=IF(([.G$12]-[.$A27])&lt;=0;&quot;&quot;;IF(([.G$12]-[.$A27])/[.$B$5]&lt;1;([.G$12]-[.$A27])/[.$B$5];1)*[.$B$4])">
            <text:p/>
          </table:table-cell>
          <table:table-cell table:style-name="ce13" table:formula="of:=IF(([.H$12]-[.$A27])&lt;=0;&quot;&quot;;IF(([.H$12]-[.$A27])/[.$B$5]&lt;1;([.H$12]-[.$A27])/[.$B$5];1)*[.$B$4])">
            <text:p/>
          </table:table-cell>
          <table:table-cell table:style-name="ce13" table:formula="of:=IF(([.I$12]-[.$A27])&lt;=0;&quot;&quot;;IF(([.I$12]-[.$A27])/[.$B$5]&lt;1;([.I$12]-[.$A27])/[.$B$5];1)*[.$B$4])">
            <text:p/>
          </table:table-cell>
          <table:table-cell table:style-name="ce13" table:formula="of:=IF(([.J$12]-[.$A27])&lt;=0;&quot;&quot;;IF(([.J$12]-[.$A27])/[.$B$5]&lt;1;([.J$12]-[.$A27])/[.$B$5];1)*[.$B$4])">
            <text:p/>
          </table:table-cell>
          <table:table-cell table:style-name="ce13" table:formula="of:=IF(([.K$12]-[.$A27])&lt;=0;&quot;&quot;;IF(([.K$12]-[.$A27])/[.$B$5]&lt;1;([.K$12]-[.$A27])/[.$B$5];1)*[.$B$4])">
            <text:p/>
          </table:table-cell>
          <table:table-cell table:style-name="ce13" table:formula="of:=IF(([.L$12]-[.$A27])&lt;=0;&quot;&quot;;IF(([.L$12]-[.$A27])/[.$B$5]&lt;1;([.L$12]-[.$A27])/[.$B$5];1)*[.$B$4])">
            <text:p/>
          </table:table-cell>
          <table:table-cell table:style-name="ce13" table:formula="of:=IF(([.M$12]-[.$A27])&lt;=0;&quot;&quot;;IF(([.M$12]-[.$A27])/[.$B$5]&lt;1;([.M$12]-[.$A27])/[.$B$5];1)*[.$B$4])">
            <text:p/>
          </table:table-cell>
          <table:table-cell table:style-name="ce13" table:formula="of:=IF(([.N$12]-[.$A27])&lt;=0;&quot;&quot;;IF(([.N$12]-[.$A27])/[.$B$5]&lt;1;([.N$12]-[.$A27])/[.$B$5];1)*[.$B$4])">
            <text:p/>
          </table:table-cell>
          <table:table-cell table:formula="of:=IF(([.O$12]-[.$A27])&lt;=0;&quot;&quot;;IF(([.O$12]-[.$A27])/[.$B$5]&lt;1;([.O$12]-[.$A27])/[.$B$5];1)*[.$B$4])">
            <text:p/>
          </table:table-cell>
          <table:table-cell table:style-name="ce13" table:formula="of:=IF(([.P$12]-[.$A27])&lt;=0;&quot;&quot;;IF(([.P$12]-[.$A27])/[.$B$5]&lt;1;([.P$12]-[.$A27])/[.$B$5];1)*[.$B$4])">
            <text:p/>
          </table:table-cell>
          <table:table-cell table:style-name="ce13" table:formula="of:=IF(([.Q$12]-[.$A27])&lt;=0;&quot;&quot;;IF(([.Q$12]-[.$A27])/[.$B$5]&lt;1;([.Q$12]-[.$A27])/[.$B$5];1)*[.$B$4])" office:value-type="float" office:value="10" calcext:value-type="float">
            <text:p>10</text:p>
          </table:table-cell>
          <table:table-cell table:style-name="ce13" table:formula="of:=IF(([.R$12]-[.$A27])&lt;=0;&quot;&quot;;IF(([.R$12]-[.$A27])/[.$B$5]&lt;1;([.R$12]-[.$A27])/[.$B$5];1)*[.$B$4])" office:value-type="float" office:value="20" calcext:value-type="float">
            <text:p>20</text:p>
          </table:table-cell>
          <table:table-cell table:style-name="ce13" table:formula="of:=IF(([.S$12]-[.$A27])&lt;=0;&quot;&quot;;IF(([.S$12]-[.$A27])/[.$B$5]&lt;1;([.S$12]-[.$A27])/[.$B$5];1)*[.$B$4])" office:value-type="float" office:value="30" calcext:value-type="float">
            <text:p>30</text:p>
          </table:table-cell>
          <table:table-cell table:style-name="ce13" table:formula="of:=IF(([.T$12]-[.$A27])&lt;=0;&quot;&quot;;IF(([.T$12]-[.$A27])/[.$B$5]&lt;1;([.T$12]-[.$A27])/[.$B$5];1)*[.$B$4])" office:value-type="float" office:value="40" calcext:value-type="float">
            <text:p>40</text:p>
          </table:table-cell>
          <table:table-cell table:style-name="ce13" table:formula="of:=IF(([.U$12]-[.$A27])&lt;=0;&quot;&quot;;IF(([.U$12]-[.$A27])/[.$B$5]&lt;1;([.U$12]-[.$A27])/[.$B$5];1)*[.$B$4])" office:value-type="float" office:value="50" calcext:value-type="float">
            <text:p>50</text:p>
          </table:table-cell>
          <table:table-cell table:style-name="ce13" table:formula="of:=IF(([.V$12]-[.$A27])&lt;=0;&quot;&quot;;IF(([.V$12]-[.$A27])/[.$B$5]&lt;1;([.V$12]-[.$A27])/[.$B$5];1)*[.$B$4])" office:value-type="float" office:value="60" calcext:value-type="float">
            <text:p>60</text:p>
          </table:table-cell>
          <table:table-cell table:style-name="ce13" table:formula="of:=IF(([.W$12]-[.$A27])&lt;=0;&quot;&quot;;IF(([.W$12]-[.$A27])/[.$B$5]&lt;1;([.W$12]-[.$A27])/[.$B$5];1)*[.$B$4])" office:value-type="float" office:value="70" calcext:value-type="float">
            <text:p>70</text:p>
          </table:table-cell>
          <table:table-cell table:style-name="ce13" table:formula="of:=IF(([.X$12]-[.$A27])&lt;=0;&quot;&quot;;IF(([.X$12]-[.$A27])/[.$B$5]&lt;1;([.X$12]-[.$A27])/[.$B$5];1)*[.$B$4])" office:value-type="float" office:value="80" calcext:value-type="float">
            <text:p>80</text:p>
          </table:table-cell>
          <table:table-cell table:style-name="ce13" table:formula="of:=IF(([.Y$12]-[.$A27])&lt;=0;&quot;&quot;;IF(([.Y$12]-[.$A27])/[.$B$5]&lt;1;([.Y$12]-[.$A27])/[.$B$5];1)*[.$B$4])" office:value-type="float" office:value="90" calcext:value-type="float">
            <text:p>90</text:p>
          </table:table-cell>
          <table:table-cell table:style-name="ce13" table:formula="of:=IF(([.Z$12]-[.$A27])&lt;=0;&quot;&quot;;IF(([.Z$12]-[.$A27])/[.$B$5]&lt;1;([.Z$12]-[.$A27])/[.$B$5];1)*[.$B$4])" office:value-type="float" office:value="100" calcext:value-type="float">
            <text:p>100</text:p>
          </table:table-cell>
          <table:table-cell table:style-name="ce13" table:formula="of:=IF(([.AA$12]-[.$A27])&lt;=0;&quot;&quot;;IF(([.AA$12]-[.$A27])/[.$B$5]&lt;1;([.AA$12]-[.$A27])/[.$B$5];1)*[.$B$4])" office:value-type="float" office:value="100" calcext:value-type="float">
            <text:p>100</text:p>
          </table:table-cell>
          <table:table-cell table:style-name="ce13" table:formula="of:=IF(([.AB$12]-[.$A27])&lt;=0;&quot;&quot;;IF(([.AB$12]-[.$A27])/[.$B$5]&lt;1;([.AB$12]-[.$A27])/[.$B$5];1)*[.$B$4])" office:value-type="float" office:value="100" calcext:value-type="float">
            <text:p>100</text:p>
          </table:table-cell>
          <table:table-cell table:style-name="ce2"/>
          <table:table-cell table:number-columns-repeated="995"/>
        </table:table-row>
        <table:table-row table:style-name="ro2">
          <table:table-cell table:formula="of:=[.A28]+1" office:value-type="float" office:value="15" calcext:value-type="float">
            <text:p>15</text:p>
          </table:table-cell>
          <table:table-cell table:number-columns-repeated="2"/>
          <table:table-cell table:style-name="ce13" table:formula="of:=IF(([.D$12]-[.$A28])&lt;=0;&quot;&quot;;IF(([.D$12]-[.$A28])/[.$B$5]&lt;1;([.D$12]-[.$A28])/[.$B$5];1)*[.$B$4])">
            <text:p/>
          </table:table-cell>
          <table:table-cell table:style-name="ce13" table:formula="of:=IF(([.E$12]-[.$A28])&lt;=0;&quot;&quot;;IF(([.E$12]-[.$A28])/[.$B$5]&lt;1;([.E$12]-[.$A28])/[.$B$5];1)*[.$B$4])">
            <text:p/>
          </table:table-cell>
          <table:table-cell table:style-name="ce13" table:formula="of:=IF(([.F$12]-[.$A28])&lt;=0;&quot;&quot;;IF(([.F$12]-[.$A28])/[.$B$5]&lt;1;([.F$12]-[.$A28])/[.$B$5];1)*[.$B$4])">
            <text:p/>
          </table:table-cell>
          <table:table-cell table:style-name="ce13" table:formula="of:=IF(([.G$12]-[.$A28])&lt;=0;&quot;&quot;;IF(([.G$12]-[.$A28])/[.$B$5]&lt;1;([.G$12]-[.$A28])/[.$B$5];1)*[.$B$4])">
            <text:p/>
          </table:table-cell>
          <table:table-cell table:style-name="ce13" table:formula="of:=IF(([.H$12]-[.$A28])&lt;=0;&quot;&quot;;IF(([.H$12]-[.$A28])/[.$B$5]&lt;1;([.H$12]-[.$A28])/[.$B$5];1)*[.$B$4])">
            <text:p/>
          </table:table-cell>
          <table:table-cell table:style-name="ce13" table:formula="of:=IF(([.I$12]-[.$A28])&lt;=0;&quot;&quot;;IF(([.I$12]-[.$A28])/[.$B$5]&lt;1;([.I$12]-[.$A28])/[.$B$5];1)*[.$B$4])">
            <text:p/>
          </table:table-cell>
          <table:table-cell table:style-name="ce13" table:formula="of:=IF(([.J$12]-[.$A28])&lt;=0;&quot;&quot;;IF(([.J$12]-[.$A28])/[.$B$5]&lt;1;([.J$12]-[.$A28])/[.$B$5];1)*[.$B$4])">
            <text:p/>
          </table:table-cell>
          <table:table-cell table:style-name="ce13" table:formula="of:=IF(([.K$12]-[.$A28])&lt;=0;&quot;&quot;;IF(([.K$12]-[.$A28])/[.$B$5]&lt;1;([.K$12]-[.$A28])/[.$B$5];1)*[.$B$4])">
            <text:p/>
          </table:table-cell>
          <table:table-cell table:style-name="ce13" table:formula="of:=IF(([.L$12]-[.$A28])&lt;=0;&quot;&quot;;IF(([.L$12]-[.$A28])/[.$B$5]&lt;1;([.L$12]-[.$A28])/[.$B$5];1)*[.$B$4])">
            <text:p/>
          </table:table-cell>
          <table:table-cell table:style-name="ce13" table:formula="of:=IF(([.M$12]-[.$A28])&lt;=0;&quot;&quot;;IF(([.M$12]-[.$A28])/[.$B$5]&lt;1;([.M$12]-[.$A28])/[.$B$5];1)*[.$B$4])">
            <text:p/>
          </table:table-cell>
          <table:table-cell table:style-name="ce13" table:formula="of:=IF(([.N$12]-[.$A28])&lt;=0;&quot;&quot;;IF(([.N$12]-[.$A28])/[.$B$5]&lt;1;([.N$12]-[.$A28])/[.$B$5];1)*[.$B$4])">
            <text:p/>
          </table:table-cell>
          <table:table-cell table:formula="of:=IF(([.O$12]-[.$A28])&lt;=0;&quot;&quot;;IF(([.O$12]-[.$A28])/[.$B$5]&lt;1;([.O$12]-[.$A28])/[.$B$5];1)*[.$B$4])">
            <text:p/>
          </table:table-cell>
          <table:table-cell table:style-name="ce13" table:formula="of:=IF(([.P$12]-[.$A28])&lt;=0;&quot;&quot;;IF(([.P$12]-[.$A28])/[.$B$5]&lt;1;([.P$12]-[.$A28])/[.$B$5];1)*[.$B$4])">
            <text:p/>
          </table:table-cell>
          <table:table-cell table:style-name="ce13" table:formula="of:=IF(([.Q$12]-[.$A28])&lt;=0;&quot;&quot;;IF(([.Q$12]-[.$A28])/[.$B$5]&lt;1;([.Q$12]-[.$A28])/[.$B$5];1)*[.$B$4])">
            <text:p/>
          </table:table-cell>
          <table:table-cell table:style-name="ce13" table:formula="of:=IF(([.R$12]-[.$A28])&lt;=0;&quot;&quot;;IF(([.R$12]-[.$A28])/[.$B$5]&lt;1;([.R$12]-[.$A28])/[.$B$5];1)*[.$B$4])" office:value-type="float" office:value="10" calcext:value-type="float">
            <text:p>10</text:p>
          </table:table-cell>
          <table:table-cell table:style-name="ce13" table:formula="of:=IF(([.S$12]-[.$A28])&lt;=0;&quot;&quot;;IF(([.S$12]-[.$A28])/[.$B$5]&lt;1;([.S$12]-[.$A28])/[.$B$5];1)*[.$B$4])" office:value-type="float" office:value="20" calcext:value-type="float">
            <text:p>20</text:p>
          </table:table-cell>
          <table:table-cell table:style-name="ce13" table:formula="of:=IF(([.T$12]-[.$A28])&lt;=0;&quot;&quot;;IF(([.T$12]-[.$A28])/[.$B$5]&lt;1;([.T$12]-[.$A28])/[.$B$5];1)*[.$B$4])" office:value-type="float" office:value="30" calcext:value-type="float">
            <text:p>30</text:p>
          </table:table-cell>
          <table:table-cell table:style-name="ce13" table:formula="of:=IF(([.U$12]-[.$A28])&lt;=0;&quot;&quot;;IF(([.U$12]-[.$A28])/[.$B$5]&lt;1;([.U$12]-[.$A28])/[.$B$5];1)*[.$B$4])" office:value-type="float" office:value="40" calcext:value-type="float">
            <text:p>40</text:p>
          </table:table-cell>
          <table:table-cell table:style-name="ce13" table:formula="of:=IF(([.V$12]-[.$A28])&lt;=0;&quot;&quot;;IF(([.V$12]-[.$A28])/[.$B$5]&lt;1;([.V$12]-[.$A28])/[.$B$5];1)*[.$B$4])" office:value-type="float" office:value="50" calcext:value-type="float">
            <text:p>50</text:p>
          </table:table-cell>
          <table:table-cell table:style-name="ce13" table:formula="of:=IF(([.W$12]-[.$A28])&lt;=0;&quot;&quot;;IF(([.W$12]-[.$A28])/[.$B$5]&lt;1;([.W$12]-[.$A28])/[.$B$5];1)*[.$B$4])" office:value-type="float" office:value="60" calcext:value-type="float">
            <text:p>60</text:p>
          </table:table-cell>
          <table:table-cell table:style-name="ce13" table:formula="of:=IF(([.X$12]-[.$A28])&lt;=0;&quot;&quot;;IF(([.X$12]-[.$A28])/[.$B$5]&lt;1;([.X$12]-[.$A28])/[.$B$5];1)*[.$B$4])" office:value-type="float" office:value="70" calcext:value-type="float">
            <text:p>70</text:p>
          </table:table-cell>
          <table:table-cell table:style-name="ce13" table:formula="of:=IF(([.Y$12]-[.$A28])&lt;=0;&quot;&quot;;IF(([.Y$12]-[.$A28])/[.$B$5]&lt;1;([.Y$12]-[.$A28])/[.$B$5];1)*[.$B$4])" office:value-type="float" office:value="80" calcext:value-type="float">
            <text:p>80</text:p>
          </table:table-cell>
          <table:table-cell table:style-name="ce13" table:formula="of:=IF(([.Z$12]-[.$A28])&lt;=0;&quot;&quot;;IF(([.Z$12]-[.$A28])/[.$B$5]&lt;1;([.Z$12]-[.$A28])/[.$B$5];1)*[.$B$4])" office:value-type="float" office:value="90" calcext:value-type="float">
            <text:p>90</text:p>
          </table:table-cell>
          <table:table-cell table:style-name="ce13" table:formula="of:=IF(([.AA$12]-[.$A28])&lt;=0;&quot;&quot;;IF(([.AA$12]-[.$A28])/[.$B$5]&lt;1;([.AA$12]-[.$A28])/[.$B$5];1)*[.$B$4])" office:value-type="float" office:value="100" calcext:value-type="float">
            <text:p>100</text:p>
          </table:table-cell>
          <table:table-cell table:style-name="ce13" table:formula="of:=IF(([.AB$12]-[.$A28])&lt;=0;&quot;&quot;;IF(([.AB$12]-[.$A28])/[.$B$5]&lt;1;([.AB$12]-[.$A28])/[.$B$5];1)*[.$B$4])" office:value-type="float" office:value="100" calcext:value-type="float">
            <text:p>100</text:p>
          </table:table-cell>
          <table:table-cell table:style-name="ce2"/>
          <table:table-cell table:number-columns-repeated="995"/>
        </table:table-row>
        <table:table-row table:style-name="ro2">
          <table:table-cell table:formula="of:=[.A29]+1" office:value-type="float" office:value="16" calcext:value-type="float">
            <text:p>16</text:p>
          </table:table-cell>
          <table:table-cell table:number-columns-repeated="2"/>
          <table:table-cell table:style-name="ce13" table:formula="of:=IF(([.D$12]-[.$A29])&lt;=0;&quot;&quot;;IF(([.D$12]-[.$A29])/[.$B$5]&lt;1;([.D$12]-[.$A29])/[.$B$5];1)*[.$B$4])">
            <text:p/>
          </table:table-cell>
          <table:table-cell table:style-name="ce13" table:formula="of:=IF(([.E$12]-[.$A29])&lt;=0;&quot;&quot;;IF(([.E$12]-[.$A29])/[.$B$5]&lt;1;([.E$12]-[.$A29])/[.$B$5];1)*[.$B$4])">
            <text:p/>
          </table:table-cell>
          <table:table-cell table:style-name="ce13" table:formula="of:=IF(([.F$12]-[.$A29])&lt;=0;&quot;&quot;;IF(([.F$12]-[.$A29])/[.$B$5]&lt;1;([.F$12]-[.$A29])/[.$B$5];1)*[.$B$4])">
            <text:p/>
          </table:table-cell>
          <table:table-cell table:style-name="ce13" table:formula="of:=IF(([.G$12]-[.$A29])&lt;=0;&quot;&quot;;IF(([.G$12]-[.$A29])/[.$B$5]&lt;1;([.G$12]-[.$A29])/[.$B$5];1)*[.$B$4])">
            <text:p/>
          </table:table-cell>
          <table:table-cell table:style-name="ce13" table:formula="of:=IF(([.H$12]-[.$A29])&lt;=0;&quot;&quot;;IF(([.H$12]-[.$A29])/[.$B$5]&lt;1;([.H$12]-[.$A29])/[.$B$5];1)*[.$B$4])">
            <text:p/>
          </table:table-cell>
          <table:table-cell table:style-name="ce13" table:formula="of:=IF(([.I$12]-[.$A29])&lt;=0;&quot;&quot;;IF(([.I$12]-[.$A29])/[.$B$5]&lt;1;([.I$12]-[.$A29])/[.$B$5];1)*[.$B$4])">
            <text:p/>
          </table:table-cell>
          <table:table-cell table:style-name="ce13" table:formula="of:=IF(([.J$12]-[.$A29])&lt;=0;&quot;&quot;;IF(([.J$12]-[.$A29])/[.$B$5]&lt;1;([.J$12]-[.$A29])/[.$B$5];1)*[.$B$4])">
            <text:p/>
          </table:table-cell>
          <table:table-cell table:style-name="ce13" table:formula="of:=IF(([.K$12]-[.$A29])&lt;=0;&quot;&quot;;IF(([.K$12]-[.$A29])/[.$B$5]&lt;1;([.K$12]-[.$A29])/[.$B$5];1)*[.$B$4])">
            <text:p/>
          </table:table-cell>
          <table:table-cell table:style-name="ce13" table:formula="of:=IF(([.L$12]-[.$A29])&lt;=0;&quot;&quot;;IF(([.L$12]-[.$A29])/[.$B$5]&lt;1;([.L$12]-[.$A29])/[.$B$5];1)*[.$B$4])">
            <text:p/>
          </table:table-cell>
          <table:table-cell table:style-name="ce13" table:formula="of:=IF(([.M$12]-[.$A29])&lt;=0;&quot;&quot;;IF(([.M$12]-[.$A29])/[.$B$5]&lt;1;([.M$12]-[.$A29])/[.$B$5];1)*[.$B$4])">
            <text:p/>
          </table:table-cell>
          <table:table-cell table:style-name="ce13" table:formula="of:=IF(([.N$12]-[.$A29])&lt;=0;&quot;&quot;;IF(([.N$12]-[.$A29])/[.$B$5]&lt;1;([.N$12]-[.$A29])/[.$B$5];1)*[.$B$4])">
            <text:p/>
          </table:table-cell>
          <table:table-cell table:formula="of:=IF(([.O$12]-[.$A29])&lt;=0;&quot;&quot;;IF(([.O$12]-[.$A29])/[.$B$5]&lt;1;([.O$12]-[.$A29])/[.$B$5];1)*[.$B$4])">
            <text:p/>
          </table:table-cell>
          <table:table-cell table:style-name="ce13" table:formula="of:=IF(([.P$12]-[.$A29])&lt;=0;&quot;&quot;;IF(([.P$12]-[.$A29])/[.$B$5]&lt;1;([.P$12]-[.$A29])/[.$B$5];1)*[.$B$4])">
            <text:p/>
          </table:table-cell>
          <table:table-cell table:style-name="ce13" table:formula="of:=IF(([.Q$12]-[.$A29])&lt;=0;&quot;&quot;;IF(([.Q$12]-[.$A29])/[.$B$5]&lt;1;([.Q$12]-[.$A29])/[.$B$5];1)*[.$B$4])">
            <text:p/>
          </table:table-cell>
          <table:table-cell table:style-name="ce13" table:formula="of:=IF(([.R$12]-[.$A29])&lt;=0;&quot;&quot;;IF(([.R$12]-[.$A29])/[.$B$5]&lt;1;([.R$12]-[.$A29])/[.$B$5];1)*[.$B$4])">
            <text:p/>
          </table:table-cell>
          <table:table-cell table:style-name="ce13" table:formula="of:=IF(([.S$12]-[.$A29])&lt;=0;&quot;&quot;;IF(([.S$12]-[.$A29])/[.$B$5]&lt;1;([.S$12]-[.$A29])/[.$B$5];1)*[.$B$4])" office:value-type="float" office:value="10" calcext:value-type="float">
            <text:p>10</text:p>
          </table:table-cell>
          <table:table-cell table:style-name="ce13" table:formula="of:=IF(([.T$12]-[.$A29])&lt;=0;&quot;&quot;;IF(([.T$12]-[.$A29])/[.$B$5]&lt;1;([.T$12]-[.$A29])/[.$B$5];1)*[.$B$4])" office:value-type="float" office:value="20" calcext:value-type="float">
            <text:p>20</text:p>
          </table:table-cell>
          <table:table-cell table:style-name="ce13" table:formula="of:=IF(([.U$12]-[.$A29])&lt;=0;&quot;&quot;;IF(([.U$12]-[.$A29])/[.$B$5]&lt;1;([.U$12]-[.$A29])/[.$B$5];1)*[.$B$4])" office:value-type="float" office:value="30" calcext:value-type="float">
            <text:p>30</text:p>
          </table:table-cell>
          <table:table-cell table:style-name="ce13" table:formula="of:=IF(([.V$12]-[.$A29])&lt;=0;&quot;&quot;;IF(([.V$12]-[.$A29])/[.$B$5]&lt;1;([.V$12]-[.$A29])/[.$B$5];1)*[.$B$4])" office:value-type="float" office:value="40" calcext:value-type="float">
            <text:p>40</text:p>
          </table:table-cell>
          <table:table-cell table:style-name="ce13" table:formula="of:=IF(([.W$12]-[.$A29])&lt;=0;&quot;&quot;;IF(([.W$12]-[.$A29])/[.$B$5]&lt;1;([.W$12]-[.$A29])/[.$B$5];1)*[.$B$4])" office:value-type="float" office:value="50" calcext:value-type="float">
            <text:p>50</text:p>
          </table:table-cell>
          <table:table-cell table:style-name="ce13" table:formula="of:=IF(([.X$12]-[.$A29])&lt;=0;&quot;&quot;;IF(([.X$12]-[.$A29])/[.$B$5]&lt;1;([.X$12]-[.$A29])/[.$B$5];1)*[.$B$4])" office:value-type="float" office:value="60" calcext:value-type="float">
            <text:p>60</text:p>
          </table:table-cell>
          <table:table-cell table:style-name="ce13" table:formula="of:=IF(([.Y$12]-[.$A29])&lt;=0;&quot;&quot;;IF(([.Y$12]-[.$A29])/[.$B$5]&lt;1;([.Y$12]-[.$A29])/[.$B$5];1)*[.$B$4])" office:value-type="float" office:value="70" calcext:value-type="float">
            <text:p>70</text:p>
          </table:table-cell>
          <table:table-cell table:style-name="ce13" table:formula="of:=IF(([.Z$12]-[.$A29])&lt;=0;&quot;&quot;;IF(([.Z$12]-[.$A29])/[.$B$5]&lt;1;([.Z$12]-[.$A29])/[.$B$5];1)*[.$B$4])" office:value-type="float" office:value="80" calcext:value-type="float">
            <text:p>80</text:p>
          </table:table-cell>
          <table:table-cell table:style-name="ce13" table:formula="of:=IF(([.AA$12]-[.$A29])&lt;=0;&quot;&quot;;IF(([.AA$12]-[.$A29])/[.$B$5]&lt;1;([.AA$12]-[.$A29])/[.$B$5];1)*[.$B$4])" office:value-type="float" office:value="90" calcext:value-type="float">
            <text:p>90</text:p>
          </table:table-cell>
          <table:table-cell table:style-name="ce13" table:formula="of:=IF(([.AB$12]-[.$A29])&lt;=0;&quot;&quot;;IF(([.AB$12]-[.$A29])/[.$B$5]&lt;1;([.AB$12]-[.$A29])/[.$B$5];1)*[.$B$4])" office:value-type="float" office:value="100" calcext:value-type="float">
            <text:p>100</text:p>
          </table:table-cell>
          <table:table-cell table:style-name="ce2"/>
          <table:table-cell table:number-columns-repeated="995"/>
        </table:table-row>
        <table:table-row table:style-name="ro2">
          <table:table-cell table:formula="of:=[.A30]+1" office:value-type="float" office:value="17" calcext:value-type="float">
            <text:p>17</text:p>
          </table:table-cell>
          <table:table-cell table:number-columns-repeated="2"/>
          <table:table-cell table:style-name="ce13" table:formula="of:=IF(([.D$12]-[.$A30])&lt;=0;&quot;&quot;;IF(([.D$12]-[.$A30])/[.$B$5]&lt;1;([.D$12]-[.$A30])/[.$B$5];1)*[.$B$4])">
            <text:p/>
          </table:table-cell>
          <table:table-cell table:style-name="ce13" table:formula="of:=IF(([.E$12]-[.$A30])&lt;=0;&quot;&quot;;IF(([.E$12]-[.$A30])/[.$B$5]&lt;1;([.E$12]-[.$A30])/[.$B$5];1)*[.$B$4])">
            <text:p/>
          </table:table-cell>
          <table:table-cell table:style-name="ce13" table:formula="of:=IF(([.F$12]-[.$A30])&lt;=0;&quot;&quot;;IF(([.F$12]-[.$A30])/[.$B$5]&lt;1;([.F$12]-[.$A30])/[.$B$5];1)*[.$B$4])">
            <text:p/>
          </table:table-cell>
          <table:table-cell table:style-name="ce13" table:formula="of:=IF(([.G$12]-[.$A30])&lt;=0;&quot;&quot;;IF(([.G$12]-[.$A30])/[.$B$5]&lt;1;([.G$12]-[.$A30])/[.$B$5];1)*[.$B$4])">
            <text:p/>
          </table:table-cell>
          <table:table-cell table:style-name="ce13" table:formula="of:=IF(([.H$12]-[.$A30])&lt;=0;&quot;&quot;;IF(([.H$12]-[.$A30])/[.$B$5]&lt;1;([.H$12]-[.$A30])/[.$B$5];1)*[.$B$4])">
            <text:p/>
          </table:table-cell>
          <table:table-cell table:style-name="ce13" table:formula="of:=IF(([.I$12]-[.$A30])&lt;=0;&quot;&quot;;IF(([.I$12]-[.$A30])/[.$B$5]&lt;1;([.I$12]-[.$A30])/[.$B$5];1)*[.$B$4])">
            <text:p/>
          </table:table-cell>
          <table:table-cell table:style-name="ce13" table:formula="of:=IF(([.J$12]-[.$A30])&lt;=0;&quot;&quot;;IF(([.J$12]-[.$A30])/[.$B$5]&lt;1;([.J$12]-[.$A30])/[.$B$5];1)*[.$B$4])">
            <text:p/>
          </table:table-cell>
          <table:table-cell table:style-name="ce13" table:formula="of:=IF(([.K$12]-[.$A30])&lt;=0;&quot;&quot;;IF(([.K$12]-[.$A30])/[.$B$5]&lt;1;([.K$12]-[.$A30])/[.$B$5];1)*[.$B$4])">
            <text:p/>
          </table:table-cell>
          <table:table-cell table:style-name="ce13" table:formula="of:=IF(([.L$12]-[.$A30])&lt;=0;&quot;&quot;;IF(([.L$12]-[.$A30])/[.$B$5]&lt;1;([.L$12]-[.$A30])/[.$B$5];1)*[.$B$4])">
            <text:p/>
          </table:table-cell>
          <table:table-cell table:style-name="ce13" table:formula="of:=IF(([.M$12]-[.$A30])&lt;=0;&quot;&quot;;IF(([.M$12]-[.$A30])/[.$B$5]&lt;1;([.M$12]-[.$A30])/[.$B$5];1)*[.$B$4])">
            <text:p/>
          </table:table-cell>
          <table:table-cell table:style-name="ce13" table:formula="of:=IF(([.N$12]-[.$A30])&lt;=0;&quot;&quot;;IF(([.N$12]-[.$A30])/[.$B$5]&lt;1;([.N$12]-[.$A30])/[.$B$5];1)*[.$B$4])">
            <text:p/>
          </table:table-cell>
          <table:table-cell table:formula="of:=IF(([.O$12]-[.$A30])&lt;=0;&quot;&quot;;IF(([.O$12]-[.$A30])/[.$B$5]&lt;1;([.O$12]-[.$A30])/[.$B$5];1)*[.$B$4])">
            <text:p/>
          </table:table-cell>
          <table:table-cell table:style-name="ce13" table:formula="of:=IF(([.P$12]-[.$A30])&lt;=0;&quot;&quot;;IF(([.P$12]-[.$A30])/[.$B$5]&lt;1;([.P$12]-[.$A30])/[.$B$5];1)*[.$B$4])">
            <text:p/>
          </table:table-cell>
          <table:table-cell table:style-name="ce13" table:formula="of:=IF(([.Q$12]-[.$A30])&lt;=0;&quot;&quot;;IF(([.Q$12]-[.$A30])/[.$B$5]&lt;1;([.Q$12]-[.$A30])/[.$B$5];1)*[.$B$4])">
            <text:p/>
          </table:table-cell>
          <table:table-cell table:style-name="ce13" table:formula="of:=IF(([.R$12]-[.$A30])&lt;=0;&quot;&quot;;IF(([.R$12]-[.$A30])/[.$B$5]&lt;1;([.R$12]-[.$A30])/[.$B$5];1)*[.$B$4])">
            <text:p/>
          </table:table-cell>
          <table:table-cell table:style-name="ce13" table:formula="of:=IF(([.S$12]-[.$A30])&lt;=0;&quot;&quot;;IF(([.S$12]-[.$A30])/[.$B$5]&lt;1;([.S$12]-[.$A30])/[.$B$5];1)*[.$B$4])">
            <text:p/>
          </table:table-cell>
          <table:table-cell table:style-name="ce13" table:formula="of:=IF(([.T$12]-[.$A30])&lt;=0;&quot;&quot;;IF(([.T$12]-[.$A30])/[.$B$5]&lt;1;([.T$12]-[.$A30])/[.$B$5];1)*[.$B$4])" office:value-type="float" office:value="10" calcext:value-type="float">
            <text:p>10</text:p>
          </table:table-cell>
          <table:table-cell table:style-name="ce13" table:formula="of:=IF(([.U$12]-[.$A30])&lt;=0;&quot;&quot;;IF(([.U$12]-[.$A30])/[.$B$5]&lt;1;([.U$12]-[.$A30])/[.$B$5];1)*[.$B$4])" office:value-type="float" office:value="20" calcext:value-type="float">
            <text:p>20</text:p>
          </table:table-cell>
          <table:table-cell table:style-name="ce13" table:formula="of:=IF(([.V$12]-[.$A30])&lt;=0;&quot;&quot;;IF(([.V$12]-[.$A30])/[.$B$5]&lt;1;([.V$12]-[.$A30])/[.$B$5];1)*[.$B$4])" office:value-type="float" office:value="30" calcext:value-type="float">
            <text:p>30</text:p>
          </table:table-cell>
          <table:table-cell table:style-name="ce13" table:formula="of:=IF(([.W$12]-[.$A30])&lt;=0;&quot;&quot;;IF(([.W$12]-[.$A30])/[.$B$5]&lt;1;([.W$12]-[.$A30])/[.$B$5];1)*[.$B$4])" office:value-type="float" office:value="40" calcext:value-type="float">
            <text:p>40</text:p>
          </table:table-cell>
          <table:table-cell table:style-name="ce13" table:formula="of:=IF(([.X$12]-[.$A30])&lt;=0;&quot;&quot;;IF(([.X$12]-[.$A30])/[.$B$5]&lt;1;([.X$12]-[.$A30])/[.$B$5];1)*[.$B$4])" office:value-type="float" office:value="50" calcext:value-type="float">
            <text:p>50</text:p>
          </table:table-cell>
          <table:table-cell table:style-name="ce13" table:formula="of:=IF(([.Y$12]-[.$A30])&lt;=0;&quot;&quot;;IF(([.Y$12]-[.$A30])/[.$B$5]&lt;1;([.Y$12]-[.$A30])/[.$B$5];1)*[.$B$4])" office:value-type="float" office:value="60" calcext:value-type="float">
            <text:p>60</text:p>
          </table:table-cell>
          <table:table-cell table:style-name="ce13" table:formula="of:=IF(([.Z$12]-[.$A30])&lt;=0;&quot;&quot;;IF(([.Z$12]-[.$A30])/[.$B$5]&lt;1;([.Z$12]-[.$A30])/[.$B$5];1)*[.$B$4])" office:value-type="float" office:value="70" calcext:value-type="float">
            <text:p>70</text:p>
          </table:table-cell>
          <table:table-cell table:style-name="ce13" table:formula="of:=IF(([.AA$12]-[.$A30])&lt;=0;&quot;&quot;;IF(([.AA$12]-[.$A30])/[.$B$5]&lt;1;([.AA$12]-[.$A30])/[.$B$5];1)*[.$B$4])" office:value-type="float" office:value="80" calcext:value-type="float">
            <text:p>80</text:p>
          </table:table-cell>
          <table:table-cell table:style-name="ce13" table:formula="of:=IF(([.AB$12]-[.$A30])&lt;=0;&quot;&quot;;IF(([.AB$12]-[.$A30])/[.$B$5]&lt;1;([.AB$12]-[.$A30])/[.$B$5];1)*[.$B$4])" office:value-type="float" office:value="90" calcext:value-type="float">
            <text:p>90</text:p>
          </table:table-cell>
          <table:table-cell table:style-name="ce2"/>
          <table:table-cell table:number-columns-repeated="995"/>
        </table:table-row>
        <table:table-row table:style-name="ro2">
          <table:table-cell table:formula="of:=[.A31]+1" office:value-type="float" office:value="18" calcext:value-type="float">
            <text:p>18</text:p>
          </table:table-cell>
          <table:table-cell table:number-columns-repeated="2"/>
          <table:table-cell table:style-name="ce13" table:formula="of:=IF(([.D$12]-[.$A31])&lt;=0;&quot;&quot;;IF(([.D$12]-[.$A31])/[.$B$5]&lt;1;([.D$12]-[.$A31])/[.$B$5];1)*[.$B$4])">
            <text:p/>
          </table:table-cell>
          <table:table-cell table:style-name="ce13" table:formula="of:=IF(([.E$12]-[.$A31])&lt;=0;&quot;&quot;;IF(([.E$12]-[.$A31])/[.$B$5]&lt;1;([.E$12]-[.$A31])/[.$B$5];1)*[.$B$4])">
            <text:p/>
          </table:table-cell>
          <table:table-cell table:style-name="ce13" table:formula="of:=IF(([.F$12]-[.$A31])&lt;=0;&quot;&quot;;IF(([.F$12]-[.$A31])/[.$B$5]&lt;1;([.F$12]-[.$A31])/[.$B$5];1)*[.$B$4])">
            <text:p/>
          </table:table-cell>
          <table:table-cell table:style-name="ce13" table:formula="of:=IF(([.G$12]-[.$A31])&lt;=0;&quot;&quot;;IF(([.G$12]-[.$A31])/[.$B$5]&lt;1;([.G$12]-[.$A31])/[.$B$5];1)*[.$B$4])">
            <text:p/>
          </table:table-cell>
          <table:table-cell table:style-name="ce13" table:formula="of:=IF(([.H$12]-[.$A31])&lt;=0;&quot;&quot;;IF(([.H$12]-[.$A31])/[.$B$5]&lt;1;([.H$12]-[.$A31])/[.$B$5];1)*[.$B$4])">
            <text:p/>
          </table:table-cell>
          <table:table-cell table:style-name="ce13" table:formula="of:=IF(([.I$12]-[.$A31])&lt;=0;&quot;&quot;;IF(([.I$12]-[.$A31])/[.$B$5]&lt;1;([.I$12]-[.$A31])/[.$B$5];1)*[.$B$4])">
            <text:p/>
          </table:table-cell>
          <table:table-cell table:style-name="ce13" table:formula="of:=IF(([.J$12]-[.$A31])&lt;=0;&quot;&quot;;IF(([.J$12]-[.$A31])/[.$B$5]&lt;1;([.J$12]-[.$A31])/[.$B$5];1)*[.$B$4])">
            <text:p/>
          </table:table-cell>
          <table:table-cell table:style-name="ce13" table:formula="of:=IF(([.K$12]-[.$A31])&lt;=0;&quot;&quot;;IF(([.K$12]-[.$A31])/[.$B$5]&lt;1;([.K$12]-[.$A31])/[.$B$5];1)*[.$B$4])">
            <text:p/>
          </table:table-cell>
          <table:table-cell table:style-name="ce13" table:formula="of:=IF(([.L$12]-[.$A31])&lt;=0;&quot;&quot;;IF(([.L$12]-[.$A31])/[.$B$5]&lt;1;([.L$12]-[.$A31])/[.$B$5];1)*[.$B$4])">
            <text:p/>
          </table:table-cell>
          <table:table-cell table:style-name="ce13" table:formula="of:=IF(([.M$12]-[.$A31])&lt;=0;&quot;&quot;;IF(([.M$12]-[.$A31])/[.$B$5]&lt;1;([.M$12]-[.$A31])/[.$B$5];1)*[.$B$4])">
            <text:p/>
          </table:table-cell>
          <table:table-cell table:style-name="ce13" table:formula="of:=IF(([.N$12]-[.$A31])&lt;=0;&quot;&quot;;IF(([.N$12]-[.$A31])/[.$B$5]&lt;1;([.N$12]-[.$A31])/[.$B$5];1)*[.$B$4])">
            <text:p/>
          </table:table-cell>
          <table:table-cell table:formula="of:=IF(([.O$12]-[.$A31])&lt;=0;&quot;&quot;;IF(([.O$12]-[.$A31])/[.$B$5]&lt;1;([.O$12]-[.$A31])/[.$B$5];1)*[.$B$4])">
            <text:p/>
          </table:table-cell>
          <table:table-cell table:style-name="ce13" table:formula="of:=IF(([.P$12]-[.$A31])&lt;=0;&quot;&quot;;IF(([.P$12]-[.$A31])/[.$B$5]&lt;1;([.P$12]-[.$A31])/[.$B$5];1)*[.$B$4])">
            <text:p/>
          </table:table-cell>
          <table:table-cell table:style-name="ce13" table:formula="of:=IF(([.Q$12]-[.$A31])&lt;=0;&quot;&quot;;IF(([.Q$12]-[.$A31])/[.$B$5]&lt;1;([.Q$12]-[.$A31])/[.$B$5];1)*[.$B$4])">
            <text:p/>
          </table:table-cell>
          <table:table-cell table:style-name="ce13" table:formula="of:=IF(([.R$12]-[.$A31])&lt;=0;&quot;&quot;;IF(([.R$12]-[.$A31])/[.$B$5]&lt;1;([.R$12]-[.$A31])/[.$B$5];1)*[.$B$4])">
            <text:p/>
          </table:table-cell>
          <table:table-cell table:style-name="ce13" table:formula="of:=IF(([.S$12]-[.$A31])&lt;=0;&quot;&quot;;IF(([.S$12]-[.$A31])/[.$B$5]&lt;1;([.S$12]-[.$A31])/[.$B$5];1)*[.$B$4])">
            <text:p/>
          </table:table-cell>
          <table:table-cell table:style-name="ce13" table:formula="of:=IF(([.T$12]-[.$A31])&lt;=0;&quot;&quot;;IF(([.T$12]-[.$A31])/[.$B$5]&lt;1;([.T$12]-[.$A31])/[.$B$5];1)*[.$B$4])">
            <text:p/>
          </table:table-cell>
          <table:table-cell table:style-name="ce13" table:formula="of:=IF(([.U$12]-[.$A31])&lt;=0;&quot;&quot;;IF(([.U$12]-[.$A31])/[.$B$5]&lt;1;([.U$12]-[.$A31])/[.$B$5];1)*[.$B$4])" office:value-type="float" office:value="10" calcext:value-type="float">
            <text:p>10</text:p>
          </table:table-cell>
          <table:table-cell table:style-name="ce13" table:formula="of:=IF(([.V$12]-[.$A31])&lt;=0;&quot;&quot;;IF(([.V$12]-[.$A31])/[.$B$5]&lt;1;([.V$12]-[.$A31])/[.$B$5];1)*[.$B$4])" office:value-type="float" office:value="20" calcext:value-type="float">
            <text:p>20</text:p>
          </table:table-cell>
          <table:table-cell table:style-name="ce13" table:formula="of:=IF(([.W$12]-[.$A31])&lt;=0;&quot;&quot;;IF(([.W$12]-[.$A31])/[.$B$5]&lt;1;([.W$12]-[.$A31])/[.$B$5];1)*[.$B$4])" office:value-type="float" office:value="30" calcext:value-type="float">
            <text:p>30</text:p>
          </table:table-cell>
          <table:table-cell table:style-name="ce13" table:formula="of:=IF(([.X$12]-[.$A31])&lt;=0;&quot;&quot;;IF(([.X$12]-[.$A31])/[.$B$5]&lt;1;([.X$12]-[.$A31])/[.$B$5];1)*[.$B$4])" office:value-type="float" office:value="40" calcext:value-type="float">
            <text:p>40</text:p>
          </table:table-cell>
          <table:table-cell table:style-name="ce13" table:formula="of:=IF(([.Y$12]-[.$A31])&lt;=0;&quot;&quot;;IF(([.Y$12]-[.$A31])/[.$B$5]&lt;1;([.Y$12]-[.$A31])/[.$B$5];1)*[.$B$4])" office:value-type="float" office:value="50" calcext:value-type="float">
            <text:p>50</text:p>
          </table:table-cell>
          <table:table-cell table:style-name="ce13" table:formula="of:=IF(([.Z$12]-[.$A31])&lt;=0;&quot;&quot;;IF(([.Z$12]-[.$A31])/[.$B$5]&lt;1;([.Z$12]-[.$A31])/[.$B$5];1)*[.$B$4])" office:value-type="float" office:value="60" calcext:value-type="float">
            <text:p>60</text:p>
          </table:table-cell>
          <table:table-cell table:style-name="ce13" table:formula="of:=IF(([.AA$12]-[.$A31])&lt;=0;&quot;&quot;;IF(([.AA$12]-[.$A31])/[.$B$5]&lt;1;([.AA$12]-[.$A31])/[.$B$5];1)*[.$B$4])" office:value-type="float" office:value="70" calcext:value-type="float">
            <text:p>70</text:p>
          </table:table-cell>
          <table:table-cell table:style-name="ce13" table:formula="of:=IF(([.AB$12]-[.$A31])&lt;=0;&quot;&quot;;IF(([.AB$12]-[.$A31])/[.$B$5]&lt;1;([.AB$12]-[.$A31])/[.$B$5];1)*[.$B$4])" office:value-type="float" office:value="80" calcext:value-type="float">
            <text:p>80</text:p>
          </table:table-cell>
          <table:table-cell table:style-name="ce2"/>
          <table:table-cell table:number-columns-repeated="995"/>
        </table:table-row>
        <table:table-row table:style-name="ro2">
          <table:table-cell table:formula="of:=[.A32]+1" office:value-type="float" office:value="19" calcext:value-type="float">
            <text:p>19</text:p>
          </table:table-cell>
          <table:table-cell table:number-columns-repeated="2"/>
          <table:table-cell table:style-name="ce13" table:formula="of:=IF(([.D$12]-[.$A32])&lt;=0;&quot;&quot;;IF(([.D$12]-[.$A32])/[.$B$5]&lt;1;([.D$12]-[.$A32])/[.$B$5];1)*[.$B$4])">
            <text:p/>
          </table:table-cell>
          <table:table-cell table:style-name="ce13" table:formula="of:=IF(([.E$12]-[.$A32])&lt;=0;&quot;&quot;;IF(([.E$12]-[.$A32])/[.$B$5]&lt;1;([.E$12]-[.$A32])/[.$B$5];1)*[.$B$4])">
            <text:p/>
          </table:table-cell>
          <table:table-cell table:style-name="ce13" table:formula="of:=IF(([.F$12]-[.$A32])&lt;=0;&quot;&quot;;IF(([.F$12]-[.$A32])/[.$B$5]&lt;1;([.F$12]-[.$A32])/[.$B$5];1)*[.$B$4])">
            <text:p/>
          </table:table-cell>
          <table:table-cell table:style-name="ce13" table:formula="of:=IF(([.G$12]-[.$A32])&lt;=0;&quot;&quot;;IF(([.G$12]-[.$A32])/[.$B$5]&lt;1;([.G$12]-[.$A32])/[.$B$5];1)*[.$B$4])">
            <text:p/>
          </table:table-cell>
          <table:table-cell table:style-name="ce13" table:formula="of:=IF(([.H$12]-[.$A32])&lt;=0;&quot;&quot;;IF(([.H$12]-[.$A32])/[.$B$5]&lt;1;([.H$12]-[.$A32])/[.$B$5];1)*[.$B$4])">
            <text:p/>
          </table:table-cell>
          <table:table-cell table:style-name="ce13" table:formula="of:=IF(([.I$12]-[.$A32])&lt;=0;&quot;&quot;;IF(([.I$12]-[.$A32])/[.$B$5]&lt;1;([.I$12]-[.$A32])/[.$B$5];1)*[.$B$4])">
            <text:p/>
          </table:table-cell>
          <table:table-cell table:style-name="ce13" table:formula="of:=IF(([.J$12]-[.$A32])&lt;=0;&quot;&quot;;IF(([.J$12]-[.$A32])/[.$B$5]&lt;1;([.J$12]-[.$A32])/[.$B$5];1)*[.$B$4])">
            <text:p/>
          </table:table-cell>
          <table:table-cell table:style-name="ce13" table:formula="of:=IF(([.K$12]-[.$A32])&lt;=0;&quot;&quot;;IF(([.K$12]-[.$A32])/[.$B$5]&lt;1;([.K$12]-[.$A32])/[.$B$5];1)*[.$B$4])">
            <text:p/>
          </table:table-cell>
          <table:table-cell table:style-name="ce13" table:formula="of:=IF(([.L$12]-[.$A32])&lt;=0;&quot;&quot;;IF(([.L$12]-[.$A32])/[.$B$5]&lt;1;([.L$12]-[.$A32])/[.$B$5];1)*[.$B$4])">
            <text:p/>
            <draw:g table:end-cell-address="Sheet1.O41" table:end-x="24.01pt" table:end-y="0.82pt" draw:z-index="2">
              <draw:custom-shape draw:style-name="gr2" draw:text-style-name="P2" svg:width="15.7pt" svg:height="37.16pt" svg:x="12.56pt" svg:y="53.29pt">
                <text:p/>
                <draw:enhanced-geometry svg:viewBox="0 0 21600 21600" draw:mirror-vertical="false" draw:text-areas="?f0 0 ?f2 ?f5" draw:type="down-arrow" draw:modifiers="16200 5400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3" draw:text-style-name="P4" svg:width="114.75pt" svg:height="41.53pt" svg:x="1.81pt" svg:y="11.11pt">
                <text:p text:style-name="P3">Triangle numbers<text:line-break/><text:span text:style-name="T1">(if divided by `d`):</text:span><text:line-break/>T(n) = ½ * n*(n+1)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style-name="ce13" table:formula="of:=IF(([.M$12]-[.$A32])&lt;=0;&quot;&quot;;IF(([.M$12]-[.$A32])/[.$B$5]&lt;1;([.M$12]-[.$A32])/[.$B$5];1)*[.$B$4])">
            <text:p/>
          </table:table-cell>
          <table:table-cell table:style-name="ce13" table:formula="of:=IF(([.N$12]-[.$A32])&lt;=0;&quot;&quot;;IF(([.N$12]-[.$A32])/[.$B$5]&lt;1;([.N$12]-[.$A32])/[.$B$5];1)*[.$B$4])">
            <text:p/>
          </table:table-cell>
          <table:table-cell table:formula="of:=IF(([.O$12]-[.$A32])&lt;=0;&quot;&quot;;IF(([.O$12]-[.$A32])/[.$B$5]&lt;1;([.O$12]-[.$A32])/[.$B$5];1)*[.$B$4])">
            <text:p/>
          </table:table-cell>
          <table:table-cell table:style-name="ce13" table:formula="of:=IF(([.P$12]-[.$A32])&lt;=0;&quot;&quot;;IF(([.P$12]-[.$A32])/[.$B$5]&lt;1;([.P$12]-[.$A32])/[.$B$5];1)*[.$B$4])">
            <text:p/>
          </table:table-cell>
          <table:table-cell table:style-name="ce13" table:formula="of:=IF(([.Q$12]-[.$A32])&lt;=0;&quot;&quot;;IF(([.Q$12]-[.$A32])/[.$B$5]&lt;1;([.Q$12]-[.$A32])/[.$B$5];1)*[.$B$4])">
            <text:p/>
          </table:table-cell>
          <table:table-cell table:style-name="ce13" table:formula="of:=IF(([.R$12]-[.$A32])&lt;=0;&quot;&quot;;IF(([.R$12]-[.$A32])/[.$B$5]&lt;1;([.R$12]-[.$A32])/[.$B$5];1)*[.$B$4])">
            <text:p/>
          </table:table-cell>
          <table:table-cell table:style-name="ce13" table:formula="of:=IF(([.S$12]-[.$A32])&lt;=0;&quot;&quot;;IF(([.S$12]-[.$A32])/[.$B$5]&lt;1;([.S$12]-[.$A32])/[.$B$5];1)*[.$B$4])">
            <text:p/>
          </table:table-cell>
          <table:table-cell table:style-name="ce13" table:formula="of:=IF(([.T$12]-[.$A32])&lt;=0;&quot;&quot;;IF(([.T$12]-[.$A32])/[.$B$5]&lt;1;([.T$12]-[.$A32])/[.$B$5];1)*[.$B$4])">
            <text:p/>
          </table:table-cell>
          <table:table-cell table:style-name="ce13" table:formula="of:=IF(([.U$12]-[.$A32])&lt;=0;&quot;&quot;;IF(([.U$12]-[.$A32])/[.$B$5]&lt;1;([.U$12]-[.$A32])/[.$B$5];1)*[.$B$4])">
            <text:p/>
          </table:table-cell>
          <table:table-cell table:style-name="ce13" table:formula="of:=IF(([.V$12]-[.$A32])&lt;=0;&quot;&quot;;IF(([.V$12]-[.$A32])/[.$B$5]&lt;1;([.V$12]-[.$A32])/[.$B$5];1)*[.$B$4])" office:value-type="float" office:value="10" calcext:value-type="float">
            <text:p>10</text:p>
          </table:table-cell>
          <table:table-cell table:style-name="ce13" table:formula="of:=IF(([.W$12]-[.$A32])&lt;=0;&quot;&quot;;IF(([.W$12]-[.$A32])/[.$B$5]&lt;1;([.W$12]-[.$A32])/[.$B$5];1)*[.$B$4])" office:value-type="float" office:value="20" calcext:value-type="float">
            <text:p>20</text:p>
          </table:table-cell>
          <table:table-cell table:style-name="ce13" table:formula="of:=IF(([.X$12]-[.$A32])&lt;=0;&quot;&quot;;IF(([.X$12]-[.$A32])/[.$B$5]&lt;1;([.X$12]-[.$A32])/[.$B$5];1)*[.$B$4])" office:value-type="float" office:value="30" calcext:value-type="float">
            <text:p>30</text:p>
          </table:table-cell>
          <table:table-cell table:style-name="ce13" table:formula="of:=IF(([.Y$12]-[.$A32])&lt;=0;&quot;&quot;;IF(([.Y$12]-[.$A32])/[.$B$5]&lt;1;([.Y$12]-[.$A32])/[.$B$5];1)*[.$B$4])" office:value-type="float" office:value="40" calcext:value-type="float">
            <text:p>40</text:p>
          </table:table-cell>
          <table:table-cell table:style-name="ce13" table:formula="of:=IF(([.Z$12]-[.$A32])&lt;=0;&quot;&quot;;IF(([.Z$12]-[.$A32])/[.$B$5]&lt;1;([.Z$12]-[.$A32])/[.$B$5];1)*[.$B$4])" office:value-type="float" office:value="50" calcext:value-type="float">
            <text:p>50</text:p>
          </table:table-cell>
          <table:table-cell table:style-name="ce13" table:formula="of:=IF(([.AA$12]-[.$A32])&lt;=0;&quot;&quot;;IF(([.AA$12]-[.$A32])/[.$B$5]&lt;1;([.AA$12]-[.$A32])/[.$B$5];1)*[.$B$4])" office:value-type="float" office:value="60" calcext:value-type="float">
            <text:p>60</text:p>
          </table:table-cell>
          <table:table-cell table:style-name="ce13" table:formula="of:=IF(([.AB$12]-[.$A32])&lt;=0;&quot;&quot;;IF(([.AB$12]-[.$A32])/[.$B$5]&lt;1;([.AB$12]-[.$A32])/[.$B$5];1)*[.$B$4])" office:value-type="float" office:value="70" calcext:value-type="float">
            <text:p>70</text:p>
          </table:table-cell>
          <table:table-cell table:style-name="ce2"/>
          <table:table-cell table:number-columns-repeated="995"/>
        </table:table-row>
        <table:table-row table:style-name="ro2">
          <table:table-cell table:formula="of:=[.A33]+1" office:value-type="float" office:value="20" calcext:value-type="float">
            <text:p>20</text:p>
          </table:table-cell>
          <table:table-cell table:number-columns-repeated="2"/>
          <table:table-cell table:style-name="ce13" table:formula="of:=IF(([.D$12]-[.$A33])&lt;=0;&quot;&quot;;IF(([.D$12]-[.$A33])/[.$B$5]&lt;1;([.D$12]-[.$A33])/[.$B$5];1)*[.$B$4])">
            <text:p/>
          </table:table-cell>
          <table:table-cell table:style-name="ce13" table:formula="of:=IF(([.E$12]-[.$A33])&lt;=0;&quot;&quot;;IF(([.E$12]-[.$A33])/[.$B$5]&lt;1;([.E$12]-[.$A33])/[.$B$5];1)*[.$B$4])">
            <text:p/>
          </table:table-cell>
          <table:table-cell table:style-name="ce13" table:formula="of:=IF(([.F$12]-[.$A33])&lt;=0;&quot;&quot;;IF(([.F$12]-[.$A33])/[.$B$5]&lt;1;([.F$12]-[.$A33])/[.$B$5];1)*[.$B$4])">
            <text:p/>
          </table:table-cell>
          <table:table-cell table:style-name="ce13" table:formula="of:=IF(([.G$12]-[.$A33])&lt;=0;&quot;&quot;;IF(([.G$12]-[.$A33])/[.$B$5]&lt;1;([.G$12]-[.$A33])/[.$B$5];1)*[.$B$4])">
            <text:p/>
          </table:table-cell>
          <table:table-cell table:style-name="ce13" table:formula="of:=IF(([.H$12]-[.$A33])&lt;=0;&quot;&quot;;IF(([.H$12]-[.$A33])/[.$B$5]&lt;1;([.H$12]-[.$A33])/[.$B$5];1)*[.$B$4])">
            <text:p/>
          </table:table-cell>
          <table:table-cell table:style-name="ce13" table:formula="of:=IF(([.I$12]-[.$A33])&lt;=0;&quot;&quot;;IF(([.I$12]-[.$A33])/[.$B$5]&lt;1;([.I$12]-[.$A33])/[.$B$5];1)*[.$B$4])">
            <text:p/>
          </table:table-cell>
          <table:table-cell table:style-name="ce13" table:formula="of:=IF(([.J$12]-[.$A33])&lt;=0;&quot;&quot;;IF(([.J$12]-[.$A33])/[.$B$5]&lt;1;([.J$12]-[.$A33])/[.$B$5];1)*[.$B$4])">
            <text:p/>
          </table:table-cell>
          <table:table-cell table:style-name="ce13" table:formula="of:=IF(([.K$12]-[.$A33])&lt;=0;&quot;&quot;;IF(([.K$12]-[.$A33])/[.$B$5]&lt;1;([.K$12]-[.$A33])/[.$B$5];1)*[.$B$4])">
            <text:p/>
          </table:table-cell>
          <table:table-cell table:style-name="ce13" table:formula="of:=IF(([.L$12]-[.$A33])&lt;=0;&quot;&quot;;IF(([.L$12]-[.$A33])/[.$B$5]&lt;1;([.L$12]-[.$A33])/[.$B$5];1)*[.$B$4])">
            <text:p/>
          </table:table-cell>
          <table:table-cell table:style-name="ce13" table:formula="of:=IF(([.M$12]-[.$A33])&lt;=0;&quot;&quot;;IF(([.M$12]-[.$A33])/[.$B$5]&lt;1;([.M$12]-[.$A33])/[.$B$5];1)*[.$B$4])">
            <text:p/>
          </table:table-cell>
          <table:table-cell table:style-name="ce13" table:formula="of:=IF(([.N$12]-[.$A33])&lt;=0;&quot;&quot;;IF(([.N$12]-[.$A33])/[.$B$5]&lt;1;([.N$12]-[.$A33])/[.$B$5];1)*[.$B$4])">
            <text:p/>
          </table:table-cell>
          <table:table-cell table:formula="of:=IF(([.O$12]-[.$A33])&lt;=0;&quot;&quot;;IF(([.O$12]-[.$A33])/[.$B$5]&lt;1;([.O$12]-[.$A33])/[.$B$5];1)*[.$B$4])">
            <text:p/>
          </table:table-cell>
          <table:table-cell table:style-name="ce13" table:formula="of:=IF(([.P$12]-[.$A33])&lt;=0;&quot;&quot;;IF(([.P$12]-[.$A33])/[.$B$5]&lt;1;([.P$12]-[.$A33])/[.$B$5];1)*[.$B$4])">
            <text:p/>
          </table:table-cell>
          <table:table-cell table:style-name="ce13" table:formula="of:=IF(([.Q$12]-[.$A33])&lt;=0;&quot;&quot;;IF(([.Q$12]-[.$A33])/[.$B$5]&lt;1;([.Q$12]-[.$A33])/[.$B$5];1)*[.$B$4])">
            <text:p/>
          </table:table-cell>
          <table:table-cell table:style-name="ce13" table:formula="of:=IF(([.R$12]-[.$A33])&lt;=0;&quot;&quot;;IF(([.R$12]-[.$A33])/[.$B$5]&lt;1;([.R$12]-[.$A33])/[.$B$5];1)*[.$B$4])">
            <text:p/>
          </table:table-cell>
          <table:table-cell table:style-name="ce13" table:formula="of:=IF(([.S$12]-[.$A33])&lt;=0;&quot;&quot;;IF(([.S$12]-[.$A33])/[.$B$5]&lt;1;([.S$12]-[.$A33])/[.$B$5];1)*[.$B$4])">
            <text:p/>
          </table:table-cell>
          <table:table-cell table:style-name="ce13" table:formula="of:=IF(([.T$12]-[.$A33])&lt;=0;&quot;&quot;;IF(([.T$12]-[.$A33])/[.$B$5]&lt;1;([.T$12]-[.$A33])/[.$B$5];1)*[.$B$4])">
            <text:p/>
          </table:table-cell>
          <table:table-cell table:style-name="ce13" table:formula="of:=IF(([.U$12]-[.$A33])&lt;=0;&quot;&quot;;IF(([.U$12]-[.$A33])/[.$B$5]&lt;1;([.U$12]-[.$A33])/[.$B$5];1)*[.$B$4])">
            <text:p/>
          </table:table-cell>
          <table:table-cell table:style-name="ce13" table:formula="of:=IF(([.V$12]-[.$A33])&lt;=0;&quot;&quot;;IF(([.V$12]-[.$A33])/[.$B$5]&lt;1;([.V$12]-[.$A33])/[.$B$5];1)*[.$B$4])">
            <text:p/>
          </table:table-cell>
          <table:table-cell table:style-name="ce13" table:formula="of:=IF(([.W$12]-[.$A33])&lt;=0;&quot;&quot;;IF(([.W$12]-[.$A33])/[.$B$5]&lt;1;([.W$12]-[.$A33])/[.$B$5];1)*[.$B$4])" office:value-type="float" office:value="10" calcext:value-type="float">
            <text:p>10</text:p>
          </table:table-cell>
          <table:table-cell table:style-name="ce13" table:formula="of:=IF(([.X$12]-[.$A33])&lt;=0;&quot;&quot;;IF(([.X$12]-[.$A33])/[.$B$5]&lt;1;([.X$12]-[.$A33])/[.$B$5];1)*[.$B$4])" office:value-type="float" office:value="20" calcext:value-type="float">
            <text:p>20</text:p>
          </table:table-cell>
          <table:table-cell table:style-name="ce13" table:formula="of:=IF(([.Y$12]-[.$A33])&lt;=0;&quot;&quot;;IF(([.Y$12]-[.$A33])/[.$B$5]&lt;1;([.Y$12]-[.$A33])/[.$B$5];1)*[.$B$4])" office:value-type="float" office:value="30" calcext:value-type="float">
            <text:p>30</text:p>
          </table:table-cell>
          <table:table-cell table:style-name="ce13" table:formula="of:=IF(([.Z$12]-[.$A33])&lt;=0;&quot;&quot;;IF(([.Z$12]-[.$A33])/[.$B$5]&lt;1;([.Z$12]-[.$A33])/[.$B$5];1)*[.$B$4])" office:value-type="float" office:value="40" calcext:value-type="float">
            <text:p>40</text:p>
          </table:table-cell>
          <table:table-cell table:style-name="ce13" table:formula="of:=IF(([.AA$12]-[.$A33])&lt;=0;&quot;&quot;;IF(([.AA$12]-[.$A33])/[.$B$5]&lt;1;([.AA$12]-[.$A33])/[.$B$5];1)*[.$B$4])" office:value-type="float" office:value="50" calcext:value-type="float">
            <text:p>50</text:p>
          </table:table-cell>
          <table:table-cell table:style-name="ce13" table:formula="of:=IF(([.AB$12]-[.$A33])&lt;=0;&quot;&quot;;IF(([.AB$12]-[.$A33])/[.$B$5]&lt;1;([.AB$12]-[.$A33])/[.$B$5];1)*[.$B$4])" office:value-type="float" office:value="60" calcext:value-type="float">
            <text:p>60</text:p>
          </table:table-cell>
          <table:table-cell table:style-name="ce2"/>
          <table:table-cell table:number-columns-repeated="995"/>
        </table:table-row>
        <table:table-row table:style-name="ro2">
          <table:table-cell table:formula="of:=[.A34]+1" office:value-type="float" office:value="21" calcext:value-type="float">
            <text:p>21</text:p>
          </table:table-cell>
          <table:table-cell table:number-columns-repeated="2"/>
          <table:table-cell table:style-name="ce13" table:formula="of:=IF(([.D$12]-[.$A34])&lt;=0;&quot;&quot;;IF(([.D$12]-[.$A34])/[.$B$5]&lt;1;([.D$12]-[.$A34])/[.$B$5];1)*[.$B$4])">
            <text:p/>
          </table:table-cell>
          <table:table-cell table:style-name="ce13" table:formula="of:=IF(([.E$12]-[.$A34])&lt;=0;&quot;&quot;;IF(([.E$12]-[.$A34])/[.$B$5]&lt;1;([.E$12]-[.$A34])/[.$B$5];1)*[.$B$4])">
            <text:p/>
          </table:table-cell>
          <table:table-cell table:style-name="ce13" table:formula="of:=IF(([.F$12]-[.$A34])&lt;=0;&quot;&quot;;IF(([.F$12]-[.$A34])/[.$B$5]&lt;1;([.F$12]-[.$A34])/[.$B$5];1)*[.$B$4])">
            <text:p/>
          </table:table-cell>
          <table:table-cell table:style-name="ce13" table:formula="of:=IF(([.G$12]-[.$A34])&lt;=0;&quot;&quot;;IF(([.G$12]-[.$A34])/[.$B$5]&lt;1;([.G$12]-[.$A34])/[.$B$5];1)*[.$B$4])">
            <text:p/>
          </table:table-cell>
          <table:table-cell table:style-name="ce13" table:formula="of:=IF(([.H$12]-[.$A34])&lt;=0;&quot;&quot;;IF(([.H$12]-[.$A34])/[.$B$5]&lt;1;([.H$12]-[.$A34])/[.$B$5];1)*[.$B$4])">
            <text:p/>
          </table:table-cell>
          <table:table-cell table:style-name="ce13" table:formula="of:=IF(([.I$12]-[.$A34])&lt;=0;&quot;&quot;;IF(([.I$12]-[.$A34])/[.$B$5]&lt;1;([.I$12]-[.$A34])/[.$B$5];1)*[.$B$4])">
            <text:p/>
          </table:table-cell>
          <table:table-cell table:style-name="ce13" table:formula="of:=IF(([.J$12]-[.$A34])&lt;=0;&quot;&quot;;IF(([.J$12]-[.$A34])/[.$B$5]&lt;1;([.J$12]-[.$A34])/[.$B$5];1)*[.$B$4])">
            <text:p/>
          </table:table-cell>
          <table:table-cell table:style-name="ce13" table:formula="of:=IF(([.K$12]-[.$A34])&lt;=0;&quot;&quot;;IF(([.K$12]-[.$A34])/[.$B$5]&lt;1;([.K$12]-[.$A34])/[.$B$5];1)*[.$B$4])">
            <text:p/>
          </table:table-cell>
          <table:table-cell table:style-name="ce13" table:formula="of:=IF(([.L$12]-[.$A34])&lt;=0;&quot;&quot;;IF(([.L$12]-[.$A34])/[.$B$5]&lt;1;([.L$12]-[.$A34])/[.$B$5];1)*[.$B$4])">
            <text:p/>
          </table:table-cell>
          <table:table-cell table:style-name="ce13" table:formula="of:=IF(([.M$12]-[.$A34])&lt;=0;&quot;&quot;;IF(([.M$12]-[.$A34])/[.$B$5]&lt;1;([.M$12]-[.$A34])/[.$B$5];1)*[.$B$4])">
            <text:p/>
          </table:table-cell>
          <table:table-cell table:style-name="ce13" table:formula="of:=IF(([.N$12]-[.$A34])&lt;=0;&quot;&quot;;IF(([.N$12]-[.$A34])/[.$B$5]&lt;1;([.N$12]-[.$A34])/[.$B$5];1)*[.$B$4])">
            <text:p/>
          </table:table-cell>
          <table:table-cell table:formula="of:=IF(([.O$12]-[.$A34])&lt;=0;&quot;&quot;;IF(([.O$12]-[.$A34])/[.$B$5]&lt;1;([.O$12]-[.$A34])/[.$B$5];1)*[.$B$4])">
            <text:p/>
          </table:table-cell>
          <table:table-cell table:style-name="ce13" table:formula="of:=IF(([.P$12]-[.$A34])&lt;=0;&quot;&quot;;IF(([.P$12]-[.$A34])/[.$B$5]&lt;1;([.P$12]-[.$A34])/[.$B$5];1)*[.$B$4])">
            <text:p/>
          </table:table-cell>
          <table:table-cell table:style-name="ce13" table:formula="of:=IF(([.Q$12]-[.$A34])&lt;=0;&quot;&quot;;IF(([.Q$12]-[.$A34])/[.$B$5]&lt;1;([.Q$12]-[.$A34])/[.$B$5];1)*[.$B$4])">
            <text:p/>
          </table:table-cell>
          <table:table-cell table:style-name="ce13" table:formula="of:=IF(([.R$12]-[.$A34])&lt;=0;&quot;&quot;;IF(([.R$12]-[.$A34])/[.$B$5]&lt;1;([.R$12]-[.$A34])/[.$B$5];1)*[.$B$4])">
            <text:p/>
          </table:table-cell>
          <table:table-cell table:style-name="ce13" table:formula="of:=IF(([.S$12]-[.$A34])&lt;=0;&quot;&quot;;IF(([.S$12]-[.$A34])/[.$B$5]&lt;1;([.S$12]-[.$A34])/[.$B$5];1)*[.$B$4])">
            <text:p/>
          </table:table-cell>
          <table:table-cell table:style-name="ce13" table:formula="of:=IF(([.T$12]-[.$A34])&lt;=0;&quot;&quot;;IF(([.T$12]-[.$A34])/[.$B$5]&lt;1;([.T$12]-[.$A34])/[.$B$5];1)*[.$B$4])">
            <text:p/>
          </table:table-cell>
          <table:table-cell table:style-name="ce13" table:formula="of:=IF(([.U$12]-[.$A34])&lt;=0;&quot;&quot;;IF(([.U$12]-[.$A34])/[.$B$5]&lt;1;([.U$12]-[.$A34])/[.$B$5];1)*[.$B$4])">
            <text:p/>
          </table:table-cell>
          <table:table-cell table:style-name="ce13" table:formula="of:=IF(([.V$12]-[.$A34])&lt;=0;&quot;&quot;;IF(([.V$12]-[.$A34])/[.$B$5]&lt;1;([.V$12]-[.$A34])/[.$B$5];1)*[.$B$4])">
            <text:p/>
          </table:table-cell>
          <table:table-cell table:style-name="ce13" table:formula="of:=IF(([.W$12]-[.$A34])&lt;=0;&quot;&quot;;IF(([.W$12]-[.$A34])/[.$B$5]&lt;1;([.W$12]-[.$A34])/[.$B$5];1)*[.$B$4])">
            <text:p/>
          </table:table-cell>
          <table:table-cell table:style-name="ce13" table:formula="of:=IF(([.X$12]-[.$A34])&lt;=0;&quot;&quot;;IF(([.X$12]-[.$A34])/[.$B$5]&lt;1;([.X$12]-[.$A34])/[.$B$5];1)*[.$B$4])" office:value-type="float" office:value="10" calcext:value-type="float">
            <text:p>10</text:p>
          </table:table-cell>
          <table:table-cell table:style-name="ce13" table:formula="of:=IF(([.Y$12]-[.$A34])&lt;=0;&quot;&quot;;IF(([.Y$12]-[.$A34])/[.$B$5]&lt;1;([.Y$12]-[.$A34])/[.$B$5];1)*[.$B$4])" office:value-type="float" office:value="20" calcext:value-type="float">
            <text:p>20</text:p>
          </table:table-cell>
          <table:table-cell table:style-name="ce13" table:formula="of:=IF(([.Z$12]-[.$A34])&lt;=0;&quot;&quot;;IF(([.Z$12]-[.$A34])/[.$B$5]&lt;1;([.Z$12]-[.$A34])/[.$B$5];1)*[.$B$4])" office:value-type="float" office:value="30" calcext:value-type="float">
            <text:p>30</text:p>
          </table:table-cell>
          <table:table-cell table:style-name="ce13" table:formula="of:=IF(([.AA$12]-[.$A34])&lt;=0;&quot;&quot;;IF(([.AA$12]-[.$A34])/[.$B$5]&lt;1;([.AA$12]-[.$A34])/[.$B$5];1)*[.$B$4])" office:value-type="float" office:value="40" calcext:value-type="float">
            <text:p>40</text:p>
          </table:table-cell>
          <table:table-cell table:style-name="ce13" table:formula="of:=IF(([.AB$12]-[.$A34])&lt;=0;&quot;&quot;;IF(([.AB$12]-[.$A34])/[.$B$5]&lt;1;([.AB$12]-[.$A34])/[.$B$5];1)*[.$B$4])" office:value-type="float" office:value="50" calcext:value-type="float">
            <text:p>50</text:p>
          </table:table-cell>
          <table:table-cell table:style-name="ce2"/>
          <table:table-cell table:number-columns-repeated="995"/>
        </table:table-row>
        <table:table-row table:style-name="ro2">
          <table:table-cell table:formula="of:=[.A35]+1" office:value-type="float" office:value="22" calcext:value-type="float">
            <text:p>22</text:p>
          </table:table-cell>
          <table:table-cell table:number-columns-repeated="2"/>
          <table:table-cell table:style-name="ce13" table:formula="of:=IF(([.D$12]-[.$A35])&lt;=0;&quot;&quot;;IF(([.D$12]-[.$A35])/[.$B$5]&lt;1;([.D$12]-[.$A35])/[.$B$5];1)*[.$B$4])">
            <text:p/>
          </table:table-cell>
          <table:table-cell table:style-name="ce13" table:formula="of:=IF(([.E$12]-[.$A35])&lt;=0;&quot;&quot;;IF(([.E$12]-[.$A35])/[.$B$5]&lt;1;([.E$12]-[.$A35])/[.$B$5];1)*[.$B$4])">
            <text:p/>
          </table:table-cell>
          <table:table-cell table:style-name="ce13" table:formula="of:=IF(([.F$12]-[.$A35])&lt;=0;&quot;&quot;;IF(([.F$12]-[.$A35])/[.$B$5]&lt;1;([.F$12]-[.$A35])/[.$B$5];1)*[.$B$4])">
            <text:p/>
          </table:table-cell>
          <table:table-cell table:style-name="ce13" table:formula="of:=IF(([.G$12]-[.$A35])&lt;=0;&quot;&quot;;IF(([.G$12]-[.$A35])/[.$B$5]&lt;1;([.G$12]-[.$A35])/[.$B$5];1)*[.$B$4])">
            <text:p/>
          </table:table-cell>
          <table:table-cell table:style-name="ce13" table:formula="of:=IF(([.H$12]-[.$A35])&lt;=0;&quot;&quot;;IF(([.H$12]-[.$A35])/[.$B$5]&lt;1;([.H$12]-[.$A35])/[.$B$5];1)*[.$B$4])">
            <text:p/>
          </table:table-cell>
          <table:table-cell table:style-name="ce13" table:formula="of:=IF(([.I$12]-[.$A35])&lt;=0;&quot;&quot;;IF(([.I$12]-[.$A35])/[.$B$5]&lt;1;([.I$12]-[.$A35])/[.$B$5];1)*[.$B$4])">
            <text:p/>
          </table:table-cell>
          <table:table-cell table:style-name="ce13" table:formula="of:=IF(([.J$12]-[.$A35])&lt;=0;&quot;&quot;;IF(([.J$12]-[.$A35])/[.$B$5]&lt;1;([.J$12]-[.$A35])/[.$B$5];1)*[.$B$4])">
            <text:p/>
          </table:table-cell>
          <table:table-cell table:style-name="ce13" table:formula="of:=IF(([.K$12]-[.$A35])&lt;=0;&quot;&quot;;IF(([.K$12]-[.$A35])/[.$B$5]&lt;1;([.K$12]-[.$A35])/[.$B$5];1)*[.$B$4])">
            <text:p/>
          </table:table-cell>
          <table:table-cell table:style-name="ce13" table:formula="of:=IF(([.L$12]-[.$A35])&lt;=0;&quot;&quot;;IF(([.L$12]-[.$A35])/[.$B$5]&lt;1;([.L$12]-[.$A35])/[.$B$5];1)*[.$B$4])">
            <text:p/>
          </table:table-cell>
          <table:table-cell table:style-name="ce13" table:formula="of:=IF(([.M$12]-[.$A35])&lt;=0;&quot;&quot;;IF(([.M$12]-[.$A35])/[.$B$5]&lt;1;([.M$12]-[.$A35])/[.$B$5];1)*[.$B$4])">
            <text:p/>
          </table:table-cell>
          <table:table-cell table:style-name="ce13" table:formula="of:=IF(([.N$12]-[.$A35])&lt;=0;&quot;&quot;;IF(([.N$12]-[.$A35])/[.$B$5]&lt;1;([.N$12]-[.$A35])/[.$B$5];1)*[.$B$4])">
            <text:p/>
          </table:table-cell>
          <table:table-cell table:formula="of:=IF(([.O$12]-[.$A35])&lt;=0;&quot;&quot;;IF(([.O$12]-[.$A35])/[.$B$5]&lt;1;([.O$12]-[.$A35])/[.$B$5];1)*[.$B$4])">
            <text:p/>
          </table:table-cell>
          <table:table-cell table:style-name="ce13" table:formula="of:=IF(([.P$12]-[.$A35])&lt;=0;&quot;&quot;;IF(([.P$12]-[.$A35])/[.$B$5]&lt;1;([.P$12]-[.$A35])/[.$B$5];1)*[.$B$4])">
            <text:p/>
          </table:table-cell>
          <table:table-cell table:style-name="ce13" table:formula="of:=IF(([.Q$12]-[.$A35])&lt;=0;&quot;&quot;;IF(([.Q$12]-[.$A35])/[.$B$5]&lt;1;([.Q$12]-[.$A35])/[.$B$5];1)*[.$B$4])">
            <text:p/>
          </table:table-cell>
          <table:table-cell table:style-name="ce13" table:formula="of:=IF(([.R$12]-[.$A35])&lt;=0;&quot;&quot;;IF(([.R$12]-[.$A35])/[.$B$5]&lt;1;([.R$12]-[.$A35])/[.$B$5];1)*[.$B$4])">
            <text:p/>
          </table:table-cell>
          <table:table-cell table:style-name="ce13" table:formula="of:=IF(([.S$12]-[.$A35])&lt;=0;&quot;&quot;;IF(([.S$12]-[.$A35])/[.$B$5]&lt;1;([.S$12]-[.$A35])/[.$B$5];1)*[.$B$4])">
            <text:p/>
          </table:table-cell>
          <table:table-cell table:style-name="ce13" table:formula="of:=IF(([.T$12]-[.$A35])&lt;=0;&quot;&quot;;IF(([.T$12]-[.$A35])/[.$B$5]&lt;1;([.T$12]-[.$A35])/[.$B$5];1)*[.$B$4])">
            <text:p/>
          </table:table-cell>
          <table:table-cell table:style-name="ce13" table:formula="of:=IF(([.U$12]-[.$A35])&lt;=0;&quot;&quot;;IF(([.U$12]-[.$A35])/[.$B$5]&lt;1;([.U$12]-[.$A35])/[.$B$5];1)*[.$B$4])">
            <text:p/>
          </table:table-cell>
          <table:table-cell table:style-name="ce13" table:formula="of:=IF(([.V$12]-[.$A35])&lt;=0;&quot;&quot;;IF(([.V$12]-[.$A35])/[.$B$5]&lt;1;([.V$12]-[.$A35])/[.$B$5];1)*[.$B$4])">
            <text:p/>
          </table:table-cell>
          <table:table-cell table:style-name="ce13" table:formula="of:=IF(([.W$12]-[.$A35])&lt;=0;&quot;&quot;;IF(([.W$12]-[.$A35])/[.$B$5]&lt;1;([.W$12]-[.$A35])/[.$B$5];1)*[.$B$4])">
            <text:p/>
          </table:table-cell>
          <table:table-cell table:style-name="ce13" table:formula="of:=IF(([.X$12]-[.$A35])&lt;=0;&quot;&quot;;IF(([.X$12]-[.$A35])/[.$B$5]&lt;1;([.X$12]-[.$A35])/[.$B$5];1)*[.$B$4])">
            <text:p/>
          </table:table-cell>
          <table:table-cell table:style-name="ce13" table:formula="of:=IF(([.Y$12]-[.$A35])&lt;=0;&quot;&quot;;IF(([.Y$12]-[.$A35])/[.$B$5]&lt;1;([.Y$12]-[.$A35])/[.$B$5];1)*[.$B$4])" office:value-type="float" office:value="10" calcext:value-type="float">
            <text:p>10</text:p>
          </table:table-cell>
          <table:table-cell table:style-name="ce13" table:formula="of:=IF(([.Z$12]-[.$A35])&lt;=0;&quot;&quot;;IF(([.Z$12]-[.$A35])/[.$B$5]&lt;1;([.Z$12]-[.$A35])/[.$B$5];1)*[.$B$4])" office:value-type="float" office:value="20" calcext:value-type="float">
            <text:p>20</text:p>
          </table:table-cell>
          <table:table-cell table:style-name="ce13" table:formula="of:=IF(([.AA$12]-[.$A35])&lt;=0;&quot;&quot;;IF(([.AA$12]-[.$A35])/[.$B$5]&lt;1;([.AA$12]-[.$A35])/[.$B$5];1)*[.$B$4])" office:value-type="float" office:value="30" calcext:value-type="float">
            <text:p>30</text:p>
          </table:table-cell>
          <table:table-cell table:style-name="ce13" table:formula="of:=IF(([.AB$12]-[.$A35])&lt;=0;&quot;&quot;;IF(([.AB$12]-[.$A35])/[.$B$5]&lt;1;([.AB$12]-[.$A35])/[.$B$5];1)*[.$B$4])" office:value-type="float" office:value="40" calcext:value-type="float">
            <text:p>40</text:p>
          </table:table-cell>
          <table:table-cell table:style-name="ce2"/>
          <table:table-cell table:number-columns-repeated="995"/>
        </table:table-row>
        <table:table-row table:style-name="ro2">
          <table:table-cell table:formula="of:=[.A36]+1" office:value-type="float" office:value="23" calcext:value-type="float">
            <text:p>23</text:p>
          </table:table-cell>
          <table:table-cell table:number-columns-repeated="2"/>
          <table:table-cell table:style-name="ce13" table:formula="of:=IF(([.D$12]-[.$A36])&lt;=0;&quot;&quot;;IF(([.D$12]-[.$A36])/[.$B$5]&lt;1;([.D$12]-[.$A36])/[.$B$5];1)*[.$B$4])">
            <text:p/>
          </table:table-cell>
          <table:table-cell table:style-name="ce13" table:formula="of:=IF(([.E$12]-[.$A36])&lt;=0;&quot;&quot;;IF(([.E$12]-[.$A36])/[.$B$5]&lt;1;([.E$12]-[.$A36])/[.$B$5];1)*[.$B$4])">
            <text:p/>
          </table:table-cell>
          <table:table-cell table:style-name="ce13" table:formula="of:=IF(([.F$12]-[.$A36])&lt;=0;&quot;&quot;;IF(([.F$12]-[.$A36])/[.$B$5]&lt;1;([.F$12]-[.$A36])/[.$B$5];1)*[.$B$4])">
            <text:p/>
          </table:table-cell>
          <table:table-cell table:style-name="ce13" table:formula="of:=IF(([.G$12]-[.$A36])&lt;=0;&quot;&quot;;IF(([.G$12]-[.$A36])/[.$B$5]&lt;1;([.G$12]-[.$A36])/[.$B$5];1)*[.$B$4])">
            <text:p/>
          </table:table-cell>
          <table:table-cell table:style-name="ce13" table:formula="of:=IF(([.H$12]-[.$A36])&lt;=0;&quot;&quot;;IF(([.H$12]-[.$A36])/[.$B$5]&lt;1;([.H$12]-[.$A36])/[.$B$5];1)*[.$B$4])">
            <text:p/>
          </table:table-cell>
          <table:table-cell table:style-name="ce13" table:formula="of:=IF(([.I$12]-[.$A36])&lt;=0;&quot;&quot;;IF(([.I$12]-[.$A36])/[.$B$5]&lt;1;([.I$12]-[.$A36])/[.$B$5];1)*[.$B$4])">
            <text:p/>
          </table:table-cell>
          <table:table-cell table:style-name="ce13" table:formula="of:=IF(([.J$12]-[.$A36])&lt;=0;&quot;&quot;;IF(([.J$12]-[.$A36])/[.$B$5]&lt;1;([.J$12]-[.$A36])/[.$B$5];1)*[.$B$4])">
            <text:p/>
          </table:table-cell>
          <table:table-cell table:style-name="ce13" table:formula="of:=IF(([.K$12]-[.$A36])&lt;=0;&quot;&quot;;IF(([.K$12]-[.$A36])/[.$B$5]&lt;1;([.K$12]-[.$A36])/[.$B$5];1)*[.$B$4])">
            <text:p/>
          </table:table-cell>
          <table:table-cell table:style-name="ce13" table:formula="of:=IF(([.L$12]-[.$A36])&lt;=0;&quot;&quot;;IF(([.L$12]-[.$A36])/[.$B$5]&lt;1;([.L$12]-[.$A36])/[.$B$5];1)*[.$B$4])">
            <text:p/>
          </table:table-cell>
          <table:table-cell table:style-name="ce13" table:formula="of:=IF(([.M$12]-[.$A36])&lt;=0;&quot;&quot;;IF(([.M$12]-[.$A36])/[.$B$5]&lt;1;([.M$12]-[.$A36])/[.$B$5];1)*[.$B$4])">
            <text:p/>
          </table:table-cell>
          <table:table-cell table:style-name="ce13" table:formula="of:=IF(([.N$12]-[.$A36])&lt;=0;&quot;&quot;;IF(([.N$12]-[.$A36])/[.$B$5]&lt;1;([.N$12]-[.$A36])/[.$B$5];1)*[.$B$4])">
            <text:p/>
          </table:table-cell>
          <table:table-cell table:formula="of:=IF(([.O$12]-[.$A36])&lt;=0;&quot;&quot;;IF(([.O$12]-[.$A36])/[.$B$5]&lt;1;([.O$12]-[.$A36])/[.$B$5];1)*[.$B$4])">
            <text:p/>
          </table:table-cell>
          <table:table-cell table:style-name="ce13" table:formula="of:=IF(([.P$12]-[.$A36])&lt;=0;&quot;&quot;;IF(([.P$12]-[.$A36])/[.$B$5]&lt;1;([.P$12]-[.$A36])/[.$B$5];1)*[.$B$4])">
            <text:p/>
          </table:table-cell>
          <table:table-cell table:style-name="ce13" table:formula="of:=IF(([.Q$12]-[.$A36])&lt;=0;&quot;&quot;;IF(([.Q$12]-[.$A36])/[.$B$5]&lt;1;([.Q$12]-[.$A36])/[.$B$5];1)*[.$B$4])">
            <text:p/>
          </table:table-cell>
          <table:table-cell table:style-name="ce13" table:formula="of:=IF(([.R$12]-[.$A36])&lt;=0;&quot;&quot;;IF(([.R$12]-[.$A36])/[.$B$5]&lt;1;([.R$12]-[.$A36])/[.$B$5];1)*[.$B$4])">
            <text:p/>
          </table:table-cell>
          <table:table-cell table:style-name="ce13" table:formula="of:=IF(([.S$12]-[.$A36])&lt;=0;&quot;&quot;;IF(([.S$12]-[.$A36])/[.$B$5]&lt;1;([.S$12]-[.$A36])/[.$B$5];1)*[.$B$4])">
            <text:p/>
          </table:table-cell>
          <table:table-cell table:style-name="ce13" table:formula="of:=IF(([.T$12]-[.$A36])&lt;=0;&quot;&quot;;IF(([.T$12]-[.$A36])/[.$B$5]&lt;1;([.T$12]-[.$A36])/[.$B$5];1)*[.$B$4])">
            <text:p/>
          </table:table-cell>
          <table:table-cell table:style-name="ce13" table:formula="of:=IF(([.U$12]-[.$A36])&lt;=0;&quot;&quot;;IF(([.U$12]-[.$A36])/[.$B$5]&lt;1;([.U$12]-[.$A36])/[.$B$5];1)*[.$B$4])">
            <text:p/>
          </table:table-cell>
          <table:table-cell table:style-name="ce13" table:formula="of:=IF(([.V$12]-[.$A36])&lt;=0;&quot;&quot;;IF(([.V$12]-[.$A36])/[.$B$5]&lt;1;([.V$12]-[.$A36])/[.$B$5];1)*[.$B$4])">
            <text:p/>
          </table:table-cell>
          <table:table-cell table:style-name="ce13" table:formula="of:=IF(([.W$12]-[.$A36])&lt;=0;&quot;&quot;;IF(([.W$12]-[.$A36])/[.$B$5]&lt;1;([.W$12]-[.$A36])/[.$B$5];1)*[.$B$4])">
            <text:p/>
          </table:table-cell>
          <table:table-cell table:style-name="ce13" table:formula="of:=IF(([.X$12]-[.$A36])&lt;=0;&quot;&quot;;IF(([.X$12]-[.$A36])/[.$B$5]&lt;1;([.X$12]-[.$A36])/[.$B$5];1)*[.$B$4])">
            <text:p/>
          </table:table-cell>
          <table:table-cell table:style-name="ce13" table:formula="of:=IF(([.Y$12]-[.$A36])&lt;=0;&quot;&quot;;IF(([.Y$12]-[.$A36])/[.$B$5]&lt;1;([.Y$12]-[.$A36])/[.$B$5];1)*[.$B$4])">
            <text:p/>
          </table:table-cell>
          <table:table-cell table:style-name="ce13" table:formula="of:=IF(([.Z$12]-[.$A36])&lt;=0;&quot;&quot;;IF(([.Z$12]-[.$A36])/[.$B$5]&lt;1;([.Z$12]-[.$A36])/[.$B$5];1)*[.$B$4])" office:value-type="float" office:value="10" calcext:value-type="float">
            <text:p>10</text:p>
          </table:table-cell>
          <table:table-cell table:style-name="ce13" table:formula="of:=IF(([.AA$12]-[.$A36])&lt;=0;&quot;&quot;;IF(([.AA$12]-[.$A36])/[.$B$5]&lt;1;([.AA$12]-[.$A36])/[.$B$5];1)*[.$B$4])" office:value-type="float" office:value="20" calcext:value-type="float">
            <text:p>20</text:p>
          </table:table-cell>
          <table:table-cell table:style-name="ce13" table:formula="of:=IF(([.AB$12]-[.$A36])&lt;=0;&quot;&quot;;IF(([.AB$12]-[.$A36])/[.$B$5]&lt;1;([.AB$12]-[.$A36])/[.$B$5];1)*[.$B$4])" office:value-type="float" office:value="30" calcext:value-type="float">
            <text:p>30</text:p>
          </table:table-cell>
          <table:table-cell table:style-name="ce2"/>
          <table:table-cell table:number-columns-repeated="995"/>
        </table:table-row>
        <table:table-row table:style-name="ro2">
          <table:table-cell table:formula="of:=[.A37]+1" office:value-type="float" office:value="24" calcext:value-type="float">
            <text:p>24</text:p>
          </table:table-cell>
          <table:table-cell table:number-columns-repeated="2"/>
          <table:table-cell table:style-name="ce13" table:formula="of:=IF(([.D$12]-[.$A37])&lt;=0;&quot;&quot;;IF(([.D$12]-[.$A37])/[.$B$5]&lt;1;([.D$12]-[.$A37])/[.$B$5];1)*[.$B$4])">
            <text:p/>
          </table:table-cell>
          <table:table-cell table:style-name="ce13" table:formula="of:=IF(([.E$12]-[.$A37])&lt;=0;&quot;&quot;;IF(([.E$12]-[.$A37])/[.$B$5]&lt;1;([.E$12]-[.$A37])/[.$B$5];1)*[.$B$4])">
            <text:p/>
          </table:table-cell>
          <table:table-cell table:style-name="ce13" table:formula="of:=IF(([.F$12]-[.$A37])&lt;=0;&quot;&quot;;IF(([.F$12]-[.$A37])/[.$B$5]&lt;1;([.F$12]-[.$A37])/[.$B$5];1)*[.$B$4])">
            <text:p/>
          </table:table-cell>
          <table:table-cell table:style-name="ce13" table:formula="of:=IF(([.G$12]-[.$A37])&lt;=0;&quot;&quot;;IF(([.G$12]-[.$A37])/[.$B$5]&lt;1;([.G$12]-[.$A37])/[.$B$5];1)*[.$B$4])">
            <text:p/>
          </table:table-cell>
          <table:table-cell table:style-name="ce13" table:formula="of:=IF(([.H$12]-[.$A37])&lt;=0;&quot;&quot;;IF(([.H$12]-[.$A37])/[.$B$5]&lt;1;([.H$12]-[.$A37])/[.$B$5];1)*[.$B$4])">
            <text:p/>
          </table:table-cell>
          <table:table-cell table:style-name="ce13" table:formula="of:=IF(([.I$12]-[.$A37])&lt;=0;&quot;&quot;;IF(([.I$12]-[.$A37])/[.$B$5]&lt;1;([.I$12]-[.$A37])/[.$B$5];1)*[.$B$4])">
            <text:p/>
          </table:table-cell>
          <table:table-cell table:style-name="ce13" table:formula="of:=IF(([.J$12]-[.$A37])&lt;=0;&quot;&quot;;IF(([.J$12]-[.$A37])/[.$B$5]&lt;1;([.J$12]-[.$A37])/[.$B$5];1)*[.$B$4])">
            <text:p/>
          </table:table-cell>
          <table:table-cell table:style-name="ce13" table:formula="of:=IF(([.K$12]-[.$A37])&lt;=0;&quot;&quot;;IF(([.K$12]-[.$A37])/[.$B$5]&lt;1;([.K$12]-[.$A37])/[.$B$5];1)*[.$B$4])">
            <text:p/>
          </table:table-cell>
          <table:table-cell table:style-name="ce13" table:formula="of:=IF(([.L$12]-[.$A37])&lt;=0;&quot;&quot;;IF(([.L$12]-[.$A37])/[.$B$5]&lt;1;([.L$12]-[.$A37])/[.$B$5];1)*[.$B$4])">
            <text:p/>
          </table:table-cell>
          <table:table-cell table:style-name="ce13" table:formula="of:=IF(([.M$12]-[.$A37])&lt;=0;&quot;&quot;;IF(([.M$12]-[.$A37])/[.$B$5]&lt;1;([.M$12]-[.$A37])/[.$B$5];1)*[.$B$4])">
            <text:p/>
          </table:table-cell>
          <table:table-cell table:style-name="ce13" table:formula="of:=IF(([.N$12]-[.$A37])&lt;=0;&quot;&quot;;IF(([.N$12]-[.$A37])/[.$B$5]&lt;1;([.N$12]-[.$A37])/[.$B$5];1)*[.$B$4])">
            <text:p/>
          </table:table-cell>
          <table:table-cell table:formula="of:=IF(([.O$12]-[.$A37])&lt;=0;&quot;&quot;;IF(([.O$12]-[.$A37])/[.$B$5]&lt;1;([.O$12]-[.$A37])/[.$B$5];1)*[.$B$4])">
            <text:p/>
          </table:table-cell>
          <table:table-cell table:style-name="ce13" table:formula="of:=IF(([.P$12]-[.$A37])&lt;=0;&quot;&quot;;IF(([.P$12]-[.$A37])/[.$B$5]&lt;1;([.P$12]-[.$A37])/[.$B$5];1)*[.$B$4])">
            <text:p/>
          </table:table-cell>
          <table:table-cell table:style-name="ce13" table:formula="of:=IF(([.Q$12]-[.$A37])&lt;=0;&quot;&quot;;IF(([.Q$12]-[.$A37])/[.$B$5]&lt;1;([.Q$12]-[.$A37])/[.$B$5];1)*[.$B$4])">
            <text:p/>
          </table:table-cell>
          <table:table-cell table:style-name="ce13" table:formula="of:=IF(([.R$12]-[.$A37])&lt;=0;&quot;&quot;;IF(([.R$12]-[.$A37])/[.$B$5]&lt;1;([.R$12]-[.$A37])/[.$B$5];1)*[.$B$4])">
            <text:p/>
          </table:table-cell>
          <table:table-cell table:style-name="ce13" table:formula="of:=IF(([.S$12]-[.$A37])&lt;=0;&quot;&quot;;IF(([.S$12]-[.$A37])/[.$B$5]&lt;1;([.S$12]-[.$A37])/[.$B$5];1)*[.$B$4])">
            <text:p/>
          </table:table-cell>
          <table:table-cell table:style-name="ce13" table:formula="of:=IF(([.T$12]-[.$A37])&lt;=0;&quot;&quot;;IF(([.T$12]-[.$A37])/[.$B$5]&lt;1;([.T$12]-[.$A37])/[.$B$5];1)*[.$B$4])">
            <text:p/>
          </table:table-cell>
          <table:table-cell table:style-name="ce13" table:formula="of:=IF(([.U$12]-[.$A37])&lt;=0;&quot;&quot;;IF(([.U$12]-[.$A37])/[.$B$5]&lt;1;([.U$12]-[.$A37])/[.$B$5];1)*[.$B$4])">
            <text:p/>
          </table:table-cell>
          <table:table-cell table:style-name="ce13" table:formula="of:=IF(([.V$12]-[.$A37])&lt;=0;&quot;&quot;;IF(([.V$12]-[.$A37])/[.$B$5]&lt;1;([.V$12]-[.$A37])/[.$B$5];1)*[.$B$4])">
            <text:p/>
          </table:table-cell>
          <table:table-cell table:style-name="ce13" table:formula="of:=IF(([.W$12]-[.$A37])&lt;=0;&quot;&quot;;IF(([.W$12]-[.$A37])/[.$B$5]&lt;1;([.W$12]-[.$A37])/[.$B$5];1)*[.$B$4])">
            <text:p/>
          </table:table-cell>
          <table:table-cell table:style-name="ce13" table:formula="of:=IF(([.X$12]-[.$A37])&lt;=0;&quot;&quot;;IF(([.X$12]-[.$A37])/[.$B$5]&lt;1;([.X$12]-[.$A37])/[.$B$5];1)*[.$B$4])">
            <text:p/>
          </table:table-cell>
          <table:table-cell table:style-name="ce13" table:formula="of:=IF(([.Y$12]-[.$A37])&lt;=0;&quot;&quot;;IF(([.Y$12]-[.$A37])/[.$B$5]&lt;1;([.Y$12]-[.$A37])/[.$B$5];1)*[.$B$4])">
            <text:p/>
          </table:table-cell>
          <table:table-cell table:style-name="ce13" table:formula="of:=IF(([.Z$12]-[.$A37])&lt;=0;&quot;&quot;;IF(([.Z$12]-[.$A37])/[.$B$5]&lt;1;([.Z$12]-[.$A37])/[.$B$5];1)*[.$B$4])">
            <text:p/>
          </table:table-cell>
          <table:table-cell table:style-name="ce13" table:formula="of:=IF(([.AA$12]-[.$A37])&lt;=0;&quot;&quot;;IF(([.AA$12]-[.$A37])/[.$B$5]&lt;1;([.AA$12]-[.$A37])/[.$B$5];1)*[.$B$4])" office:value-type="float" office:value="10" calcext:value-type="float">
            <text:p>10</text:p>
          </table:table-cell>
          <table:table-cell table:style-name="ce13" table:formula="of:=IF(([.AB$12]-[.$A37])&lt;=0;&quot;&quot;;IF(([.AB$12]-[.$A37])/[.$B$5]&lt;1;([.AB$12]-[.$A37])/[.$B$5];1)*[.$B$4])" office:value-type="float" office:value="20" calcext:value-type="float">
            <text:p>20</text:p>
          </table:table-cell>
          <table:table-cell table:style-name="ce2"/>
          <table:table-cell table:number-columns-repeated="995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table:style-name="ce13" table:formula="of:=IF(([.D$12]-[.$A38])&lt;=0;&quot;&quot;;IF(([.D$12]-[.$A38])/[.$B$5]&lt;1;([.D$12]-[.$A38])/[.$B$5];1)*[.$B$4])">
            <text:p/>
          </table:table-cell>
          <table:table-cell table:style-name="ce13" table:formula="of:=IF(([.E$12]-[.$A38])&lt;=0;&quot;&quot;;IF(([.E$12]-[.$A38])/[.$B$5]&lt;1;([.E$12]-[.$A38])/[.$B$5];1)*[.$B$4])">
            <text:p/>
          </table:table-cell>
          <table:table-cell table:style-name="ce13" table:formula="of:=IF(([.F$12]-[.$A38])&lt;=0;&quot;&quot;;IF(([.F$12]-[.$A38])/[.$B$5]&lt;1;([.F$12]-[.$A38])/[.$B$5];1)*[.$B$4])">
            <text:p/>
          </table:table-cell>
          <table:table-cell table:style-name="ce13" table:formula="of:=IF(([.G$12]-[.$A38])&lt;=0;&quot;&quot;;IF(([.G$12]-[.$A38])/[.$B$5]&lt;1;([.G$12]-[.$A38])/[.$B$5];1)*[.$B$4])">
            <text:p/>
          </table:table-cell>
          <table:table-cell table:style-name="ce13" table:formula="of:=IF(([.H$12]-[.$A38])&lt;=0;&quot;&quot;;IF(([.H$12]-[.$A38])/[.$B$5]&lt;1;([.H$12]-[.$A38])/[.$B$5];1)*[.$B$4])">
            <text:p/>
          </table:table-cell>
          <table:table-cell table:style-name="ce13" table:formula="of:=IF(([.I$12]-[.$A38])&lt;=0;&quot;&quot;;IF(([.I$12]-[.$A38])/[.$B$5]&lt;1;([.I$12]-[.$A38])/[.$B$5];1)*[.$B$4])">
            <text:p/>
          </table:table-cell>
          <table:table-cell table:style-name="ce13" table:formula="of:=IF(([.J$12]-[.$A38])&lt;=0;&quot;&quot;;IF(([.J$12]-[.$A38])/[.$B$5]&lt;1;([.J$12]-[.$A38])/[.$B$5];1)*[.$B$4])">
            <text:p/>
          </table:table-cell>
          <table:table-cell table:style-name="ce13" table:formula="of:=IF(([.K$12]-[.$A38])&lt;=0;&quot;&quot;;IF(([.K$12]-[.$A38])/[.$B$5]&lt;1;([.K$12]-[.$A38])/[.$B$5];1)*[.$B$4])">
            <text:p/>
          </table:table-cell>
          <table:table-cell table:style-name="ce13" table:formula="of:=IF(([.L$12]-[.$A38])&lt;=0;&quot;&quot;;IF(([.L$12]-[.$A38])/[.$B$5]&lt;1;([.L$12]-[.$A38])/[.$B$5];1)*[.$B$4])">
            <text:p/>
          </table:table-cell>
          <table:table-cell table:style-name="ce13" table:formula="of:=IF(([.M$12]-[.$A38])&lt;=0;&quot;&quot;;IF(([.M$12]-[.$A38])/[.$B$5]&lt;1;([.M$12]-[.$A38])/[.$B$5];1)*[.$B$4])">
            <text:p/>
          </table:table-cell>
          <table:table-cell table:style-name="ce13" table:formula="of:=IF(([.N$12]-[.$A38])&lt;=0;&quot;&quot;;IF(([.N$12]-[.$A38])/[.$B$5]&lt;1;([.N$12]-[.$A38])/[.$B$5];1)*[.$B$4])">
            <text:p/>
          </table:table-cell>
          <table:table-cell table:formula="of:=IF(([.O$12]-[.$A38])&lt;=0;&quot;&quot;;IF(([.O$12]-[.$A38])/[.$B$5]&lt;1;([.O$12]-[.$A38])/[.$B$5];1)*[.$B$4])">
            <text:p/>
          </table:table-cell>
          <table:table-cell table:style-name="ce13" table:formula="of:=IF(([.P$12]-[.$A38])&lt;=0;&quot;&quot;;IF(([.P$12]-[.$A38])/[.$B$5]&lt;1;([.P$12]-[.$A38])/[.$B$5];1)*[.$B$4])">
            <text:p/>
          </table:table-cell>
          <table:table-cell table:style-name="ce13" table:formula="of:=IF(([.Q$12]-[.$A38])&lt;=0;&quot;&quot;;IF(([.Q$12]-[.$A38])/[.$B$5]&lt;1;([.Q$12]-[.$A38])/[.$B$5];1)*[.$B$4])">
            <text:p/>
          </table:table-cell>
          <table:table-cell table:style-name="ce13" table:formula="of:=IF(([.R$12]-[.$A38])&lt;=0;&quot;&quot;;IF(([.R$12]-[.$A38])/[.$B$5]&lt;1;([.R$12]-[.$A38])/[.$B$5];1)*[.$B$4])">
            <text:p/>
          </table:table-cell>
          <table:table-cell table:style-name="ce13" table:formula="of:=IF(([.S$12]-[.$A38])&lt;=0;&quot;&quot;;IF(([.S$12]-[.$A38])/[.$B$5]&lt;1;([.S$12]-[.$A38])/[.$B$5];1)*[.$B$4])">
            <text:p/>
          </table:table-cell>
          <table:table-cell table:style-name="ce13" table:formula="of:=IF(([.T$12]-[.$A38])&lt;=0;&quot;&quot;;IF(([.T$12]-[.$A38])/[.$B$5]&lt;1;([.T$12]-[.$A38])/[.$B$5];1)*[.$B$4])">
            <text:p/>
          </table:table-cell>
          <table:table-cell table:style-name="ce13" table:formula="of:=IF(([.U$12]-[.$A38])&lt;=0;&quot;&quot;;IF(([.U$12]-[.$A38])/[.$B$5]&lt;1;([.U$12]-[.$A38])/[.$B$5];1)*[.$B$4])">
            <text:p/>
          </table:table-cell>
          <table:table-cell table:style-name="ce13" table:formula="of:=IF(([.V$12]-[.$A38])&lt;=0;&quot;&quot;;IF(([.V$12]-[.$A38])/[.$B$5]&lt;1;([.V$12]-[.$A38])/[.$B$5];1)*[.$B$4])">
            <text:p/>
          </table:table-cell>
          <table:table-cell table:style-name="ce13" table:formula="of:=IF(([.W$12]-[.$A38])&lt;=0;&quot;&quot;;IF(([.W$12]-[.$A38])/[.$B$5]&lt;1;([.W$12]-[.$A38])/[.$B$5];1)*[.$B$4])">
            <text:p/>
          </table:table-cell>
          <table:table-cell table:style-name="ce13" table:formula="of:=IF(([.X$12]-[.$A38])&lt;=0;&quot;&quot;;IF(([.X$12]-[.$A38])/[.$B$5]&lt;1;([.X$12]-[.$A38])/[.$B$5];1)*[.$B$4])">
            <text:p/>
          </table:table-cell>
          <table:table-cell table:style-name="ce13" table:formula="of:=IF(([.Y$12]-[.$A38])&lt;=0;&quot;&quot;;IF(([.Y$12]-[.$A38])/[.$B$5]&lt;1;([.Y$12]-[.$A38])/[.$B$5];1)*[.$B$4])">
            <text:p/>
          </table:table-cell>
          <table:table-cell table:style-name="ce13" table:formula="of:=IF(([.Z$12]-[.$A38])&lt;=0;&quot;&quot;;IF(([.Z$12]-[.$A38])/[.$B$5]&lt;1;([.Z$12]-[.$A38])/[.$B$5];1)*[.$B$4])">
            <text:p/>
          </table:table-cell>
          <table:table-cell table:style-name="ce13" table:formula="of:=IF(([.AA$12]-[.$A38])&lt;=0;&quot;&quot;;IF(([.AA$12]-[.$A38])/[.$B$5]&lt;1;([.AA$12]-[.$A38])/[.$B$5];1)*[.$B$4])">
            <text:p/>
          </table:table-cell>
          <table:table-cell table:style-name="ce13" table:formula="of:=IF(([.AB$12]-[.$A38])&lt;=0;&quot;&quot;;IF(([.AB$12]-[.$A38])/[.$B$5]&lt;1;([.AB$12]-[.$A38])/[.$B$5];1)*[.$B$4])" office:value-type="float" office:value="10" calcext:value-type="float">
            <text:p>10</text:p>
          </table:table-cell>
          <table:table-cell table:style-name="ce2"/>
          <table:table-cell table:number-columns-repeated="995"/>
        </table:table-row>
        <table:table-row table:style-name="ro2" table:visibility="collapse">
          <table:table-cell table:style-name="Default"/>
          <table:table-cell table:style-name="ce13"/>
          <table:table-cell/>
          <table:table-cell table:style-name="ce13" table:formula="of:=IF(([.D$12]-[.$A39])&lt;=0;&quot;&quot;;IF(([.D$12]-[.$A39])/[.$B$5]&lt;1;([.D$12]-[.$A39])/[.$B$5];1)*[.$B$4])">
            <text:p/>
          </table:table-cell>
          <table:table-cell table:style-name="ce13" table:formula="of:=IF(([.E$12]-[.$A39])&lt;=0;&quot;&quot;;IF(([.E$12]-[.$A39])/[.$B$5]&lt;1;([.E$12]-[.$A39])/[.$B$5];1)*[.$B$4])">
            <text:p/>
          </table:table-cell>
          <table:table-cell table:style-name="ce13" table:formula="of:=IF(([.F$12]-[.$A39])&lt;=0;&quot;&quot;;IF(([.F$12]-[.$A39])/[.$B$5]&lt;1;([.F$12]-[.$A39])/[.$B$5];1)*[.$B$4])">
            <text:p/>
          </table:table-cell>
          <table:table-cell table:style-name="ce13" table:formula="of:=IF(([.G$12]-[.$A39])&lt;=0;&quot;&quot;;IF(([.G$12]-[.$A39])/[.$B$5]&lt;1;([.G$12]-[.$A39])/[.$B$5];1)*[.$B$4])">
            <text:p/>
          </table:table-cell>
          <table:table-cell table:style-name="ce13" table:formula="of:=IF(([.H$12]-[.$A39])&lt;=0;&quot;&quot;;IF(([.H$12]-[.$A39])/[.$B$5]&lt;1;([.H$12]-[.$A39])/[.$B$5];1)*[.$B$4])">
            <text:p/>
          </table:table-cell>
          <table:table-cell table:style-name="ce13" table:formula="of:=IF(([.I$12]-[.$A39])&lt;=0;&quot;&quot;;IF(([.I$12]-[.$A39])/[.$B$5]&lt;1;([.I$12]-[.$A39])/[.$B$5];1)*[.$B$4])">
            <text:p/>
          </table:table-cell>
          <table:table-cell table:style-name="ce13" table:formula="of:=IF(([.J$12]-[.$A39])&lt;=0;&quot;&quot;;IF(([.J$12]-[.$A39])/[.$B$5]&lt;1;([.J$12]-[.$A39])/[.$B$5];1)*[.$B$4])">
            <text:p/>
          </table:table-cell>
          <table:table-cell table:style-name="ce13" table:formula="of:=IF(([.K$12]-[.$A39])&lt;=0;&quot;&quot;;IF(([.K$12]-[.$A39])/[.$B$5]&lt;1;([.K$12]-[.$A39])/[.$B$5];1)*[.$B$4])">
            <text:p/>
          </table:table-cell>
          <table:table-cell table:style-name="ce13" table:formula="of:=IF(([.L$12]-[.$A39])&lt;=0;&quot;&quot;;IF(([.L$12]-[.$A39])/[.$B$5]&lt;1;([.L$12]-[.$A39])/[.$B$5];1)*[.$B$4])">
            <text:p/>
          </table:table-cell>
          <table:table-cell table:style-name="ce13" table:formula="of:=IF(([.M$12]-[.$A39])&lt;=0;&quot;&quot;;IF(([.M$12]-[.$A39])/[.$B$5]&lt;1;([.M$12]-[.$A39])/[.$B$5];1)*[.$B$4])">
            <text:p/>
          </table:table-cell>
          <table:table-cell table:style-name="ce13" table:formula="of:=IF(([.N$12]-[.$A39])&lt;=0;&quot;&quot;;IF(([.N$12]-[.$A39])/[.$B$5]&lt;1;([.N$12]-[.$A39])/[.$B$5];1)*[.$B$4])">
            <text:p/>
          </table:table-cell>
          <table:table-cell table:formula="of:=IF(([.O$12]-[.$A39])&lt;=0;&quot;&quot;;IF(([.O$12]-[.$A39])/[.$B$5]&lt;1;([.O$12]-[.$A39])/[.$B$5];1)*[.$B$4])">
            <text:p/>
          </table:table-cell>
          <table:table-cell table:style-name="ce13" table:formula="of:=IF(([.P$12]-[.$A39])&lt;=0;&quot;&quot;;IF(([.P$12]-[.$A39])/[.$B$5]&lt;1;([.P$12]-[.$A39])/[.$B$5];1)*[.$B$4])">
            <text:p/>
          </table:table-cell>
          <table:table-cell table:style-name="ce13" table:formula="of:=IF(([.Q$12]-[.$A39])&lt;=0;&quot;&quot;;IF(([.Q$12]-[.$A39])/[.$B$5]&lt;1;([.Q$12]-[.$A39])/[.$B$5];1)*[.$B$4])">
            <text:p/>
          </table:table-cell>
          <table:table-cell table:style-name="ce13" table:formula="of:=IF(([.R$12]-[.$A39])&lt;=0;&quot;&quot;;IF(([.R$12]-[.$A39])/[.$B$5]&lt;1;([.R$12]-[.$A39])/[.$B$5];1)*[.$B$4])">
            <text:p/>
          </table:table-cell>
          <table:table-cell table:style-name="ce13" table:formula="of:=IF(([.S$12]-[.$A39])&lt;=0;&quot;&quot;;IF(([.S$12]-[.$A39])/[.$B$5]&lt;1;([.S$12]-[.$A39])/[.$B$5];1)*[.$B$4])">
            <text:p/>
          </table:table-cell>
          <table:table-cell table:style-name="ce13" table:formula="of:=IF(([.T$12]-[.$A39])&lt;=0;&quot;&quot;;IF(([.T$12]-[.$A39])/[.$B$5]&lt;1;([.T$12]-[.$A39])/[.$B$5];1)*[.$B$4])">
            <text:p/>
          </table:table-cell>
          <table:table-cell table:style-name="ce13" table:formula="of:=IF(([.U$12]-[.$A39])&lt;=0;&quot;&quot;;IF(([.U$12]-[.$A39])/[.$B$5]&lt;1;([.U$12]-[.$A39])/[.$B$5];1)*[.$B$4])">
            <text:p/>
          </table:table-cell>
          <table:table-cell table:style-name="ce13" table:formula="of:=IF(([.V$12]-[.$A39])&lt;=0;&quot;&quot;;IF(([.V$12]-[.$A39])/[.$B$5]&lt;1;([.V$12]-[.$A39])/[.$B$5];1)*[.$B$4])">
            <text:p/>
          </table:table-cell>
          <table:table-cell table:style-name="ce13" table:formula="of:=IF(([.W$12]-[.$A39])&lt;=0;&quot;&quot;;IF(([.W$12]-[.$A39])/[.$B$5]&lt;1;([.W$12]-[.$A39])/[.$B$5];1)*[.$B$4])">
            <text:p/>
          </table:table-cell>
          <table:table-cell table:style-name="ce13" table:formula="of:=IF(([.X$12]-[.$A39])&lt;=0;&quot;&quot;;IF(([.X$12]-[.$A39])/[.$B$5]&lt;1;([.X$12]-[.$A39])/[.$B$5];1)*[.$B$4])">
            <text:p/>
          </table:table-cell>
          <table:table-cell table:style-name="ce13" table:formula="of:=IF(([.Y$12]-[.$A39])&lt;=0;&quot;&quot;;IF(([.Y$12]-[.$A39])/[.$B$5]&lt;1;([.Y$12]-[.$A39])/[.$B$5];1)*[.$B$4])">
            <text:p/>
          </table:table-cell>
          <table:table-cell table:style-name="ce13" table:formula="of:=IF(([.Z$12]-[.$A39])&lt;=0;&quot;&quot;;IF(([.Z$12]-[.$A39])/[.$B$5]&lt;1;([.Z$12]-[.$A39])/[.$B$5];1)*[.$B$4])">
            <text:p/>
          </table:table-cell>
          <table:table-cell table:style-name="ce13" table:formula="of:=IF(([.AA$12]-[.$A39])&lt;=0;&quot;&quot;;IF(([.AA$12]-[.$A39])/[.$B$5]&lt;1;([.AA$12]-[.$A39])/[.$B$5];1)*[.$B$4])">
            <text:p/>
          </table:table-cell>
          <table:table-cell table:style-name="ce13" table:formula="of:=IF(([.AB$12]-[.$A39])&lt;=0;&quot;&quot;;IF(([.AB$12]-[.$A39])/[.$B$5]&lt;1;([.AB$12]-[.$A39])/[.$B$5];1)*[.$B$4])">
            <text:p/>
          </table:table-cell>
          <table:table-cell table:style-name="ce2"/>
          <table:table-cell table:number-columns-repeated="995"/>
        </table:table-row>
        <table:table-row table:style-name="ro2">
          <table:table-cell table:style-name="ce6" office:value-type="string" calcext:value-type="string">
            <text:p>Vested</text:p>
          </table:table-cell>
          <table:table-cell table:style-name="ce1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SUM([.D15:.D39])" office:value-type="float" office:value="10" calcext:value-type="float">
            <text:p>10</text:p>
          </table:table-cell>
          <table:table-cell table:style-name="ce46" table:formula="of:=SUM([.E15:.E39])" office:value-type="float" office:value="30" calcext:value-type="float">
            <text:p>30</text:p>
          </table:table-cell>
          <table:table-cell table:style-name="ce46" table:formula="of:=SUM([.F15:.F39])" office:value-type="float" office:value="60" calcext:value-type="float">
            <text:p>60</text:p>
          </table:table-cell>
          <table:table-cell table:style-name="ce46" table:formula="of:=SUM([.G15:.G39])" office:value-type="float" office:value="100" calcext:value-type="float">
            <text:p>100</text:p>
          </table:table-cell>
          <table:table-cell table:style-name="ce46" table:formula="of:=SUM([.H15:.H39])" office:value-type="float" office:value="150" calcext:value-type="float">
            <text:p>150</text:p>
          </table:table-cell>
          <table:table-cell table:style-name="ce46" table:formula="of:=SUM([.I15:.I39])" office:value-type="float" office:value="210" calcext:value-type="float">
            <text:p>210</text:p>
          </table:table-cell>
          <table:table-cell table:style-name="ce46" table:formula="of:=SUM([.J15:.J39])" office:value-type="float" office:value="280" calcext:value-type="float">
            <text:p>280</text:p>
          </table:table-cell>
          <table:table-cell table:style-name="ce46" table:formula="of:=SUM([.K15:.K39])" office:value-type="float" office:value="360" calcext:value-type="float">
            <text:p>360</text:p>
          </table:table-cell>
          <table:table-cell table:style-name="ce46" table:formula="of:=SUM([.L15:.L39])" office:value-type="float" office:value="450" calcext:value-type="float">
            <text:p>450</text:p>
          </table:table-cell>
          <table:table-cell table:style-name="ce14" table:formula="of:=SUM([.M15:.M39])" office:value-type="float" office:value="550" calcext:value-type="float">
            <text:p>550</text:p>
          </table:table-cell>
          <table:table-cell table:style-name="ce14" table:formula="of:=SUM([.N15:.N39])" office:value-type="float" office:value="650" calcext:value-type="float">
            <text:p>650</text:p>
          </table:table-cell>
          <table:table-cell table:style-name="ce14" table:formula="of:=SUM([.O15:.O39])" office:value-type="float" office:value="750" calcext:value-type="float">
            <text:p>750</text:p>
          </table:table-cell>
          <table:table-cell table:style-name="ce14" table:formula="of:=SUM([.P15:.P39])" office:value-type="float" office:value="850" calcext:value-type="float">
            <text:p>850</text:p>
          </table:table-cell>
          <table:table-cell table:style-name="ce14" table:formula="of:=SUM([.Q15:.Q39])" office:value-type="float" office:value="950" calcext:value-type="float">
            <text:p>950</text:p>
          </table:table-cell>
          <table:table-cell table:style-name="ce14" table:formula="of:=SUM([.R15:.R39])" office:value-type="float" office:value="1050" calcext:value-type="float">
            <text:p>1050</text:p>
          </table:table-cell>
          <table:table-cell table:style-name="ce14" table:formula="of:=SUM([.S15:.S39])" office:value-type="float" office:value="1150" calcext:value-type="float">
            <text:p>1150</text:p>
          </table:table-cell>
          <table:table-cell table:style-name="ce14" table:formula="of:=SUM([.T15:.T39])" office:value-type="float" office:value="1250" calcext:value-type="float">
            <text:p>1250</text:p>
          </table:table-cell>
          <table:table-cell table:style-name="ce14" table:formula="of:=SUM([.U15:.U39])" office:value-type="float" office:value="1350" calcext:value-type="float">
            <text:p>1350</text:p>
          </table:table-cell>
          <table:table-cell table:style-name="ce14" table:formula="of:=SUM([.V15:.V39])" office:value-type="float" office:value="1450" calcext:value-type="float">
            <text:p>1450</text:p>
          </table:table-cell>
          <table:table-cell table:style-name="ce14" table:formula="of:=SUM([.W15:.W39])" office:value-type="float" office:value="1550" calcext:value-type="float">
            <text:p>1550</text:p>
          </table:table-cell>
          <table:table-cell table:style-name="ce14" table:formula="of:=SUM([.X15:.X39])" office:value-type="float" office:value="1650" calcext:value-type="float">
            <text:p>1650</text:p>
          </table:table-cell>
          <table:table-cell table:style-name="ce14" table:formula="of:=SUM([.Y15:.Y39])" office:value-type="float" office:value="1750" calcext:value-type="float">
            <text:p>1750</text:p>
          </table:table-cell>
          <table:table-cell table:style-name="ce14" table:formula="of:=SUM([.Z15:.Z39])" office:value-type="float" office:value="1850" calcext:value-type="float">
            <text:p>1850</text:p>
          </table:table-cell>
          <table:table-cell table:style-name="ce14" table:formula="of:=SUM([.AA15:.AA39])" office:value-type="float" office:value="1950" calcext:value-type="float">
            <text:p>1950</text:p>
          </table:table-cell>
          <table:table-cell table:style-name="ce14" table:formula="of:=SUM([.AB15:.AB39])" office:value-type="float" office:value="2050" calcext:value-type="float">
            <text:p>2050</text:p>
          </table:table-cell>
          <table:table-cell table:style-name="ce2"/>
          <table:table-cell table:number-columns-repeated="995"/>
        </table:table-row>
        <table:table-row table:style-name="ro2">
          <table:table-cell table:style-name="ce7" office:value-type="string" calcext:value-type="string">
            <text:p>Deferred</text:p>
          </table:table-cell>
          <table:table-cell table:style-name="ce15" table:formula="of:=[.B13]-[.B41]" office:value-type="float" office:value="0" calcext:value-type="float">
            <text:p>0</text:p>
          </table:table-cell>
          <table:table-cell table:style-name="ce15" table:formula="of:=[.C13]-[.C41]" office:value-type="float" office:value="100" calcext:value-type="float">
            <text:p>100</text:p>
          </table:table-cell>
          <table:table-cell table:style-name="ce15" table:formula="of:=[.D13]-[.D41]" office:value-type="float" office:value="190" calcext:value-type="float">
            <text:p>190</text:p>
          </table:table-cell>
          <table:table-cell table:style-name="ce15" table:formula="of:=[.E13]-[.E41]" office:value-type="float" office:value="270" calcext:value-type="float">
            <text:p>270</text:p>
          </table:table-cell>
          <table:table-cell table:style-name="ce15" table:formula="of:=[.F13]-[.F41]" office:value-type="float" office:value="340" calcext:value-type="float">
            <text:p>340</text:p>
          </table:table-cell>
          <table:table-cell table:style-name="ce15" table:formula="of:=[.G13]-[.G41]" office:value-type="float" office:value="400" calcext:value-type="float">
            <text:p>400</text:p>
          </table:table-cell>
          <table:table-cell table:style-name="ce15" table:formula="of:=[.H13]-[.H41]" office:value-type="float" office:value="450" calcext:value-type="float">
            <text:p>450</text:p>
          </table:table-cell>
          <table:table-cell table:style-name="ce15" table:formula="of:=[.I13]-[.I41]" office:value-type="float" office:value="490" calcext:value-type="float">
            <text:p>490</text:p>
          </table:table-cell>
          <table:table-cell table:style-name="ce15" table:formula="of:=[.J13]-[.J41]" office:value-type="float" office:value="520" calcext:value-type="float">
            <text:p>520</text:p>
          </table:table-cell>
          <table:table-cell table:style-name="ce15" table:formula="of:=[.K13]-[.K41]" office:value-type="float" office:value="540" calcext:value-type="float">
            <text:p>540</text:p>
          </table:table-cell>
          <table:table-cell table:style-name="ce15" table:formula="of:=[.L13]-[.L41]" office:value-type="float" office:value="550" calcext:value-type="float">
            <text:p>550</text:p>
          </table:table-cell>
          <table:table-cell table:style-name="ce15" table:formula="of:=[.M13]-[.M41]" office:value-type="float" office:value="550" calcext:value-type="float">
            <text:p>550</text:p>
          </table:table-cell>
          <table:table-cell table:style-name="ce15" table:formula="of:=[.N13]-[.N41]" office:value-type="float" office:value="550" calcext:value-type="float">
            <text:p>550</text:p>
          </table:table-cell>
          <table:table-cell table:style-name="ce15" table:formula="of:=[.O13]-[.O41]" office:value-type="float" office:value="550" calcext:value-type="float">
            <text:p>550</text:p>
          </table:table-cell>
          <table:table-cell table:style-name="ce15" table:formula="of:=[.P13]-[.P41]" office:value-type="float" office:value="550" calcext:value-type="float">
            <text:p>550</text:p>
          </table:table-cell>
          <table:table-cell table:style-name="ce15" table:formula="of:=[.Q13]-[.Q41]" office:value-type="float" office:value="550" calcext:value-type="float">
            <text:p>550</text:p>
          </table:table-cell>
          <table:table-cell table:style-name="ce15" table:formula="of:=[.R13]-[.R41]" office:value-type="float" office:value="550" calcext:value-type="float">
            <text:p>550</text:p>
          </table:table-cell>
          <table:table-cell table:style-name="ce15" table:formula="of:=[.S13]-[.S41]" office:value-type="float" office:value="550" calcext:value-type="float">
            <text:p>550</text:p>
          </table:table-cell>
          <table:table-cell table:style-name="ce15" table:formula="of:=[.T13]-[.T41]" office:value-type="float" office:value="550" calcext:value-type="float">
            <text:p>550</text:p>
          </table:table-cell>
          <table:table-cell table:style-name="ce15" table:formula="of:=[.U13]-[.U41]" office:value-type="float" office:value="550" calcext:value-type="float">
            <text:p>550</text:p>
          </table:table-cell>
          <table:table-cell table:style-name="ce15" table:formula="of:=[.V13]-[.V41]" office:value-type="float" office:value="550" calcext:value-type="float">
            <text:p>550</text:p>
          </table:table-cell>
          <table:table-cell table:style-name="ce15" table:formula="of:=[.W13]-[.W41]" office:value-type="float" office:value="550" calcext:value-type="float">
            <text:p>550</text:p>
          </table:table-cell>
          <table:table-cell table:style-name="ce15" table:formula="of:=[.X13]-[.X41]" office:value-type="float" office:value="550" calcext:value-type="float">
            <text:p>550</text:p>
          </table:table-cell>
          <table:table-cell table:style-name="ce15" table:formula="of:=[.Y13]-[.Y41]" office:value-type="float" office:value="550" calcext:value-type="float">
            <text:p>550</text:p>
          </table:table-cell>
          <table:table-cell table:style-name="ce15" table:formula="of:=[.Z13]-[.Z41]" office:value-type="float" office:value="550" calcext:value-type="float">
            <text:p>550</text:p>
          </table:table-cell>
          <table:table-cell table:style-name="ce15" table:formula="of:=[.AA13]-[.AA41]" office:value-type="float" office:value="550" calcext:value-type="float">
            <text:p>550</text:p>
          </table:table-cell>
          <table:table-cell table:style-name="ce15" table:formula="of:=[.AB13]-[.AB41]" office:value-type="float" office:value="550" calcext:value-type="float">
            <text:p>550</text:p>
          </table:table-cell>
          <table:table-cell table:style-name="ce22" table:number-columns-repeated="996"/>
        </table:table-row>
        <table:table-row table:style-name="ro2">
          <table:table-cell table:style-name="ce32" office:value-type="string" calcext:value-type="string">
            <text:p>v_approx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IF([.C12]&lt;[.$B5];1/2*([.C12]+1)*[.$B4];[.C41])" office:value-type="float" office:value="50" calcext:value-type="float">
            <text:p>50</text:p>
          </table:table-cell>
          <table:table-cell table:style-name="ce32" table:formula="of:=IF([.D12]&lt;[.$B5];1/2*([.D12]+1)*[.$B4];[.D41])" office:value-type="float" office:value="100" calcext:value-type="float">
            <text:p>100</text:p>
          </table:table-cell>
          <table:table-cell table:style-name="ce32" table:formula="of:=IF([.E12]&lt;[.$B5];1/2*([.E12]+1)*[.$B4];[.E41])" office:value-type="float" office:value="150" calcext:value-type="float">
            <text:p>150</text:p>
          </table:table-cell>
          <table:table-cell table:style-name="ce32" table:formula="of:=IF([.F12]&lt;[.$B5];1/2*([.F12]+1)*[.$B4];[.F41])" office:value-type="float" office:value="200" calcext:value-type="float">
            <text:p>200</text:p>
          </table:table-cell>
          <table:table-cell table:style-name="ce32" table:formula="of:=IF([.G12]&lt;[.$B5];1/2*([.G12]+1)*[.$B4];[.G41])" office:value-type="float" office:value="250" calcext:value-type="float">
            <text:p>250</text:p>
          </table:table-cell>
          <table:table-cell table:style-name="ce32" table:formula="of:=IF([.H12]&lt;[.$B5];1/2*([.H12]+1)*[.$B4];[.H41])" office:value-type="float" office:value="300" calcext:value-type="float">
            <text:p>300</text:p>
          </table:table-cell>
          <table:table-cell table:style-name="ce32" table:formula="of:=IF([.I12]&lt;[.$B5];1/2*([.I12]+1)*[.$B4];[.I41])" office:value-type="float" office:value="350" calcext:value-type="float">
            <text:p>350</text:p>
          </table:table-cell>
          <table:table-cell table:style-name="ce32" table:formula="of:=IF([.J12]&lt;[.$B5];1/2*([.J12]+1)*[.$B4];[.J41])" office:value-type="float" office:value="400" calcext:value-type="float">
            <text:p>400</text:p>
          </table:table-cell>
          <table:table-cell table:style-name="ce32" table:formula="of:=IF([.K12]&lt;[.$B5];1/2*([.K12]+1)*[.$B4];[.K41])" office:value-type="float" office:value="450" calcext:value-type="float">
            <text:p>450</text:p>
          </table:table-cell>
          <table:table-cell table:style-name="ce32" table:formula="of:=IF([.L12]&lt;[.$B5];1/2*([.L12]+1)*[.$B4];[.L41])" office:value-type="float" office:value="500" calcext:value-type="float">
            <text:p>500</text:p>
          </table:table-cell>
          <table:table-cell table:style-name="ce32" table:formula="of:=IF([.M12]&lt;[.$B5];1/2*([.M12]+1)*[.$B4];[.M41])" office:value-type="float" office:value="550" calcext:value-type="float">
            <text:p>550</text:p>
          </table:table-cell>
          <table:table-cell table:style-name="ce32" table:formula="of:=IF([.N12]&lt;[.$B5];1/2*([.N12]+1)*[.$B4];[.N41])" office:value-type="float" office:value="650" calcext:value-type="float">
            <text:p>650</text:p>
          </table:table-cell>
          <table:table-cell table:style-name="ce32" table:formula="of:=IF([.O12]&lt;[.$B5];1/2*([.O12]+1)*[.$B4];[.O41])" office:value-type="float" office:value="750" calcext:value-type="float">
            <text:p>750</text:p>
          </table:table-cell>
          <table:table-cell table:style-name="ce32" table:formula="of:=IF([.P12]&lt;[.$B5];1/2*([.P12]+1)*[.$B4];[.P41])" office:value-type="float" office:value="850" calcext:value-type="float">
            <text:p>850</text:p>
          </table:table-cell>
          <table:table-cell table:style-name="ce32" table:formula="of:=IF([.Q12]&lt;[.$B5];1/2*([.Q12]+1)*[.$B4];[.Q41])" office:value-type="float" office:value="950" calcext:value-type="float">
            <text:p>950</text:p>
          </table:table-cell>
          <table:table-cell table:style-name="ce32" table:formula="of:=IF([.R12]&lt;[.$B5];1/2*([.R12]+1)*[.$B4];[.R41])" office:value-type="float" office:value="1050" calcext:value-type="float">
            <text:p>1050</text:p>
          </table:table-cell>
          <table:table-cell table:style-name="ce32" table:formula="of:=IF([.S12]&lt;[.$B5];1/2*([.S12]+1)*[.$B4];[.S41])" office:value-type="float" office:value="1150" calcext:value-type="float">
            <text:p>1150</text:p>
          </table:table-cell>
          <table:table-cell table:style-name="ce32" table:formula="of:=IF([.T12]&lt;[.$B5];1/2*([.T12]+1)*[.$B4];[.T41])" office:value-type="float" office:value="1250" calcext:value-type="float">
            <text:p>1250</text:p>
          </table:table-cell>
          <table:table-cell table:style-name="ce32" table:formula="of:=IF([.U12]&lt;[.$B5];1/2*([.U12]+1)*[.$B4];[.U41])" office:value-type="float" office:value="1350" calcext:value-type="float">
            <text:p>1350</text:p>
          </table:table-cell>
          <table:table-cell table:style-name="ce32" table:formula="of:=IF([.V12]&lt;[.$B5];1/2*([.V12]+1)*[.$B4];[.V41])" office:value-type="float" office:value="1450" calcext:value-type="float">
            <text:p>1450</text:p>
          </table:table-cell>
          <table:table-cell table:style-name="ce32" table:formula="of:=IF([.W12]&lt;[.$B5];1/2*([.W12]+1)*[.$B4];[.W41])" office:value-type="float" office:value="1550" calcext:value-type="float">
            <text:p>1550</text:p>
          </table:table-cell>
          <table:table-cell table:style-name="ce32" table:formula="of:=IF([.X12]&lt;[.$B5];1/2*([.X12]+1)*[.$B4];[.X41])" office:value-type="float" office:value="1650" calcext:value-type="float">
            <text:p>1650</text:p>
          </table:table-cell>
          <table:table-cell table:style-name="ce32" table:formula="of:=IF([.Y12]&lt;[.$B5];1/2*([.Y12]+1)*[.$B4];[.Y41])" office:value-type="float" office:value="1750" calcext:value-type="float">
            <text:p>1750</text:p>
          </table:table-cell>
          <table:table-cell table:style-name="ce32" table:formula="of:=IF([.Z12]&lt;[.$B5];1/2*([.Z12]+1)*[.$B4];[.Z41])" office:value-type="float" office:value="1850" calcext:value-type="float">
            <text:p>1850</text:p>
          </table:table-cell>
          <table:table-cell table:style-name="ce32" table:formula="of:=IF([.AA12]&lt;[.$B5];1/2*([.AA12]+1)*[.$B4];[.AA41])" office:value-type="float" office:value="1950" calcext:value-type="float">
            <text:p>1950</text:p>
          </table:table-cell>
          <table:table-cell table:style-name="ce32" table:formula="of:=IF([.AB12]&lt;[.$B5];1/2*([.AB12]+1)*[.$B4];[.AB41])" office:value-type="float" office:value="2050" calcext:value-type="float">
            <text:p>2050</text:p>
          </table:table-cell>
          <table:table-cell table:style-name="ce32" table:number-columns-repeated="996"/>
        </table:table-row>
        <table:table-row table:style-name="ro2">
          <table:table-cell office:value-type="string" calcext:value-type="string">
            <text:p>Diff (% of mint)</text:p>
          </table:table-cell>
          <table:table-cell table:style-name="ce5"/>
          <table:table-cell table:style-name="ce47" table:formula="of:=([.C41]-[.C43])/[.C13]" office:value-type="percentage" office:value="-0.5" calcext:value-type="percentage">
            <text:p>-50%</text:p>
          </table:table-cell>
          <table:table-cell table:style-name="ce47" table:formula="of:=([.D41]-[.D43])/[.D13]" office:value-type="percentage" office:value="-0.45" calcext:value-type="percentage">
            <text:p>-45%</text:p>
          </table:table-cell>
          <table:table-cell table:style-name="ce47" table:formula="of:=([.E41]-[.E43])/[.E13]" office:value-type="percentage" office:value="-0.4" calcext:value-type="percentage">
            <text:p>-40%</text:p>
          </table:table-cell>
          <table:table-cell table:style-name="ce47" table:formula="of:=([.F41]-[.F43])/[.F13]" office:value-type="percentage" office:value="-0.35" calcext:value-type="percentage">
            <text:p>-35%</text:p>
          </table:table-cell>
          <table:table-cell table:style-name="ce47" table:formula="of:=([.G41]-[.G43])/[.G13]" office:value-type="percentage" office:value="-0.3" calcext:value-type="percentage">
            <text:p>-30%</text:p>
          </table:table-cell>
          <table:table-cell table:style-name="ce47" table:formula="of:=([.H41]-[.H43])/[.H13]" office:value-type="percentage" office:value="-0.25" calcext:value-type="percentage">
            <text:p>-25%</text:p>
          </table:table-cell>
          <table:table-cell table:style-name="ce47" table:formula="of:=([.I41]-[.I43])/[.I13]" office:value-type="percentage" office:value="-0.2" calcext:value-type="percentage">
            <text:p>-20%</text:p>
          </table:table-cell>
          <table:table-cell table:style-name="ce47" table:formula="of:=([.J41]-[.J43])/[.J13]" office:value-type="percentage" office:value="-0.15" calcext:value-type="percentage">
            <text:p>-15%</text:p>
          </table:table-cell>
          <table:table-cell table:style-name="ce47" table:formula="of:=([.K41]-[.K43])/[.K13]" office:value-type="percentage" office:value="-0.1" calcext:value-type="percentage">
            <text:p>-10%</text:p>
          </table:table-cell>
          <table:table-cell table:style-name="ce47" table:formula="of:=([.L41]-[.L43])/[.L13]" office:value-type="percentage" office:value="-0.05" calcext:value-type="percentage">
            <text:p>-5%</text:p>
          </table:table-cell>
          <table:table-cell table:style-name="ce47" table:formula="of:=([.M41]-[.M43])/[.M13]" office:value-type="percentage" office:value="0" calcext:value-type="percentage">
            <text:p>0%</text:p>
          </table:table-cell>
          <table:table-cell table:style-name="ce47" table:formula="of:=([.N41]-[.N43])/[.N13]" office:value-type="percentage" office:value="0" calcext:value-type="percentage">
            <text:p>0%</text:p>
          </table:table-cell>
          <table:table-cell table:style-name="ce47" table:formula="of:=([.O41]-[.O43])/[.O13]" office:value-type="percentage" office:value="0" calcext:value-type="percentage">
            <text:p>0%</text:p>
          </table:table-cell>
          <table:table-cell table:style-name="ce47" table:formula="of:=([.P41]-[.P43])/[.P13]" office:value-type="percentage" office:value="0" calcext:value-type="percentage">
            <text:p>0%</text:p>
          </table:table-cell>
          <table:table-cell table:style-name="ce47" table:formula="of:=([.Q41]-[.Q43])/[.Q13]" office:value-type="percentage" office:value="0" calcext:value-type="percentage">
            <text:p>0%</text:p>
          </table:table-cell>
          <table:table-cell table:style-name="ce47" table:formula="of:=([.R41]-[.R43])/[.R13]" office:value-type="percentage" office:value="0" calcext:value-type="percentage">
            <text:p>0%</text:p>
          </table:table-cell>
          <table:table-cell table:style-name="ce47" table:formula="of:=([.S41]-[.S43])/[.S13]" office:value-type="percentage" office:value="0" calcext:value-type="percentage">
            <text:p>0%</text:p>
          </table:table-cell>
          <table:table-cell table:style-name="ce47" table:formula="of:=([.T41]-[.T43])/[.T13]" office:value-type="percentage" office:value="0" calcext:value-type="percentage">
            <text:p>0%</text:p>
          </table:table-cell>
          <table:table-cell table:style-name="ce47" table:formula="of:=([.U41]-[.U43])/[.U13]" office:value-type="percentage" office:value="0" calcext:value-type="percentage">
            <text:p>0%</text:p>
          </table:table-cell>
          <table:table-cell table:style-name="ce47" table:formula="of:=([.V41]-[.V43])/[.V13]" office:value-type="percentage" office:value="0" calcext:value-type="percentage">
            <text:p>0%</text:p>
          </table:table-cell>
          <table:table-cell table:style-name="ce47" table:formula="of:=([.W41]-[.W43])/[.W13]" office:value-type="percentage" office:value="0" calcext:value-type="percentage">
            <text:p>0%</text:p>
          </table:table-cell>
          <table:table-cell table:style-name="ce47" table:formula="of:=([.X41]-[.X43])/[.X13]" office:value-type="percentage" office:value="0" calcext:value-type="percentage">
            <text:p>0%</text:p>
          </table:table-cell>
          <table:table-cell table:style-name="ce47" table:formula="of:=([.Y41]-[.Y43])/[.Y13]" office:value-type="percentage" office:value="0" calcext:value-type="percentage">
            <text:p>0%</text:p>
          </table:table-cell>
          <table:table-cell table:style-name="ce47" table:formula="of:=([.Z41]-[.Z43])/[.Z13]" office:value-type="percentage" office:value="0" calcext:value-type="percentage">
            <text:p>0%</text:p>
          </table:table-cell>
          <table:table-cell table:style-name="ce47" table:formula="of:=([.AA41]-[.AA43])/[.AA13]" office:value-type="percentage" office:value="0" calcext:value-type="percentage">
            <text:p>0%</text:p>
          </table:table-cell>
          <table:table-cell table:style-name="ce47" table:formula="of:=([.AB41]-[.AB43])/[.AB13]" office:value-type="percentage" office:value="0" calcext:value-type="percentage">
            <text:p>0%</text:p>
          </table:table-cell>
          <table:table-cell table:style-name="ce5" table:number-columns-repeated="996"/>
        </table:table-row>
        <table:table-row table:style-name="ro2">
          <table:table-cell table:style-name="Default" table:number-columns-repeated="3"/>
          <table:table-cell table:number-columns-repeated="11"/>
          <table:table-cell table:style-name="Default"/>
          <table:table-cell table:number-columns-repeated="1009"/>
        </table:table-row>
        <table:table-row table:style-name="ro2">
          <table:table-cell table:style-name="ce20" office:value-type="string" calcext:value-type="string">
            <text:p>Variable Rate Minting:</text:p>
          </table:table-cell>
          <table:table-cell table:style-name="Default" table:number-columns-repeated="2"/>
          <table:table-cell table:number-columns-repeated="11"/>
          <table:table-cell table:style-name="Default"/>
          <table:table-cell table:number-columns-repeated="1009"/>
        </table:table-row>
        <table:table-row table:style-name="ro2">
          <table:table-cell table:style-name="Default" table:number-columns-repeated="3"/>
          <table:table-cell table:number-columns-repeated="11"/>
          <table:table-cell table:style-name="Default"/>
          <table:table-cell table:number-columns-repeated="1009"/>
        </table:table-row>
        <table:table-row table:style-name="ro2">
          <table:table-cell table:style-name="Default" office:value-type="string" calcext:value-type="string">
            <text:p>Extra #1</text:p>
          </table:table-cell>
          <table:table-cell table:style-name="ce41" office:value-type="float" office:value="0.5" calcext:value-type="float">
            <text:p>0.5</text:p>
          </table:table-cell>
          <table:table-cell table:style-name="Default"/>
          <table:table-cell table:number-columns-repeated="11"/>
          <table:table-cell table:style-name="Default"/>
          <table:table-cell table:number-columns-repeated="1009"/>
        </table:table-row>
        <table:table-row table:style-name="ro2">
          <table:table-cell table:style-name="Default" office:value-type="string" calcext:value-type="string">
            <text:p>+ minted</text:p>
          </table:table-cell>
          <table:table-cell table:style-name="Default" table:number-columns-repeated="2"/>
          <table:table-cell table:number-columns-repeated="6"/>
          <table:table-cell table:formula="of:=[.C13]*[.$B48]" office:value-type="float" office:value="50" calcext:value-type="float">
            <text:p>50</text:p>
          </table:table-cell>
          <table:table-cell table:formula="of:=[.D13]*[.$B48]" office:value-type="float" office:value="100" calcext:value-type="float">
            <text:p>100</text:p>
          </table:table-cell>
          <table:table-cell table:formula="of:=[.E13]*[.$B48]" office:value-type="float" office:value="150" calcext:value-type="float">
            <text:p>150</text:p>
          </table:table-cell>
          <table:table-cell table:formula="of:=[.F13]*[.$B48]" office:value-type="float" office:value="200" calcext:value-type="float">
            <text:p>200</text:p>
          </table:table-cell>
          <table:table-cell table:formula="of:=[.G13]*[.$B48]" office:value-type="float" office:value="250" calcext:value-type="float">
            <text:p>250</text:p>
          </table:table-cell>
          <table:table-cell table:style-name="Default" table:formula="of:=[.H13]*[.$B48]" office:value-type="float" office:value="300" calcext:value-type="float">
            <text:p>300</text:p>
          </table:table-cell>
          <table:table-cell table:formula="of:=[.I13]*[.$B48]" office:value-type="float" office:value="350" calcext:value-type="float">
            <text:p>350</text:p>
          </table:table-cell>
          <table:table-cell table:formula="of:=[.J13]*[.$B48]" office:value-type="float" office:value="400" calcext:value-type="float">
            <text:p>400</text:p>
          </table:table-cell>
          <table:table-cell table:formula="of:=[.K13]*[.$B48]" office:value-type="float" office:value="450" calcext:value-type="float">
            <text:p>450</text:p>
          </table:table-cell>
          <table:table-cell table:formula="of:=[.L13]*[.$B48]" office:value-type="float" office:value="500" calcext:value-type="float">
            <text:p>500</text:p>
          </table:table-cell>
          <table:table-cell table:formula="of:=[.M13]*[.$B48]" office:value-type="float" office:value="550" calcext:value-type="float">
            <text:p>550</text:p>
          </table:table-cell>
          <table:table-cell table:formula="of:=[.N13]*[.$B48]" office:value-type="float" office:value="600" calcext:value-type="float">
            <text:p>600</text:p>
          </table:table-cell>
          <table:table-cell table:formula="of:=[.O13]*[.$B48]" office:value-type="float" office:value="650" calcext:value-type="float">
            <text:p>650</text:p>
          </table:table-cell>
          <table:table-cell table:formula="of:=[.P13]*[.$B48]" office:value-type="float" office:value="700" calcext:value-type="float">
            <text:p>700</text:p>
          </table:table-cell>
          <table:table-cell table:formula="of:=[.Q13]*[.$B48]" office:value-type="float" office:value="750" calcext:value-type="float">
            <text:p>750</text:p>
          </table:table-cell>
          <table:table-cell table:formula="of:=[.R13]*[.$B48]" office:value-type="float" office:value="800" calcext:value-type="float">
            <text:p>800</text:p>
          </table:table-cell>
          <table:table-cell table:formula="of:=[.S13]*[.$B48]" office:value-type="float" office:value="850" calcext:value-type="float">
            <text:p>850</text:p>
          </table:table-cell>
          <table:table-cell table:formula="of:=[.T13]*[.$B48]" office:value-type="float" office:value="900" calcext:value-type="float">
            <text:p>900</text:p>
          </table:table-cell>
          <table:table-cell table:formula="of:=[.U13]*[.$B48]" office:value-type="float" office:value="950" calcext:value-type="float">
            <text:p>950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+ vested</text:p>
          </table:table-cell>
          <table:table-cell table:style-name="Default" table:number-columns-repeated="2"/>
          <table:table-cell table:number-columns-repeated="6"/>
          <table:table-cell table:formula="of:=[.C41]*[.$B48]" office:value-type="float" office:value="0" calcext:value-type="float">
            <text:p>0</text:p>
          </table:table-cell>
          <table:table-cell table:formula="of:=[.D41]*[.$B48]" office:value-type="float" office:value="5" calcext:value-type="float">
            <text:p>5</text:p>
          </table:table-cell>
          <table:table-cell table:formula="of:=[.E41]*[.$B48]" office:value-type="float" office:value="15" calcext:value-type="float">
            <text:p>15</text:p>
          </table:table-cell>
          <table:table-cell table:formula="of:=[.F41]*[.$B48]" office:value-type="float" office:value="30" calcext:value-type="float">
            <text:p>30</text:p>
          </table:table-cell>
          <table:table-cell table:formula="of:=[.G41]*[.$B48]" office:value-type="float" office:value="50" calcext:value-type="float">
            <text:p>50</text:p>
          </table:table-cell>
          <table:table-cell table:style-name="Default" table:formula="of:=[.H41]*[.$B48]" office:value-type="float" office:value="75" calcext:value-type="float">
            <text:p>75</text:p>
          </table:table-cell>
          <table:table-cell table:formula="of:=[.I41]*[.$B48]" office:value-type="float" office:value="105" calcext:value-type="float">
            <text:p>105</text:p>
          </table:table-cell>
          <table:table-cell table:formula="of:=[.J41]*[.$B48]" office:value-type="float" office:value="140" calcext:value-type="float">
            <text:p>140</text:p>
          </table:table-cell>
          <table:table-cell table:formula="of:=[.K41]*[.$B48]" office:value-type="float" office:value="180" calcext:value-type="float">
            <text:p>180</text:p>
          </table:table-cell>
          <table:table-cell table:formula="of:=[.L41]*[.$B48]" office:value-type="float" office:value="225" calcext:value-type="float">
            <text:p>225</text:p>
          </table:table-cell>
          <table:table-cell table:formula="of:=[.M41]*[.$B48]" office:value-type="float" office:value="275" calcext:value-type="float">
            <text:p>275</text:p>
          </table:table-cell>
          <table:table-cell table:formula="of:=[.N41]*[.$B48]" office:value-type="float" office:value="325" calcext:value-type="float">
            <text:p>325</text:p>
          </table:table-cell>
          <table:table-cell table:formula="of:=[.O41]*[.$B48]" office:value-type="float" office:value="375" calcext:value-type="float">
            <text:p>375</text:p>
          </table:table-cell>
          <table:table-cell table:formula="of:=[.P41]*[.$B48]" office:value-type="float" office:value="425" calcext:value-type="float">
            <text:p>425</text:p>
          </table:table-cell>
          <table:table-cell table:formula="of:=[.Q41]*[.$B48]" office:value-type="float" office:value="475" calcext:value-type="float">
            <text:p>475</text:p>
          </table:table-cell>
          <table:table-cell table:formula="of:=[.R41]*[.$B48]" office:value-type="float" office:value="525" calcext:value-type="float">
            <text:p>525</text:p>
          </table:table-cell>
          <table:table-cell table:formula="of:=[.S41]*[.$B48]" office:value-type="float" office:value="575" calcext:value-type="float">
            <text:p>575</text:p>
          </table:table-cell>
          <table:table-cell table:formula="of:=[.T41]*[.$B48]" office:value-type="float" office:value="625" calcext:value-type="float">
            <text:p>625</text:p>
          </table:table-cell>
          <table:table-cell table:formula="of:=[.U41]*[.$B48]" office:value-type="float" office:value="675" calcext:value-type="float">
            <text:p>675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+ deferred</text:p>
          </table:table-cell>
          <table:table-cell table:style-name="Default" table:number-columns-repeated="2"/>
          <table:table-cell table:number-columns-repeated="6"/>
          <table:table-cell table:formula="of:=[.J49]-[.J50]" office:value-type="float" office:value="50" calcext:value-type="float">
            <text:p>50</text:p>
          </table:table-cell>
          <table:table-cell table:formula="of:=[.K49]-[.K50]" office:value-type="float" office:value="95" calcext:value-type="float">
            <text:p>95</text:p>
          </table:table-cell>
          <table:table-cell table:formula="of:=[.L49]-[.L50]" office:value-type="float" office:value="135" calcext:value-type="float">
            <text:p>135</text:p>
          </table:table-cell>
          <table:table-cell table:formula="of:=[.M49]-[.M50]" office:value-type="float" office:value="170" calcext:value-type="float">
            <text:p>170</text:p>
          </table:table-cell>
          <table:table-cell table:formula="of:=[.N49]-[.N50]" office:value-type="float" office:value="200" calcext:value-type="float">
            <text:p>200</text:p>
          </table:table-cell>
          <table:table-cell table:style-name="Default" table:formula="of:=[.O49]-[.O50]" office:value-type="float" office:value="225" calcext:value-type="float">
            <text:p>225</text:p>
          </table:table-cell>
          <table:table-cell table:formula="of:=[.P49]-[.P50]" office:value-type="float" office:value="245" calcext:value-type="float">
            <text:p>245</text:p>
          </table:table-cell>
          <table:table-cell table:formula="of:=[.Q49]-[.Q50]" office:value-type="float" office:value="260" calcext:value-type="float">
            <text:p>260</text:p>
          </table:table-cell>
          <table:table-cell table:formula="of:=[.R49]-[.R50]" office:value-type="float" office:value="270" calcext:value-type="float">
            <text:p>270</text:p>
          </table:table-cell>
          <table:table-cell table:formula="of:=[.S49]-[.S50]" office:value-type="float" office:value="275" calcext:value-type="float">
            <text:p>275</text:p>
          </table:table-cell>
          <table:table-cell table:formula="of:=[.T49]-[.T50]" office:value-type="float" office:value="275" calcext:value-type="float">
            <text:p>275</text:p>
          </table:table-cell>
          <table:table-cell table:formula="of:=[.U49]-[.U50]" office:value-type="float" office:value="275" calcext:value-type="float">
            <text:p>275</text:p>
          </table:table-cell>
          <table:table-cell table:formula="of:=[.V49]-[.V50]" office:value-type="float" office:value="275" calcext:value-type="float">
            <text:p>275</text:p>
          </table:table-cell>
          <table:table-cell table:formula="of:=[.W49]-[.W50]" office:value-type="float" office:value="275" calcext:value-type="float">
            <text:p>275</text:p>
          </table:table-cell>
          <table:table-cell table:formula="of:=[.X49]-[.X50]" office:value-type="float" office:value="275" calcext:value-type="float">
            <text:p>275</text:p>
          </table:table-cell>
          <table:table-cell table:formula="of:=[.Y49]-[.Y50]" office:value-type="float" office:value="275" calcext:value-type="float">
            <text:p>275</text:p>
          </table:table-cell>
          <table:table-cell table:formula="of:=[.Z49]-[.Z50]" office:value-type="float" office:value="275" calcext:value-type="float">
            <text:p>275</text:p>
          </table:table-cell>
          <table:table-cell table:formula="of:=[.AA49]-[.AA50]" office:value-type="float" office:value="275" calcext:value-type="float">
            <text:p>275</text:p>
          </table:table-cell>
          <table:table-cell table:formula="of:=[.AB49]-[.AB50]" office:value-type="float" office:value="275" calcext:value-type="float">
            <text:p>275</text:p>
          </table:table-cell>
          <table:table-cell table:number-columns-repeated="996"/>
        </table:table-row>
        <table:table-row table:style-name="ro2">
          <table:table-cell/>
          <table:table-cell table:style-name="ce5"/>
          <table:table-cell table:style-name="ce5" table:formula="of:=[.C41]+[.C50]" office:value-type="float" office:value="0" calcext:value-type="float">
            <text:p>0</text:p>
          </table:table-cell>
          <table:table-cell table:style-name="ce5" table:formula="of:=[.D41]+[.D50]" office:value-type="float" office:value="10" calcext:value-type="float">
            <text:p>10</text:p>
          </table:table-cell>
          <table:table-cell table:style-name="ce5" table:formula="of:=[.E41]+[.E50]" office:value-type="float" office:value="30" calcext:value-type="float">
            <text:p>30</text:p>
          </table:table-cell>
          <table:table-cell table:style-name="ce5" table:formula="of:=[.F41]+[.F50]" office:value-type="float" office:value="60" calcext:value-type="float">
            <text:p>60</text:p>
          </table:table-cell>
          <table:table-cell table:style-name="ce5" table:formula="of:=[.G41]+[.G50]" office:value-type="float" office:value="100" calcext:value-type="float">
            <text:p>100</text:p>
          </table:table-cell>
          <table:table-cell table:style-name="ce5" table:formula="of:=[.H41]+[.H50]" office:value-type="float" office:value="150" calcext:value-type="float">
            <text:p>150</text:p>
          </table:table-cell>
          <table:table-cell table:style-name="ce5" table:formula="of:=[.I41]+[.I50]" office:value-type="float" office:value="210" calcext:value-type="float">
            <text:p>210</text:p>
          </table:table-cell>
          <table:table-cell table:style-name="ce5" table:formula="of:=[.J41]+[.J50]" office:value-type="float" office:value="280" calcext:value-type="float">
            <text:p>280</text:p>
          </table:table-cell>
          <table:table-cell table:style-name="ce5" table:formula="of:=[.K41]+[.K50]" office:value-type="float" office:value="365" calcext:value-type="float">
            <text:p>365</text:p>
          </table:table-cell>
          <table:table-cell table:style-name="ce5" table:formula="of:=[.L41]+[.L50]" office:value-type="float" office:value="465" calcext:value-type="float">
            <text:p>465</text:p>
          </table:table-cell>
          <table:table-cell table:style-name="ce5" table:formula="of:=[.M41]+[.M50]" office:value-type="float" office:value="580" calcext:value-type="float">
            <text:p>580</text:p>
          </table:table-cell>
          <table:table-cell table:style-name="ce5" table:formula="of:=[.N41]+[.N50]" office:value-type="float" office:value="700" calcext:value-type="float">
            <text:p>700</text:p>
          </table:table-cell>
          <table:table-cell table:style-name="ce5" table:formula="of:=[.O41]+[.O50]" office:value-type="float" office:value="825" calcext:value-type="float">
            <text:p>825</text:p>
          </table:table-cell>
          <table:table-cell table:style-name="ce5" table:formula="of:=[.P41]+[.P50]" office:value-type="float" office:value="955" calcext:value-type="float">
            <text:p>955</text:p>
          </table:table-cell>
          <table:table-cell table:style-name="ce5" table:formula="of:=[.Q41]+[.Q50]" office:value-type="float" office:value="1090" calcext:value-type="float">
            <text:p>1090</text:p>
          </table:table-cell>
          <table:table-cell table:style-name="ce5" table:formula="of:=[.R41]+[.R50]" office:value-type="float" office:value="1230" calcext:value-type="float">
            <text:p>1230</text:p>
          </table:table-cell>
          <table:table-cell table:style-name="ce5" table:formula="of:=[.S41]+[.S50]" office:value-type="float" office:value="1375" calcext:value-type="float">
            <text:p>1375</text:p>
          </table:table-cell>
          <table:table-cell table:style-name="ce5" table:formula="of:=[.T41]+[.T50]" office:value-type="float" office:value="1525" calcext:value-type="float">
            <text:p>1525</text:p>
          </table:table-cell>
          <table:table-cell table:style-name="ce5" table:formula="of:=[.U41]+[.U50]" office:value-type="float" office:value="1675" calcext:value-type="float">
            <text:p>1675</text:p>
          </table:table-cell>
          <table:table-cell table:style-name="ce5" table:formula="of:=[.V41]+[.V50]" office:value-type="float" office:value="1825" calcext:value-type="float">
            <text:p>1825</text:p>
          </table:table-cell>
          <table:table-cell table:style-name="ce5" table:formula="of:=[.W41]+[.W50]" office:value-type="float" office:value="1975" calcext:value-type="float">
            <text:p>1975</text:p>
          </table:table-cell>
          <table:table-cell table:style-name="ce5" table:formula="of:=[.X41]+[.X50]" office:value-type="float" office:value="2125" calcext:value-type="float">
            <text:p>2125</text:p>
          </table:table-cell>
          <table:table-cell table:style-name="ce5" table:formula="of:=[.Y41]+[.Y50]" office:value-type="float" office:value="2275" calcext:value-type="float">
            <text:p>2275</text:p>
          </table:table-cell>
          <table:table-cell table:style-name="ce5" table:formula="of:=[.Z41]+[.Z50]" office:value-type="float" office:value="2425" calcext:value-type="float">
            <text:p>2425</text:p>
          </table:table-cell>
          <table:table-cell table:style-name="ce5" table:formula="of:=[.AA41]+[.AA50]" office:value-type="float" office:value="2575" calcext:value-type="float">
            <text:p>2575</text:p>
          </table:table-cell>
          <table:table-cell table:style-name="ce5" table:formula="of:=[.AB41]+[.AB50]" office:value-type="float" office:value="2725" calcext:value-type="float">
            <text:p>2725</text:p>
          </table:table-cell>
          <table:table-cell table:style-name="ce5" table:number-columns-repeated="996"/>
        </table:table-row>
        <table:table-row table:style-name="ro2">
          <table:table-cell table:style-name="Default" office:value-type="string" calcext:value-type="string">
            <text:p>Extra #2</text:p>
          </table:table-cell>
          <table:table-cell table:style-name="ce41" office:value-type="float" office:value="-1.5" calcext:value-type="float">
            <text:p>-1.5</text:p>
          </table:table-cell>
          <table:table-cell table:style-name="Default"/>
          <table:table-cell table:number-columns-repeated="11"/>
          <table:table-cell table:style-name="Default"/>
          <table:table-cell table:number-columns-repeated="1009"/>
        </table:table-row>
        <table:table-row table:style-name="ro2">
          <table:table-cell table:style-name="Default" office:value-type="string" calcext:value-type="string">
            <text:p>+ minted</text:p>
          </table:table-cell>
          <table:table-cell table:style-name="Default" table:number-columns-repeated="2"/>
          <table:table-cell table:number-columns-repeated="11"/>
          <table:table-cell table:style-name="Default" table:formula="of:=[.C13]*[.$B53]" office:value-type="float" office:value="-150" calcext:value-type="float">
            <text:p>-150</text:p>
          </table:table-cell>
          <table:table-cell table:formula="of:=[.D13]*[.$B53]" office:value-type="float" office:value="-300" calcext:value-type="float">
            <text:p>-300</text:p>
          </table:table-cell>
          <table:table-cell table:formula="of:=[.E13]*[.$B53]" office:value-type="float" office:value="-450" calcext:value-type="float">
            <text:p>-450</text:p>
          </table:table-cell>
          <table:table-cell table:formula="of:=[.F13]*[.$B53]" office:value-type="float" office:value="-600" calcext:value-type="float">
            <text:p>-600</text:p>
          </table:table-cell>
          <table:table-cell table:formula="of:=[.G13]*[.$B53]" office:value-type="float" office:value="-750" calcext:value-type="float">
            <text:p>-750</text:p>
          </table:table-cell>
          <table:table-cell table:formula="of:=[.H13]*[.$B53]" office:value-type="float" office:value="-900" calcext:value-type="float">
            <text:p>-900</text:p>
          </table:table-cell>
          <table:table-cell table:formula="of:=[.I13]*[.$B53]" office:value-type="float" office:value="-1050" calcext:value-type="float">
            <text:p>-1050</text:p>
          </table:table-cell>
          <table:table-cell table:formula="of:=[.J13]*[.$B53]" office:value-type="float" office:value="-1200" calcext:value-type="float">
            <text:p>-1200</text:p>
          </table:table-cell>
          <table:table-cell table:formula="of:=[.K13]*[.$B53]" office:value-type="float" office:value="-1350" calcext:value-type="float">
            <text:p>-1350</text:p>
          </table:table-cell>
          <table:table-cell table:formula="of:=[.L13]*[.$B53]" office:value-type="float" office:value="-1500" calcext:value-type="float">
            <text:p>-1500</text:p>
          </table:table-cell>
          <table:table-cell table:formula="of:=[.M13]*[.$B53]" office:value-type="float" office:value="-1650" calcext:value-type="float">
            <text:p>-1650</text:p>
          </table:table-cell>
          <table:table-cell table:formula="of:=[.N13]*[.$B53]" office:value-type="float" office:value="-1800" calcext:value-type="float">
            <text:p>-1800</text:p>
          </table:table-cell>
          <table:table-cell table:formula="of:=[.O13]*[.$B53]" office:value-type="float" office:value="-1950" calcext:value-type="float">
            <text:p>-1950</text:p>
          </table:table-cell>
          <table:table-cell table:formula="of:=[.P13]*[.$B53]" office:value-type="float" office:value="-2100" calcext:value-type="float">
            <text:p>-2100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+ vested</text:p>
          </table:table-cell>
          <table:table-cell table:style-name="Default" table:number-columns-repeated="2"/>
          <table:table-cell table:number-columns-repeated="11"/>
          <table:table-cell table:style-name="Default" table:formula="of:=[.C41]*[.$B53]" office:value-type="float" office:value="-0" calcext:value-type="float">
            <text:p>0</text:p>
          </table:table-cell>
          <table:table-cell table:formula="of:=[.D41]*[.$B53]" office:value-type="float" office:value="-15" calcext:value-type="float">
            <text:p>-15</text:p>
          </table:table-cell>
          <table:table-cell table:formula="of:=[.E41]*[.$B53]" office:value-type="float" office:value="-45" calcext:value-type="float">
            <text:p>-45</text:p>
          </table:table-cell>
          <table:table-cell table:formula="of:=[.F41]*[.$B53]" office:value-type="float" office:value="-90" calcext:value-type="float">
            <text:p>-90</text:p>
          </table:table-cell>
          <table:table-cell table:formula="of:=[.G41]*[.$B53]" office:value-type="float" office:value="-150" calcext:value-type="float">
            <text:p>-150</text:p>
          </table:table-cell>
          <table:table-cell table:formula="of:=[.H41]*[.$B53]" office:value-type="float" office:value="-225" calcext:value-type="float">
            <text:p>-225</text:p>
          </table:table-cell>
          <table:table-cell table:formula="of:=[.I41]*[.$B53]" office:value-type="float" office:value="-315" calcext:value-type="float">
            <text:p>-315</text:p>
          </table:table-cell>
          <table:table-cell table:formula="of:=[.J41]*[.$B53]" office:value-type="float" office:value="-420" calcext:value-type="float">
            <text:p>-420</text:p>
          </table:table-cell>
          <table:table-cell table:formula="of:=[.K41]*[.$B53]" office:value-type="float" office:value="-540" calcext:value-type="float">
            <text:p>-540</text:p>
          </table:table-cell>
          <table:table-cell table:formula="of:=[.L41]*[.$B53]" office:value-type="float" office:value="-675" calcext:value-type="float">
            <text:p>-675</text:p>
          </table:table-cell>
          <table:table-cell table:formula="of:=[.M41]*[.$B53]" office:value-type="float" office:value="-825" calcext:value-type="float">
            <text:p>-825</text:p>
          </table:table-cell>
          <table:table-cell table:formula="of:=[.N41]*[.$B53]" office:value-type="float" office:value="-975" calcext:value-type="float">
            <text:p>-975</text:p>
          </table:table-cell>
          <table:table-cell table:formula="of:=[.O41]*[.$B53]" office:value-type="float" office:value="-1125" calcext:value-type="float">
            <text:p>-1125</text:p>
          </table:table-cell>
          <table:table-cell table:formula="of:=[.P41]*[.$B53]" office:value-type="float" office:value="-1275" calcext:value-type="float">
            <text:p>-1275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+ deferred</text:p>
          </table:table-cell>
          <table:table-cell table:style-name="Default" table:number-columns-repeated="2"/>
          <table:table-cell table:number-columns-repeated="11"/>
          <table:table-cell table:style-name="Default" table:formula="of:=[.O54]-[.O55]" office:value-type="float" office:value="-150" calcext:value-type="float">
            <text:p>-150</text:p>
          </table:table-cell>
          <table:table-cell table:formula="of:=[.P54]-[.P55]" office:value-type="float" office:value="-285" calcext:value-type="float">
            <text:p>-285</text:p>
          </table:table-cell>
          <table:table-cell table:formula="of:=[.Q54]-[.Q55]" office:value-type="float" office:value="-405" calcext:value-type="float">
            <text:p>-405</text:p>
          </table:table-cell>
          <table:table-cell table:formula="of:=[.R54]-[.R55]" office:value-type="float" office:value="-510" calcext:value-type="float">
            <text:p>-510</text:p>
          </table:table-cell>
          <table:table-cell table:formula="of:=[.S54]-[.S55]" office:value-type="float" office:value="-600" calcext:value-type="float">
            <text:p>-600</text:p>
          </table:table-cell>
          <table:table-cell table:formula="of:=[.T54]-[.T55]" office:value-type="float" office:value="-675" calcext:value-type="float">
            <text:p>-675</text:p>
          </table:table-cell>
          <table:table-cell table:formula="of:=[.U54]-[.U55]" office:value-type="float" office:value="-735" calcext:value-type="float">
            <text:p>-735</text:p>
          </table:table-cell>
          <table:table-cell table:formula="of:=[.V54]-[.V55]" office:value-type="float" office:value="-780" calcext:value-type="float">
            <text:p>-780</text:p>
          </table:table-cell>
          <table:table-cell table:formula="of:=[.W54]-[.W55]" office:value-type="float" office:value="-810" calcext:value-type="float">
            <text:p>-810</text:p>
          </table:table-cell>
          <table:table-cell table:formula="of:=[.X54]-[.X55]" office:value-type="float" office:value="-825" calcext:value-type="float">
            <text:p>-825</text:p>
          </table:table-cell>
          <table:table-cell table:formula="of:=[.Y54]-[.Y55]" office:value-type="float" office:value="-825" calcext:value-type="float">
            <text:p>-825</text:p>
          </table:table-cell>
          <table:table-cell table:formula="of:=[.Z54]-[.Z55]" office:value-type="float" office:value="-825" calcext:value-type="float">
            <text:p>-825</text:p>
          </table:table-cell>
          <table:table-cell table:formula="of:=[.AA54]-[.AA55]" office:value-type="float" office:value="-825" calcext:value-type="float">
            <text:p>-825</text:p>
          </table:table-cell>
          <table:table-cell table:formula="of:=[.AB54]-[.AB55]" office:value-type="float" office:value="-825" calcext:value-type="float">
            <text:p>-825</text:p>
          </table:table-cell>
          <table:table-cell table:number-columns-repeated="996"/>
        </table:table-row>
        <table:table-row table:style-name="ro2">
          <table:table-cell/>
          <table:table-cell table:style-name="ce5"/>
          <table:table-cell table:style-name="ce5" table:formula="of:=[.C41]+[.C55]" office:value-type="float" office:value="0" calcext:value-type="float">
            <text:p>0</text:p>
          </table:table-cell>
          <table:table-cell table:style-name="ce5" table:formula="of:=[.D41]+[.D55]" office:value-type="float" office:value="10" calcext:value-type="float">
            <text:p>10</text:p>
          </table:table-cell>
          <table:table-cell table:style-name="ce5" table:formula="of:=[.E41]+[.E55]" office:value-type="float" office:value="30" calcext:value-type="float">
            <text:p>30</text:p>
          </table:table-cell>
          <table:table-cell table:style-name="ce5" table:formula="of:=[.F41]+[.F55]" office:value-type="float" office:value="60" calcext:value-type="float">
            <text:p>60</text:p>
          </table:table-cell>
          <table:table-cell table:style-name="ce5" table:formula="of:=[.G41]+[.G55]" office:value-type="float" office:value="100" calcext:value-type="float">
            <text:p>100</text:p>
          </table:table-cell>
          <table:table-cell table:style-name="ce5" table:formula="of:=[.H41]+[.H55]" office:value-type="float" office:value="150" calcext:value-type="float">
            <text:p>150</text:p>
          </table:table-cell>
          <table:table-cell table:style-name="ce5" table:formula="of:=[.I41]+[.I55]" office:value-type="float" office:value="210" calcext:value-type="float">
            <text:p>210</text:p>
          </table:table-cell>
          <table:table-cell table:style-name="ce5" table:formula="of:=[.J41]+[.J55]" office:value-type="float" office:value="280" calcext:value-type="float">
            <text:p>280</text:p>
          </table:table-cell>
          <table:table-cell table:style-name="ce5" table:formula="of:=[.K41]+[.K55]" office:value-type="float" office:value="360" calcext:value-type="float">
            <text:p>360</text:p>
          </table:table-cell>
          <table:table-cell table:style-name="ce5" table:formula="of:=[.L41]+[.L55]" office:value-type="float" office:value="450" calcext:value-type="float">
            <text:p>450</text:p>
          </table:table-cell>
          <table:table-cell table:style-name="ce5" table:formula="of:=[.M41]+[.M55]" office:value-type="float" office:value="550" calcext:value-type="float">
            <text:p>550</text:p>
          </table:table-cell>
          <table:table-cell table:style-name="ce5" table:formula="of:=[.N41]+[.N55]" office:value-type="float" office:value="650" calcext:value-type="float">
            <text:p>650</text:p>
          </table:table-cell>
          <table:table-cell table:style-name="ce5" table:formula="of:=[.O41]+[.O55]" office:value-type="float" office:value="750" calcext:value-type="float">
            <text:p>750</text:p>
          </table:table-cell>
          <table:table-cell table:style-name="ce5" table:formula="of:=[.P41]+[.P55]" office:value-type="float" office:value="835" calcext:value-type="float">
            <text:p>835</text:p>
          </table:table-cell>
          <table:table-cell table:style-name="ce5" table:formula="of:=[.Q41]+[.Q55]" office:value-type="float" office:value="905" calcext:value-type="float">
            <text:p>905</text:p>
          </table:table-cell>
          <table:table-cell table:style-name="ce5" table:formula="of:=[.R41]+[.R55]" office:value-type="float" office:value="960" calcext:value-type="float">
            <text:p>960</text:p>
          </table:table-cell>
          <table:table-cell table:style-name="ce5" table:formula="of:=[.S41]+[.S55]" office:value-type="float" office:value="1000" calcext:value-type="float">
            <text:p>1000</text:p>
          </table:table-cell>
          <table:table-cell table:style-name="ce5" table:formula="of:=[.T41]+[.T55]" office:value-type="float" office:value="1025" calcext:value-type="float">
            <text:p>1025</text:p>
          </table:table-cell>
          <table:table-cell table:style-name="ce5" table:formula="of:=[.U41]+[.U55]" office:value-type="float" office:value="1035" calcext:value-type="float">
            <text:p>1035</text:p>
          </table:table-cell>
          <table:table-cell table:style-name="ce5" table:formula="of:=[.V41]+[.V55]" office:value-type="float" office:value="1030" calcext:value-type="float">
            <text:p>1030</text:p>
          </table:table-cell>
          <table:table-cell table:style-name="ce5" table:formula="of:=[.W41]+[.W55]" office:value-type="float" office:value="1010" calcext:value-type="float">
            <text:p>1010</text:p>
          </table:table-cell>
          <table:table-cell table:style-name="ce5" table:formula="of:=[.X41]+[.X55]" office:value-type="float" office:value="975" calcext:value-type="float">
            <text:p>975</text:p>
          </table:table-cell>
          <table:table-cell table:style-name="ce5" table:formula="of:=[.Y41]+[.Y55]" office:value-type="float" office:value="925" calcext:value-type="float">
            <text:p>925</text:p>
          </table:table-cell>
          <table:table-cell table:style-name="ce5" table:formula="of:=[.Z41]+[.Z55]" office:value-type="float" office:value="875" calcext:value-type="float">
            <text:p>875</text:p>
          </table:table-cell>
          <table:table-cell table:style-name="ce5" table:formula="of:=[.AA41]+[.AA55]" office:value-type="float" office:value="825" calcext:value-type="float">
            <text:p>825</text:p>
          </table:table-cell>
          <table:table-cell table:style-name="ce5" table:formula="of:=[.AB41]+[.AB55]" office:value-type="float" office:value="775" calcext:value-type="float">
            <text:p>775</text:p>
          </table:table-cell>
          <table:table-cell table:style-name="ce5" table:number-columns-repeated="996"/>
        </table:table-row>
        <table:table-row table:style-name="ro2">
          <table:table-cell table:style-name="Default" office:value-type="string" calcext:value-type="string">
            <text:p>Totally:</text:p>
          </table:table-cell>
          <table:table-cell table:style-name="Default" table:number-columns-repeated="2"/>
          <table:table-cell table:number-columns-repeated="11"/>
          <table:table-cell table:style-name="Default"/>
          <table:table-cell table:number-columns-repeated="1009"/>
        </table:table-row>
        <table:table-row table:style-name="ro2">
          <table:table-cell table:style-name="Default" office:value-type="string" calcext:value-type="string">
            <text:p>minted</text:p>
          </table:table-cell>
          <table:table-cell table:style-name="Default" table:formula="of:=[.B13]+[.B49]" office:value-type="float" office:value="0" calcext:value-type="float">
            <text:p>0</text:p>
          </table:table-cell>
          <table:table-cell table:style-name="Default" table:formula="of:=[.C13]+[.C49]+[.C54]" office:value-type="float" office:value="100" calcext:value-type="float">
            <text:p>100</text:p>
          </table:table-cell>
          <table:table-cell table:formula="of:=[.D13]+[.D49]+[.D54]" office:value-type="float" office:value="200" calcext:value-type="float">
            <text:p>200</text:p>
          </table:table-cell>
          <table:table-cell table:formula="of:=[.E13]+[.E49]+[.E54]" office:value-type="float" office:value="300" calcext:value-type="float">
            <text:p>300</text:p>
          </table:table-cell>
          <table:table-cell table:formula="of:=[.F13]+[.F49]+[.F54]" office:value-type="float" office:value="400" calcext:value-type="float">
            <text:p>400</text:p>
          </table:table-cell>
          <table:table-cell table:formula="of:=[.G13]+[.G49]+[.G54]" office:value-type="float" office:value="500" calcext:value-type="float">
            <text:p>500</text:p>
          </table:table-cell>
          <table:table-cell table:formula="of:=[.H13]+[.H49]+[.H54]" office:value-type="float" office:value="600" calcext:value-type="float">
            <text:p>600</text:p>
          </table:table-cell>
          <table:table-cell table:formula="of:=[.I13]+[.I49]+[.I54]" office:value-type="float" office:value="700" calcext:value-type="float">
            <text:p>700</text:p>
          </table:table-cell>
          <table:table-cell table:formula="of:=[.J13]+[.J49]+[.J54]" office:value-type="float" office:value="850" calcext:value-type="float">
            <text:p>850</text:p>
          </table:table-cell>
          <table:table-cell table:formula="of:=[.K13]+[.K49]+[.K54]" office:value-type="float" office:value="1000" calcext:value-type="float">
            <text:p>1000</text:p>
          </table:table-cell>
          <table:table-cell table:formula="of:=[.L13]+[.L49]+[.L54]" office:value-type="float" office:value="1150" calcext:value-type="float">
            <text:p>1150</text:p>
          </table:table-cell>
          <table:table-cell table:formula="of:=[.M13]+[.M49]+[.M54]" office:value-type="float" office:value="1300" calcext:value-type="float">
            <text:p>1300</text:p>
          </table:table-cell>
          <table:table-cell table:formula="of:=[.N13]+[.N49]+[.N54]" office:value-type="float" office:value="1450" calcext:value-type="float">
            <text:p>1450</text:p>
          </table:table-cell>
          <table:table-cell table:style-name="Default" table:formula="of:=[.O13]+[.O49]+[.O54]" office:value-type="float" office:value="1450" calcext:value-type="float">
            <text:p>1450</text:p>
          </table:table-cell>
          <table:table-cell table:formula="of:=[.P13]+[.P49]+[.P54]" office:value-type="float" office:value="1450" calcext:value-type="float">
            <text:p>1450</text:p>
          </table:table-cell>
          <table:table-cell table:formula="of:=[.Q13]+[.Q49]+[.Q54]" office:value-type="float" office:value="1450" calcext:value-type="float">
            <text:p>1450</text:p>
          </table:table-cell>
          <table:table-cell table:formula="of:=[.R13]+[.R49]+[.R54]" office:value-type="float" office:value="1450" calcext:value-type="float">
            <text:p>1450</text:p>
          </table:table-cell>
          <table:table-cell table:formula="of:=[.S13]+[.S49]+[.S54]" office:value-type="float" office:value="1450" calcext:value-type="float">
            <text:p>1450</text:p>
          </table:table-cell>
          <table:table-cell table:formula="of:=[.T13]+[.T49]+[.T54]" office:value-type="float" office:value="1450" calcext:value-type="float">
            <text:p>1450</text:p>
          </table:table-cell>
          <table:table-cell table:formula="of:=[.U13]+[.U49]+[.U54]" office:value-type="float" office:value="1450" calcext:value-type="float">
            <text:p>1450</text:p>
          </table:table-cell>
          <table:table-cell table:formula="of:=[.V13]+[.V49]+[.V54]" office:value-type="float" office:value="1450" calcext:value-type="float">
            <text:p>1450</text:p>
          </table:table-cell>
          <table:table-cell table:formula="of:=[.W13]+[.W49]+[.W54]" office:value-type="float" office:value="1450" calcext:value-type="float">
            <text:p>1450</text:p>
          </table:table-cell>
          <table:table-cell table:formula="of:=[.X13]+[.X49]+[.X54]" office:value-type="float" office:value="1450" calcext:value-type="float">
            <text:p>1450</text:p>
          </table:table-cell>
          <table:table-cell table:formula="of:=[.Y13]+[.Y49]+[.Y54]" office:value-type="float" office:value="1450" calcext:value-type="float">
            <text:p>1450</text:p>
          </table:table-cell>
          <table:table-cell table:formula="of:=[.Z13]+[.Z49]+[.Z54]" office:value-type="float" office:value="1450" calcext:value-type="float">
            <text:p>1450</text:p>
          </table:table-cell>
          <table:table-cell table:formula="of:=[.AA13]+[.AA49]+[.AA54]" office:value-type="float" office:value="1450" calcext:value-type="float">
            <text:p>1450</text:p>
          </table:table-cell>
          <table:table-cell table:formula="of:=[.AB13]+[.AB49]+[.AB54]" office:value-type="float" office:value="1450" calcext:value-type="float">
            <text:p>1450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vested</text:p>
          </table:table-cell>
          <table:table-cell table:style-name="Default" table:formula="of:=[.B41]+[.B50]" office:value-type="float" office:value="0" calcext:value-type="float">
            <text:p>0</text:p>
          </table:table-cell>
          <table:table-cell table:style-name="Default" table:formula="of:=[.C41]+[.C50]+[.C55]" office:value-type="float" office:value="0" calcext:value-type="float">
            <text:p>0</text:p>
          </table:table-cell>
          <table:table-cell table:formula="of:=[.D41]+[.D50]+[.D55]" office:value-type="float" office:value="10" calcext:value-type="float">
            <text:p>10</text:p>
          </table:table-cell>
          <table:table-cell table:formula="of:=[.E41]+[.E50]+[.E55]" office:value-type="float" office:value="30" calcext:value-type="float">
            <text:p>30</text:p>
          </table:table-cell>
          <table:table-cell table:formula="of:=[.F41]+[.F50]+[.F55]" office:value-type="float" office:value="60" calcext:value-type="float">
            <text:p>60</text:p>
          </table:table-cell>
          <table:table-cell table:formula="of:=[.G41]+[.G50]+[.G55]" office:value-type="float" office:value="100" calcext:value-type="float">
            <text:p>100</text:p>
          </table:table-cell>
          <table:table-cell table:formula="of:=[.H41]+[.H50]+[.H55]" office:value-type="float" office:value="150" calcext:value-type="float">
            <text:p>150</text:p>
          </table:table-cell>
          <table:table-cell table:formula="of:=[.I41]+[.I50]+[.I55]" office:value-type="float" office:value="210" calcext:value-type="float">
            <text:p>210</text:p>
          </table:table-cell>
          <table:table-cell table:formula="of:=[.J41]+[.J50]+[.J55]" office:value-type="float" office:value="280" calcext:value-type="float">
            <text:p>280</text:p>
          </table:table-cell>
          <table:table-cell table:formula="of:=[.K41]+[.K50]+[.K55]" office:value-type="float" office:value="365" calcext:value-type="float">
            <text:p>365</text:p>
          </table:table-cell>
          <table:table-cell table:formula="of:=[.L41]+[.L50]+[.L55]" office:value-type="float" office:value="465" calcext:value-type="float">
            <text:p>465</text:p>
          </table:table-cell>
          <table:table-cell table:formula="of:=[.M41]+[.M50]+[.M55]" office:value-type="float" office:value="580" calcext:value-type="float">
            <text:p>580</text:p>
          </table:table-cell>
          <table:table-cell table:formula="of:=[.N41]+[.N50]+[.N55]" office:value-type="float" office:value="700" calcext:value-type="float">
            <text:p>700</text:p>
          </table:table-cell>
          <table:table-cell table:style-name="Default" table:formula="of:=[.O41]+[.O50]+[.O55]" office:value-type="float" office:value="825" calcext:value-type="float">
            <text:p>825</text:p>
          </table:table-cell>
          <table:table-cell table:formula="of:=[.P41]+[.P50]+[.P55]" office:value-type="float" office:value="940" calcext:value-type="float">
            <text:p>940</text:p>
          </table:table-cell>
          <table:table-cell table:formula="of:=[.Q41]+[.Q50]+[.Q55]" office:value-type="float" office:value="1045" calcext:value-type="float">
            <text:p>1045</text:p>
          </table:table-cell>
          <table:table-cell table:formula="of:=[.R41]+[.R50]+[.R55]" office:value-type="float" office:value="1140" calcext:value-type="float">
            <text:p>1140</text:p>
          </table:table-cell>
          <table:table-cell table:formula="of:=[.S41]+[.S50]+[.S55]" office:value-type="float" office:value="1225" calcext:value-type="float">
            <text:p>1225</text:p>
          </table:table-cell>
          <table:table-cell table:formula="of:=[.T41]+[.T50]+[.T55]" office:value-type="float" office:value="1300" calcext:value-type="float">
            <text:p>1300</text:p>
          </table:table-cell>
          <table:table-cell table:formula="of:=[.U41]+[.U50]+[.U55]" office:value-type="float" office:value="1360" calcext:value-type="float">
            <text:p>1360</text:p>
          </table:table-cell>
          <table:table-cell table:formula="of:=[.V41]+[.V50]+[.V55]" office:value-type="float" office:value="1405" calcext:value-type="float">
            <text:p>1405</text:p>
          </table:table-cell>
          <table:table-cell table:formula="of:=[.W41]+[.W50]+[.W55]" office:value-type="float" office:value="1435" calcext:value-type="float">
            <text:p>1435</text:p>
          </table:table-cell>
          <table:table-cell table:formula="of:=[.X41]+[.X50]+[.X55]" office:value-type="float" office:value="1450" calcext:value-type="float">
            <text:p>1450</text:p>
          </table:table-cell>
          <table:table-cell table:formula="of:=[.Y41]+[.Y50]+[.Y55]" office:value-type="float" office:value="1450" calcext:value-type="float">
            <text:p>1450</text:p>
          </table:table-cell>
          <table:table-cell table:formula="of:=[.Z41]+[.Z50]+[.Z55]" office:value-type="float" office:value="1450" calcext:value-type="float">
            <text:p>1450</text:p>
          </table:table-cell>
          <table:table-cell table:formula="of:=[.AA41]+[.AA50]+[.AA55]" office:value-type="float" office:value="1450" calcext:value-type="float">
            <text:p>1450</text:p>
          </table:table-cell>
          <table:table-cell table:formula="of:=[.AB41]+[.AB50]+[.AB55]" office:value-type="float" office:value="1450" calcext:value-type="float">
            <text:p>1450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ferred</text:p>
          </table:table-cell>
          <table:table-cell table:style-name="Default" table:formula="of:=[.B42]+[.B51]" office:value-type="float" office:value="0" calcext:value-type="float">
            <text:p>0</text:p>
          </table:table-cell>
          <table:table-cell table:style-name="Default" table:formula="of:=[.C42]+[.C51]+[.C56]" office:value-type="float" office:value="100" calcext:value-type="float">
            <text:p>100</text:p>
          </table:table-cell>
          <table:table-cell table:formula="of:=[.D42]+[.D51]+[.D56]" office:value-type="float" office:value="190" calcext:value-type="float">
            <text:p>190</text:p>
          </table:table-cell>
          <table:table-cell table:formula="of:=[.E42]+[.E51]+[.E56]" office:value-type="float" office:value="270" calcext:value-type="float">
            <text:p>270</text:p>
          </table:table-cell>
          <table:table-cell table:formula="of:=[.F42]+[.F51]+[.F56]" office:value-type="float" office:value="340" calcext:value-type="float">
            <text:p>340</text:p>
          </table:table-cell>
          <table:table-cell table:formula="of:=[.G42]+[.G51]+[.G56]" office:value-type="float" office:value="400" calcext:value-type="float">
            <text:p>400</text:p>
          </table:table-cell>
          <table:table-cell table:formula="of:=[.H42]+[.H51]+[.H56]" office:value-type="float" office:value="450" calcext:value-type="float">
            <text:p>450</text:p>
          </table:table-cell>
          <table:table-cell table:formula="of:=[.I42]+[.I51]+[.I56]" office:value-type="float" office:value="490" calcext:value-type="float">
            <text:p>490</text:p>
          </table:table-cell>
          <table:table-cell table:formula="of:=[.J42]+[.J51]+[.J56]" office:value-type="float" office:value="570" calcext:value-type="float">
            <text:p>570</text:p>
          </table:table-cell>
          <table:table-cell table:formula="of:=[.K42]+[.K51]+[.K56]" office:value-type="float" office:value="635" calcext:value-type="float">
            <text:p>635</text:p>
          </table:table-cell>
          <table:table-cell table:formula="of:=[.L42]+[.L51]+[.L56]" office:value-type="float" office:value="685" calcext:value-type="float">
            <text:p>685</text:p>
          </table:table-cell>
          <table:table-cell table:formula="of:=[.M42]+[.M51]+[.M56]" office:value-type="float" office:value="720" calcext:value-type="float">
            <text:p>720</text:p>
          </table:table-cell>
          <table:table-cell table:formula="of:=[.N42]+[.N51]+[.N56]" office:value-type="float" office:value="750" calcext:value-type="float">
            <text:p>750</text:p>
          </table:table-cell>
          <table:table-cell table:style-name="Default" table:formula="of:=[.O42]+[.O51]+[.O56]" office:value-type="float" office:value="625" calcext:value-type="float">
            <text:p>625</text:p>
          </table:table-cell>
          <table:table-cell table:formula="of:=[.P42]+[.P51]+[.P56]" office:value-type="float" office:value="510" calcext:value-type="float">
            <text:p>510</text:p>
          </table:table-cell>
          <table:table-cell table:formula="of:=[.Q42]+[.Q51]+[.Q56]" office:value-type="float" office:value="405" calcext:value-type="float">
            <text:p>405</text:p>
          </table:table-cell>
          <table:table-cell table:formula="of:=[.R42]+[.R51]+[.R56]" office:value-type="float" office:value="310" calcext:value-type="float">
            <text:p>310</text:p>
          </table:table-cell>
          <table:table-cell table:formula="of:=[.S42]+[.S51]+[.S56]" office:value-type="float" office:value="225" calcext:value-type="float">
            <text:p>225</text:p>
          </table:table-cell>
          <table:table-cell table:formula="of:=[.T42]+[.T51]+[.T56]" office:value-type="float" office:value="150" calcext:value-type="float">
            <text:p>150</text:p>
          </table:table-cell>
          <table:table-cell table:formula="of:=[.U42]+[.U51]+[.U56]" office:value-type="float" office:value="90" calcext:value-type="float">
            <text:p>90</text:p>
          </table:table-cell>
          <table:table-cell table:formula="of:=[.V42]+[.V51]+[.V56]" office:value-type="float" office:value="45" calcext:value-type="float">
            <text:p>45</text:p>
          </table:table-cell>
          <table:table-cell table:formula="of:=[.W42]+[.W51]+[.W56]" office:value-type="float" office:value="15" calcext:value-type="float">
            <text:p>15</text:p>
          </table:table-cell>
          <table:table-cell table:formula="of:=[.X42]+[.X51]+[.X56]" office:value-type="float" office:value="0" calcext:value-type="float">
            <text:p>0</text:p>
          </table:table-cell>
          <table:table-cell table:formula="of:=[.Y42]+[.Y51]+[.Y56]" office:value-type="float" office:value="0" calcext:value-type="float">
            <text:p>0</text:p>
          </table:table-cell>
          <table:table-cell table:formula="of:=[.Z42]+[.Z51]+[.Z56]" office:value-type="float" office:value="0" calcext:value-type="float">
            <text:p>0</text:p>
          </table:table-cell>
          <table:table-cell table:formula="of:=[.AA42]+[.AA51]+[.AA56]" office:value-type="float" office:value="0" calcext:value-type="float">
            <text:p>0</text:p>
          </table:table-cell>
          <table:table-cell table:formula="of:=[.AB42]+[.AB51]+[.AB56]" office:value-type="float" office:value="0" calcext:value-type="float">
            <text:p>0</text:p>
          </table:table-cell>
          <table:table-cell table:number-columns-repeated="996"/>
        </table:table-row>
        <calcext:conditional-formats>
          <calcext:conditional-format calcext:target-range-address="Sheet1.M12:Sheet1.M12">
            <calcext:condition calcext:apply-style-name="Good" calcext:value="=[$Sheet1.$B$4]" calcext:base-cell-address="Sheet1.M12"/>
          </calcext:conditional-format>
          <calcext:conditional-format calcext:target-range-address="Sheet1.C12:Sheet1.AB12">
            <calcext:condition calcext:apply-style-name="Good" calcext:value="=[$Sheet1.$B$4]" calcext:base-cell-address="Sheet1.C12"/>
          </calcext:conditional-format>
        </calcext:conditional-formats>
      </table:table>
      <table:table table:name="Sheet1_2" table:style-name="ta1">
        <table:shapes>
          <draw:frame draw:z-index="0" draw:style-name="gr1" draw:text-style-name="P1" svg:width="453.46pt" svg:height="255.26pt" svg:x="678.25pt" svg:y="142.3pt">
            <draw:object draw:notify-on-update-of-ranges="Sheet1_2.B10:Sheet1_2.I10 Sheet1_2.B18:Sheet1_2.I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9" table:default-cell-style-name="Default"/>
        <table:table-row table:style-name="ro2" table:number-rows-repeated="6">
          <table:table-cell table:number-columns-repeated="9"/>
        </table:table-row>
        <table:table-row table:style-name="ro2">
          <table:table-cell office:value-type="string" calcext:value-type="string">
            <text:p>cvpPerBlock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7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G7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Block</text:p>
          </table:table-cell>
          <table:table-cell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8" calcext:value-type="float">
            <text:p>28</text:p>
          </table:table-cell>
        </table:table-row>
        <table:table-row table:style-name="ro2">
          <table:table-cell table:number-columns-repeated="2"/>
          <table:table-cell table:style-name="ce62" table:number-columns-repeated="7"/>
        </table:table-row>
        <table:table-row table:style-name="ro2">
          <table:table-cell table:style-name="ce59" office:value-type="string" calcext:value-type="string">
            <text:p>CVP minted</text:p>
          </table:table-cell>
          <table:table-cell table:style-name="ce61" table:formula="of:=[.$D7]*[.B10]" office:value-type="float" office:value="0" calcext:value-type="float">
            <text:p>0.00</text:p>
          </table:table-cell>
          <table:table-cell table:style-name="ce61" table:formula="of:=[.B12]+[.C7]*([.C10]-[.B10])" office:value-type="float" office:value="10" calcext:value-type="float">
            <text:p>10.00</text:p>
          </table:table-cell>
          <table:table-cell table:style-name="ce61" table:formula="of:=[.C12]+[.D7]*([.D10]-[.C10])" office:value-type="float" office:value="30" calcext:value-type="float">
            <text:p>30.00</text:p>
          </table:table-cell>
          <table:table-cell table:style-name="ce61" table:formula="of:=[.D12]+[.E7]*([.E10]-[.D10])" office:value-type="float" office:value="90" calcext:value-type="float">
            <text:p>90.00</text:p>
          </table:table-cell>
          <table:table-cell table:style-name="ce61" table:formula="of:=[.E12]+[.F7]*([.F10]-[.E10])" office:value-type="float" office:value="110" calcext:value-type="float">
            <text:p>110.00</text:p>
          </table:table-cell>
          <table:table-cell table:style-name="ce61" table:formula="of:=[.F12]+[.G7]*([.G10]-[.F10])" office:value-type="float" office:value="160" calcext:value-type="float">
            <text:p>160.00</text:p>
          </table:table-cell>
          <table:table-cell table:style-name="ce61" table:formula="of:=[.G12]+[.H7]*([.H10]-[.G10])" office:value-type="float" office:value="220" calcext:value-type="float">
            <text:p>220.00</text:p>
          </table:table-cell>
          <table:table-cell table:style-name="ce61" table:formula="of:=[.H12]+[.I7]*([.I10]-[.H10])" office:value-type="float" office:value="325" calcext:value-type="float">
            <text:p>325.00</text:p>
          </table:table-cell>
        </table:table-row>
        <table:table-row table:style-name="ro2">
          <table:table-cell/>
          <table:table-cell table:style-name="ce62" table:number-columns-repeated="8"/>
        </table:table-row>
        <table:table-row table:style-name="ro2">
          <table:table-cell office:value-type="string" calcext:value-type="string">
            <text:p>User 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formula="of:=[.D14]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 table:formula="of:=[.H14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ser 2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6" table:style-name="ce6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ser 3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3" table:style-name="ce62" office:value-type="float" office:value="0" calcext:value-type="float">
            <text:p>0</text:p>
          </table:table-cell>
        </table:table-row>
        <table:table-row table:style-name="ro2">
          <table:table-cell table:style-name="ce60" office:value-type="string" calcext:value-type="string">
            <text:p>Total LPT</text:p>
          </table:table-cell>
          <table:table-cell table:style-name="ce63" table:formula="of:=SUM([.B14:.B16])" office:value-type="float" office:value="1" calcext:value-type="float">
            <text:p>1</text:p>
          </table:table-cell>
          <table:table-cell table:style-name="ce63" table:formula="of:=SUM([.C14:.C16])" office:value-type="float" office:value="6" calcext:value-type="float">
            <text:p>6</text:p>
          </table:table-cell>
          <table:table-cell table:style-name="ce63" table:formula="of:=SUM([.D14:.D16])" office:value-type="float" office:value="6" calcext:value-type="float">
            <text:p>6</text:p>
          </table:table-cell>
          <table:table-cell table:style-name="ce63" table:formula="of:=SUM([.E14:.E16])" office:value-type="float" office:value="6" calcext:value-type="float">
            <text:p>6</text:p>
          </table:table-cell>
          <table:table-cell table:style-name="ce63" table:formula="of:=SUM([.F14:.F16])" office:value-type="float" office:value="6" calcext:value-type="float">
            <text:p>6</text:p>
          </table:table-cell>
          <table:table-cell table:style-name="ce63" table:formula="of:=SUM([.G14:.G16])" office:value-type="float" office:value="4" calcext:value-type="float">
            <text:p>4</text:p>
          </table:table-cell>
          <table:table-cell table:style-name="ce63" table:formula="of:=SUM([.H14:.H16])" office:value-type="float" office:value="4" calcext:value-type="float">
            <text:p>4</text:p>
          </table:table-cell>
          <table:table-cell table:style-name="ce63" table:formula="of:=SUM([.I14:.I16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ccCvpPerLp</text:p>
          </table:table-cell>
          <table:table-cell table:style-name="ce64" table:formula="of:=[.B12]/[.B17]" office:value-type="float" office:value="0" calcext:value-type="float">
            <text:p>0.00</text:p>
          </table:table-cell>
          <table:table-cell table:style-name="ce64" table:formula="of:=[.B18]+([.C12]-[.B12])/[.C17]" office:value-type="float" office:value="1.66666666666667" calcext:value-type="float">
            <text:p>1.67</text:p>
          </table:table-cell>
          <table:table-cell table:style-name="ce64" table:formula="of:=[.C18]+([.D12]-[.C12])/[.D17]" office:value-type="float" office:value="5" calcext:value-type="float">
            <text:p>5.00</text:p>
          </table:table-cell>
          <table:table-cell table:style-name="ce64" table:formula="of:=[.D18]+([.E12]-[.D12])/[.E17]" office:value-type="float" office:value="15" calcext:value-type="float">
            <text:p>15.00</text:p>
          </table:table-cell>
          <table:table-cell table:style-name="ce64" table:formula="of:=[.E18]+([.F12]-[.E12])/[.F17]" office:value-type="float" office:value="18.3333333333333" calcext:value-type="float">
            <text:p>18.33</text:p>
          </table:table-cell>
          <table:table-cell table:style-name="ce64" table:formula="of:=[.F18]+([.G12]-[.F12])/[.G17]" office:value-type="float" office:value="30.8333333333333" calcext:value-type="float">
            <text:p>30.83</text:p>
          </table:table-cell>
          <table:table-cell table:style-name="ce64" table:formula="of:=[.G18]+([.H12]-[.G12])/[.H17]" office:value-type="float" office:value="45.8333333333333" calcext:value-type="float">
            <text:p>45.83</text:p>
          </table:table-cell>
          <table:table-cell table:style-name="ce64" table:formula="of:=[.H18]+([.I12]-[.H12])/[.I17]" office:value-type="float" office:value="72.0833333333333" calcext:value-type="float">
            <text:p>72.08</text:p>
          </table:table-cell>
        </table:table-row>
        <table:table-row table:style-name="ro2">
          <table:table-cell table:number-columns-repeated="2"/>
          <table:table-cell table:style-name="ce65" table:number-columns-repeated="7"/>
        </table:table-row>
        <table:table-row table:style-name="ro2">
          <table:table-cell office:value-type="string" calcext:value-type="string">
            <text:p>adjust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er 1</text:p>
          </table:table-cell>
          <table:table-cell table:style-name="ce65"/>
          <table:table-cell table:style-name="ce65" table:formula="of:=[.B21]+([.C14]-[.B14])*[.B$18]" office:value-type="float" office:value="0" calcext:value-type="float">
            <text:p>0.00</text:p>
          </table:table-cell>
          <table:table-cell table:style-name="ce65" table:formula="of:=[.C21]+([.D14]-[.C14])*[.C$18]" office:value-type="float" office:value="1.66666666666667" calcext:value-type="float">
            <text:p>1.67</text:p>
          </table:table-cell>
          <table:table-cell table:style-name="ce65" table:formula="of:=[.D21]+([.E14]-[.D14])*[.D$18]" office:value-type="float" office:value="1.66666666666667" calcext:value-type="float">
            <text:p>1.67</text:p>
          </table:table-cell>
          <table:table-cell table:style-name="ce65" table:formula="of:=[.E21]+([.F14]-[.E14])*[.E$18]" office:value-type="float" office:value="16.6666666666667" calcext:value-type="float">
            <text:p>16.67</text:p>
          </table:table-cell>
          <table:table-cell table:style-name="ce65" table:formula="of:=[.F21]+([.G14]-[.F14])*[.F$18]" office:value-type="float" office:value="-1.66666666666666" calcext:value-type="float">
            <text:p>-1.67</text:p>
          </table:table-cell>
          <table:table-cell table:style-name="ce65" table:formula="of:=[.G21]+([.H14]-[.G14])*[.G$18]" office:value-type="float" office:value="-1.66666666666666" calcext:value-type="float">
            <text:p>-1.67</text:p>
          </table:table-cell>
          <table:table-cell table:style-name="ce65" table:formula="of:=[.H21]+([.I14]-[.H14])*[.H$18]" office:value-type="float" office:value="-1.66666666666666" calcext:value-type="float">
            <text:p>-1.67</text:p>
          </table:table-cell>
        </table:table-row>
        <table:table-row table:style-name="ro2">
          <table:table-cell office:value-type="string" calcext:value-type="string">
            <text:p>User 2</text:p>
          </table:table-cell>
          <table:table-cell/>
          <table:table-cell table:style-name="ce65" table:formula="of:=[.B22]+([.C15]-[.B15])*[.B$18]" office:value-type="float" office:value="0" calcext:value-type="float">
            <text:p>0.00</text:p>
          </table:table-cell>
          <table:table-cell table:style-name="ce65" table:formula="of:=[.C22]+([.D15]-[.C15])*[.C$18]" office:value-type="float" office:value="-5" calcext:value-type="float">
            <text:p>-5.00</text:p>
          </table:table-cell>
          <table:table-cell table:style-name="ce65" table:formula="of:=[.D22]+([.E15]-[.D15])*[.D$18]" office:value-type="float" office:value="-5" calcext:value-type="float">
            <text:p>-5.00</text:p>
          </table:table-cell>
          <table:table-cell table:style-name="ce65" table:formula="of:=[.E22]+([.F15]-[.E15])*[.E$18]" office:value-type="float" office:value="-5" calcext:value-type="float">
            <text:p>-5.00</text:p>
          </table:table-cell>
          <table:table-cell table:style-name="ce65" table:formula="of:=[.F22]+([.G15]-[.F15])*[.F$18]" office:value-type="float" office:value="-5" calcext:value-type="float">
            <text:p>-5.00</text:p>
          </table:table-cell>
          <table:table-cell table:style-name="ce65" table:formula="of:=[.G22]+([.H15]-[.G15])*[.G$18]" office:value-type="float" office:value="-5" calcext:value-type="float">
            <text:p>-5.00</text:p>
          </table:table-cell>
          <table:table-cell table:style-name="ce65" table:formula="of:=[.H22]+([.I15]-[.H15])*[.H$18]" office:value-type="float" office:value="-5" calcext:value-type="float">
            <text:p>-5.00</text:p>
          </table:table-cell>
        </table:table-row>
        <table:table-row table:style-name="ro2">
          <table:table-cell office:value-type="string" calcext:value-type="string">
            <text:p>User 3</text:p>
          </table:table-cell>
          <table:table-cell/>
          <table:table-cell table:style-name="ce65" table:formula="of:=[.B23]+([.C16]-[.B16])*[.B$18]" office:value-type="float" office:value="0" calcext:value-type="float">
            <text:p>0.00</text:p>
          </table:table-cell>
          <table:table-cell table:style-name="ce65" table:formula="of:=[.C23]+([.D16]-[.C16])*[.C$18]" office:value-type="float" office:value="3.33333333333333" calcext:value-type="float">
            <text:p>3.33</text:p>
          </table:table-cell>
          <table:table-cell table:style-name="ce65" table:formula="of:=[.D23]+([.E16]-[.D16])*[.D$18]" office:value-type="float" office:value="3.33333333333333" calcext:value-type="float">
            <text:p>3.33</text:p>
          </table:table-cell>
          <table:table-cell table:style-name="ce65" table:formula="of:=[.E23]+([.F16]-[.E16])*[.E$18]" office:value-type="float" office:value="-11.6666666666667" calcext:value-type="float">
            <text:p>-11.67</text:p>
          </table:table-cell>
          <table:table-cell table:style-name="ce65" table:formula="of:=[.F23]+([.G16]-[.F16])*[.F$18]" office:value-type="float" office:value="-30" calcext:value-type="float">
            <text:p>-30.00</text:p>
          </table:table-cell>
          <table:table-cell table:style-name="ce65" table:formula="of:=[.G23]+([.H16]-[.G16])*[.G$18]" office:value-type="float" office:value="-30" calcext:value-type="float">
            <text:p>-30.00</text:p>
          </table:table-cell>
          <table:table-cell table:style-name="ce65" table:formula="of:=[.H23]+([.I16]-[.H16])*[.H$18]" office:value-type="float" office:value="-30" calcext:value-type="float">
            <text:p>-30.0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n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er 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er 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er 3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Entitle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er 1</text:p>
          </table:table-cell>
          <table:table-cell table:style-name="ce65" table:formula="of:=[.B14]*[.B$18]-[.B21]" office:value-type="float" office:value="0" calcext:value-type="float">
            <text:p>0.00</text:p>
          </table:table-cell>
          <table:table-cell table:style-name="ce65" table:formula="of:=[.C14]*[.C$18]-[.C21]" office:value-type="float" office:value="1.66666666666667" calcext:value-type="float">
            <text:p>1.67</text:p>
          </table:table-cell>
          <table:table-cell table:style-name="ce65" table:formula="of:=[.D14]*[.D$18]-[.D21]" office:value-type="float" office:value="8.33333333333333" calcext:value-type="float">
            <text:p>8.33</text:p>
          </table:table-cell>
          <table:table-cell table:style-name="ce65" table:formula="of:=[.E14]*[.E$18]-[.E21]" office:value-type="float" office:value="28.3333333333333" calcext:value-type="float">
            <text:p>28.33</text:p>
          </table:table-cell>
          <table:table-cell table:style-name="ce65" table:formula="of:=[.F14]*[.F$18]-[.F21]" office:value-type="float" office:value="38.3333333333333" calcext:value-type="float">
            <text:p>38.33</text:p>
          </table:table-cell>
          <table:table-cell table:style-name="ce65" table:formula="of:=[.G14]*[.G$18]-[.G21]" office:value-type="float" office:value="63.3333333333333" calcext:value-type="float">
            <text:p>63.33</text:p>
          </table:table-cell>
          <table:table-cell table:style-name="ce65" table:formula="of:=[.H14]*[.H$18]-[.H21]" office:value-type="float" office:value="93.3333333333333" calcext:value-type="float">
            <text:p>93.33</text:p>
          </table:table-cell>
          <table:table-cell table:style-name="ce65" table:formula="of:=[.I14]*[.I$18]-[.I21]" office:value-type="float" office:value="145.833333333333" calcext:value-type="float">
            <text:p>145.83</text:p>
          </table:table-cell>
        </table:table-row>
        <table:table-row table:style-name="ro2">
          <table:table-cell office:value-type="string" calcext:value-type="string">
            <text:p>User 2</text:p>
          </table:table-cell>
          <table:table-cell table:style-name="ce65" table:formula="of:=[.B15]*[.B$18]-[.B22]" office:value-type="float" office:value="0" calcext:value-type="float">
            <text:p>0.00</text:p>
          </table:table-cell>
          <table:table-cell table:style-name="ce65" table:formula="of:=[.C15]*[.C$18]-[.C22]" office:value-type="float" office:value="8.33333333333333" calcext:value-type="float">
            <text:p>8.33</text:p>
          </table:table-cell>
          <table:table-cell table:style-name="ce65" table:formula="of:=[.D15]*[.D$18]-[.D22]" office:value-type="float" office:value="15" calcext:value-type="float">
            <text:p>15.00</text:p>
          </table:table-cell>
          <table:table-cell table:style-name="ce65" table:formula="of:=[.E15]*[.E$18]-[.E22]" office:value-type="float" office:value="35" calcext:value-type="float">
            <text:p>35.00</text:p>
          </table:table-cell>
          <table:table-cell table:style-name="ce65" table:formula="of:=[.F15]*[.F$18]-[.F22]" office:value-type="float" office:value="41.6666666666667" calcext:value-type="float">
            <text:p>41.67</text:p>
          </table:table-cell>
          <table:table-cell table:style-name="ce65" table:formula="of:=[.G15]*[.G$18]-[.G22]" office:value-type="float" office:value="66.6666666666667" calcext:value-type="float">
            <text:p>66.67</text:p>
          </table:table-cell>
          <table:table-cell table:style-name="ce65" table:formula="of:=[.H15]*[.H$18]-[.H22]" office:value-type="float" office:value="96.6666666666667" calcext:value-type="float">
            <text:p>96.67</text:p>
          </table:table-cell>
          <table:table-cell table:style-name="ce65" table:formula="of:=[.I15]*[.I$18]-[.I22]" office:value-type="float" office:value="149.166666666667" calcext:value-type="float">
            <text:p>149.17</text:p>
          </table:table-cell>
        </table:table-row>
        <table:table-row table:style-name="ro2">
          <table:table-cell office:value-type="string" calcext:value-type="string">
            <text:p>User 3</text:p>
          </table:table-cell>
          <table:table-cell table:style-name="ce65" table:formula="of:=[.B16]*[.B$18]-[.B23]" office:value-type="float" office:value="0" calcext:value-type="float">
            <text:p>0.00</text:p>
          </table:table-cell>
          <table:table-cell table:style-name="ce65" table:formula="of:=[.C16]*[.C$18]-[.C23]" office:value-type="float" office:value="0" calcext:value-type="float">
            <text:p>0.00</text:p>
          </table:table-cell>
          <table:table-cell table:style-name="ce65" table:formula="of:=[.D16]*[.D$18]-[.D23]" office:value-type="float" office:value="6.66666666666667" calcext:value-type="float">
            <text:p>6.67</text:p>
          </table:table-cell>
          <table:table-cell table:style-name="ce65" table:formula="of:=[.E16]*[.E$18]-[.E23]" office:value-type="float" office:value="26.6666666666667" calcext:value-type="float">
            <text:p>26.67</text:p>
          </table:table-cell>
          <table:table-cell table:style-name="ce65" table:formula="of:=[.F16]*[.F$18]-[.F23]" office:value-type="float" office:value="30" calcext:value-type="float">
            <text:p>30.00</text:p>
          </table:table-cell>
          <table:table-cell table:style-name="ce65" table:formula="of:=[.G16]*[.G$18]-[.G23]" office:value-type="float" office:value="30" calcext:value-type="float">
            <text:p>30.00</text:p>
          </table:table-cell>
          <table:table-cell table:style-name="ce65" table:formula="of:=[.H16]*[.H$18]-[.H23]" office:value-type="float" office:value="30" calcext:value-type="float">
            <text:p>30.00</text:p>
          </table:table-cell>
          <table:table-cell table:style-name="ce65" table:formula="of:=[.I16]*[.I$18]-[.I23]" office:value-type="float" office:value="30" calcext:value-type="float">
            <text:p>30.00</text:p>
          </table:table-cell>
        </table:table-row>
        <table:table-row table:style-name="ro2">
          <table:table-cell table:style-name="ce60" office:value-type="string" calcext:value-type="string">
            <text:p>Total CVP</text:p>
          </table:table-cell>
          <table:table-cell table:style-name="ce66" table:formula="of:=SUM([.B31:.B33])" office:value-type="float" office:value="0" calcext:value-type="float">
            <text:p>0.00</text:p>
          </table:table-cell>
          <table:table-cell table:style-name="ce66" table:formula="of:=SUM([.C31:.C33])" office:value-type="float" office:value="10" calcext:value-type="float">
            <text:p>10.00</text:p>
          </table:table-cell>
          <table:table-cell table:style-name="ce66" table:formula="of:=SUM([.D31:.D33])" office:value-type="float" office:value="30" calcext:value-type="float">
            <text:p>30.00</text:p>
          </table:table-cell>
          <table:table-cell table:style-name="ce66" table:formula="of:=SUM([.E31:.E33])" office:value-type="float" office:value="90" calcext:value-type="float">
            <text:p>90.00</text:p>
          </table:table-cell>
          <table:table-cell table:style-name="ce66" table:formula="of:=SUM([.F31:.F33])" office:value-type="float" office:value="110" calcext:value-type="float">
            <text:p>110.00</text:p>
          </table:table-cell>
          <table:table-cell table:style-name="ce66" table:formula="of:=SUM([.G31:.G33])" office:value-type="float" office:value="160" calcext:value-type="float">
            <text:p>160.00</text:p>
          </table:table-cell>
          <table:table-cell table:style-name="ce66" table:formula="of:=SUM([.H31:.H33])" office:value-type="float" office:value="220" calcext:value-type="float">
            <text:p>220.00</text:p>
          </table:table-cell>
          <table:table-cell table:style-name="ce66" table:formula="of:=SUM([.I31:.I33])" office:value-type="float" office:value="325" calcext:value-type="float">
            <text:p>325.00</text:p>
          </table:table-cell>
        </table:table-row>
        <table:table-row table:style-name="ro2">
          <table:table-cell/>
          <table:table-cell table:style-name="ce65" table:formula="of:=[.B34]-[.B12]" office:value-type="float" office:value="0" calcext:value-type="float">
            <text:p>0.00</text:p>
          </table:table-cell>
          <table:table-cell table:style-name="ce65" table:formula="of:=[.C34]-[.C12]" office:value-type="float" office:value="0" calcext:value-type="float">
            <text:p>0.00</text:p>
          </table:table-cell>
          <table:table-cell table:style-name="ce65" table:formula="of:=[.D34]-[.D12]" office:value-type="float" office:value="0" calcext:value-type="float">
            <text:p>0.00</text:p>
          </table:table-cell>
          <table:table-cell table:style-name="ce65" table:formula="of:=[.E34]-[.E12]" office:value-type="float" office:value="0" calcext:value-type="float">
            <text:p>0.00</text:p>
          </table:table-cell>
          <table:table-cell table:style-name="ce65" table:formula="of:=[.F34]-[.F12]" office:value-type="float" office:value="0" calcext:value-type="float">
            <text:p>0.00</text:p>
          </table:table-cell>
          <table:table-cell table:style-name="ce65" table:formula="of:=[.G34]-[.G12]" office:value-type="float" office:value="0" calcext:value-type="float">
            <text:p>0.00</text:p>
          </table:table-cell>
          <table:table-cell table:style-name="ce65" table:formula="of:=[.H34]-[.H12]" office:value-type="float" office:value="0" calcext:value-type="float">
            <text:p>0.00</text:p>
          </table:table-cell>
          <table:table-cell table:style-name="ce65" table:formula="of:=[.I34]-[.I12]" office:value-type="float" office:value="0" calcext:value-type="float">
            <text:p>0.00</text:p>
          </table:table-cell>
        </table:table-row>
        <table:table-row table:style-name="ro2">
          <table:table-cell table:number-columns-repeated="2"/>
          <table:table-cell table:style-name="ce65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5P0" style:volatile="true">
      <number:number number:decimal-places="3" loext:min-decimal-places="3" number:min-integer-digits="1" number:grouping="true"/>
    </number:number-style>
    <number:number-style style:name="N125P1" style:volatile="true">
      <number:text>-</number:text>
    </number:number-style>
    <number:number-style style:name="N125P2" style:volatile="true">
      <number:number number:decimal-places="3" loext:min-decimal-places="3" number:min-integer-digits="1" number:grouping="true"/>
    </number:number-style>
    <number:text-style style:name="N125">
      <number:tex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fo:page-width="841.69pt" fo:page-height="595.45pt" style:num-format="1" style:print-orientation="landscape" loext:scale-to-X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01:57:18.254329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14:37:37.083987527</meta:creation-date>
    <dc:date>2020-10-01T01:57:55.981372532</dc:date>
    <meta:editing-duration>PT3H13M40S</meta:editing-duration>
    <meta:editing-cycles>13</meta:editing-cycles>
    <meta:generator>LibreOffice/6.0.7.3$Linux_X86_64 LibreOffice_project/00m0$Build-3</meta:generator>
    <meta:document-statistic meta:table-count="2" meta:cell-count="125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72bf44" draw:fill-color="#72bf44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draw:stroke="dash" draw:stroke-dash="Fine_20_Dashed" svg:stroke-width="0.051cm" svg:stroke-color="#8f187c" draw:fill-color="#8f187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336cm" svg:height="7.004cm" xlink:href=".." xlink:type="simple" chart:class="chart:line" chart:style-name="ch1">
        <chart:legend chart:legend-position="bottom" svg:x="2.487cm" svg:y="5.907cm" style:legend-expansion="wide" chart:style-name="ch2"/>
        <chart:plot-area chart:style-name="ch3" table:cell-range-address="Sheet1.B12:Sheet1.AB13 Sheet1.B41:Sheet1.AB43" chart:data-source-has-labels="both" svg:x="0.246cm" svg:y="0.14cm" svg:width="11.844cm" svg:height="5.443cm">
          <chartooo:coordinate-region svg:x="1.238cm" svg:y="0.34cm" svg:width="10.665cm" svg:height="4.596cm"/>
          <chart:axis chart:dimension="x" chart:name="primary-x" chart:style-name="ch4" chartooo:axis-type="auto">
            <chartooo:date-scale/>
            <chart:categories table:cell-range-address="Sheet1.B12:Sheet1.A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1:Sheet1.AB41" loext:label-string="vested" chart:class="chart:line">
            <chart:data-point chart:repeated="27"/>
          </chart:series>
          <chart:series chart:style-name="ch8" chart:values-cell-range-address="Sheet1.B13:Sheet1.AB13" loext:label-string="minted" chart:class="chart:line">
            <chart:data-point chart:repeated="27"/>
          </chart:series>
          <chart:series chart:style-name="ch9" chart:values-cell-range-address="Sheet1.B42:Sheet1.AB42" loext:label-string="deferred" chart:class="chart:line">
            <chart:data-point chart:repeated="27"/>
          </chart:series>
          <chart:series chart:style-name="ch10" chart:values-cell-range-address="Sheet1.B43:Sheet1.AB43" loext:label-string="vested_approx" chart:class="chart:line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sted</text:p>
              </table:table-cell>
              <table:table-cell office:value-type="string">
                <text:p>minted</text:p>
              </table:table-cell>
              <table:table-cell office:value-type="string">
                <text:p>deferred</text:p>
              </table:table-cell>
              <table:table-cell office:value-type="string">
                <text:p>vested_approx</text:p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B12:Sheet1.AB12</svg:desc>
                </draw:g>
              </table:table-cell>
              <table:table-cell office:value-type="float" office:value="0">
                <text:p>0</text:p>
                <draw:g>
                  <svg:desc>Sheet1.B41:Sheet1.AB41</svg:desc>
                </draw:g>
              </table:table-cell>
              <table:table-cell office:value-type="float" office:value="0">
                <text:p>0</text:p>
                <draw:g>
                  <svg:desc>Sheet1.B13:Sheet1.AB13</svg:desc>
                </draw:g>
              </table:table-cell>
              <table:table-cell office:value-type="float" office:value="0">
                <text:p>0</text:p>
                <draw:g>
                  <svg:desc>Sheet1.B42:Sheet1.AB42</svg:desc>
                </draw:g>
              </table:table-cell>
              <table:table-cell office:value-type="float" office:value="0">
                <text:p>0</text:p>
                <draw:g>
                  <svg:desc>Sheet1.B43:Sheet1.AB43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70">
                <text:p>2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400">
                <text:p>400</text:p>
              </table:table-cell>
              <table:table-cell office:value-type="float" office:value="340">
                <text:p>3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400">
                <text:p>4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600">
                <text:p>600</text:p>
              </table:table-cell>
              <table:table-cell office:value-type="float" office:value="450">
                <text:p>4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0">
                <text:p>210</text:p>
              </table:table-cell>
              <table:table-cell office:value-type="float" office:value="700">
                <text:p>700</text:p>
              </table:table-cell>
              <table:table-cell office:value-type="float" office:value="490">
                <text:p>49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80">
                <text:p>280</text:p>
              </table:table-cell>
              <table:table-cell office:value-type="float" office:value="800">
                <text:p>800</text:p>
              </table:table-cell>
              <table:table-cell office:value-type="float" office:value="520">
                <text:p>5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60">
                <text:p>360</text:p>
              </table:table-cell>
              <table:table-cell office:value-type="float" office:value="900">
                <text:p>900</text:p>
              </table:table-cell>
              <table:table-cell office:value-type="float" office:value="540">
                <text:p>5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1000">
                <text:p>1000</text:p>
              </table:table-cell>
              <table:table-cell office:value-type="float" office:value="550">
                <text:p>5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50">
                <text:p>650</text:p>
              </table:table-cell>
              <table:table-cell office:value-type="float" office:value="1200">
                <text:p>1200</text:p>
              </table:table-cell>
              <table:table-cell office:value-type="float" office:value="550">
                <text:p>55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50">
                <text:p>750</text:p>
              </table:table-cell>
              <table:table-cell office:value-type="float" office:value="1300">
                <text:p>1300</text:p>
              </table:table-cell>
              <table:table-cell office:value-type="float" office:value="550">
                <text:p>55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50">
                <text:p>850</text:p>
              </table:table-cell>
              <table:table-cell office:value-type="float" office:value="1400">
                <text:p>1400</text:p>
              </table:table-cell>
              <table:table-cell office:value-type="float" office:value="550">
                <text:p>55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50">
                <text:p>950</text:p>
              </table:table-cell>
              <table:table-cell office:value-type="float" office:value="1500">
                <text:p>1500</text:p>
              </table:table-cell>
              <table:table-cell office:value-type="float" office:value="550">
                <text:p>55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50">
                <text:p>1050</text:p>
              </table:table-cell>
              <table:table-cell office:value-type="float" office:value="1600">
                <text:p>1600</text:p>
              </table:table-cell>
              <table:table-cell office:value-type="float" office:value="550">
                <text:p>55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50">
                <text:p>1150</text:p>
              </table:table-cell>
              <table:table-cell office:value-type="float" office:value="1700">
                <text:p>1700</text:p>
              </table:table-cell>
              <table:table-cell office:value-type="float" office:value="550">
                <text:p>55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50">
                <text:p>1250</text:p>
              </table:table-cell>
              <table:table-cell office:value-type="float" office:value="1800">
                <text:p>1800</text:p>
              </table:table-cell>
              <table:table-cell office:value-type="float" office:value="550">
                <text:p>55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50">
                <text:p>1350</text:p>
              </table:table-cell>
              <table:table-cell office:value-type="float" office:value="1900">
                <text:p>1900</text:p>
              </table:table-cell>
              <table:table-cell office:value-type="float" office:value="550">
                <text:p>55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450">
                <text:p>1450</text:p>
              </table:table-cell>
              <table:table-cell office:value-type="float" office:value="2000">
                <text:p>2000</text:p>
              </table:table-cell>
              <table:table-cell office:value-type="float" office:value="550">
                <text:p>55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50">
                <text:p>1550</text:p>
              </table:table-cell>
              <table:table-cell office:value-type="float" office:value="2100">
                <text:p>2100</text:p>
              </table:table-cell>
              <table:table-cell office:value-type="float" office:value="550">
                <text:p>55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650">
                <text:p>1650</text:p>
              </table:table-cell>
              <table:table-cell office:value-type="float" office:value="2200">
                <text:p>2200</text:p>
              </table:table-cell>
              <table:table-cell office:value-type="float" office:value="550">
                <text:p>55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50">
                <text:p>1750</text:p>
              </table:table-cell>
              <table:table-cell office:value-type="float" office:value="2300">
                <text:p>2300</text:p>
              </table:table-cell>
              <table:table-cell office:value-type="float" office:value="550">
                <text:p>55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850">
                <text:p>1850</text:p>
              </table:table-cell>
              <table:table-cell office:value-type="float" office:value="2400">
                <text:p>2400</text:p>
              </table:table-cell>
              <table:table-cell office:value-type="float" office:value="550">
                <text:p>55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950">
                <text:p>1950</text:p>
              </table:table-cell>
              <table:table-cell office:value-type="float" office:value="2500">
                <text:p>2500</text:p>
              </table:table-cell>
              <table:table-cell office:value-type="float" office:value="550">
                <text:p>55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50">
                <text:p>2050</text:p>
              </table:table-cell>
              <table:table-cell office:value-type="float" office:value="2600">
                <text:p>2600</text:p>
              </table:table-cell>
              <table:table-cell office:value-type="float" office:value="550">
                <text:p>550</text:p>
              </table:table-cell>
              <table:table-cell office:value-type="float" office:value="2050">
                <text:p>20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dash" draw:stroke-dash="Ultrafine_20_Dashed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f413d" draw:fill-color="#ef413d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width="0.051cm" svg:stroke-color="#666666" draw:fill-color="#66666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808080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a65d" draw:fill-color="#00a65d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808080" draw:fill-color="#808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89cm" svg:height="12.052cm" xlink:href=".." xlink:type="simple" chart:class="chart:line" chart:style-name="ch1">
        <chart:legend chart:legend-position="bottom" svg:x="2.183cm" svg:y="10.955cm" style:legend-expansion="wide" chart:style-name="ch2"/>
        <chart:plot-area chart:style-name="ch3" table:cell-range-address="Sheet1.B12:Sheet1.AB12 Sheet1.B59:Sheet1.AB61 Sheet1.B52:Sheet1.AB52 Sheet1.B57:Sheet1.AB57 Sheet1.B41:Sheet1.AB41" chart:data-source-has-labels="both" svg:x="0.273cm" svg:y="0.241cm" svg:width="13.143cm" svg:height="10.289cm">
          <chartooo:coordinate-region svg:x="1.265cm" svg:y="0.44cm" svg:width="11.964cm" svg:height="9.443cm"/>
          <chart:axis chart:dimension="x" chart:name="primary-x" chart:style-name="ch4" chartooo:axis-type="text">
            <chart:categories table:cell-range-address="Sheet1.B12:Sheet1.A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9:Sheet1.AB59" loext:label-string="minted" chart:class="chart:line">
            <chart:data-point chart:repeated="27"/>
          </chart:series>
          <chart:series chart:style-name="ch8" chart:values-cell-range-address="Sheet1.B52:Sheet1.AB52" chart:class="chart:line">
            <chart:data-point chart:repeated="27"/>
          </chart:series>
          <chart:series chart:style-name="ch9" chart:values-cell-range-address="Sheet1.B60:Sheet1.AB60" loext:label-string="vested" chart:class="chart:line">
            <chart:data-point chart:repeated="27"/>
          </chart:series>
          <chart:series chart:style-name="ch10" chart:values-cell-range-address="Sheet1.B57:Sheet1.AB57" chart:class="chart:line">
            <chart:data-point chart:repeated="27"/>
          </chart:series>
          <chart:series chart:style-name="ch11" chart:values-cell-range-address="Sheet1.B61:Sheet1.AB61" loext:label-string="deferred" chart:class="chart:line">
            <chart:data-point chart:repeated="27"/>
          </chart:series>
          <chart:series chart:style-name="ch12" chart:values-cell-range-address="Sheet1.B41:Sheet1.AB41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ted</text:p>
              </table:table-cell>
              <table:table-cell office:value-type="string">
                <text:p>Row 52</text:p>
              </table:table-cell>
              <table:table-cell office:value-type="string">
                <text:p>vested</text:p>
              </table:table-cell>
              <table:table-cell office:value-type="string">
                <text:p>Row 57</text:p>
              </table:table-cell>
              <table:table-cell office:value-type="string">
                <text:p>deferred</text:p>
              </table:table-cell>
              <table:table-cell office:value-type="string">
                <text:p>Row 41</text:p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B12:Sheet1.AB12</svg:desc>
                </draw:g>
              </table:table-cell>
              <table:table-cell office:value-type="float" office:value="0">
                <text:p>0</text:p>
                <draw:g>
                  <svg:desc>Sheet1.B59:Sheet1.AB59</svg:desc>
                </draw:g>
              </table:table-cell>
              <table:table-cell office:value-type="float" office:value="NaN">
                <text:p>NaN</text:p>
                <draw:g>
                  <svg:desc>Sheet1.B52:Sheet1.AB52</svg:desc>
                </draw:g>
              </table:table-cell>
              <table:table-cell office:value-type="float" office:value="0">
                <text:p>0</text:p>
                <draw:g>
                  <svg:desc>Sheet1.B60:Sheet1.AB60</svg:desc>
                </draw:g>
              </table:table-cell>
              <table:table-cell office:value-type="float" office:value="NaN">
                <text:p>NaN</text:p>
                <draw:g>
                  <svg:desc>Sheet1.B57:Sheet1.AB57</svg:desc>
                </draw:g>
              </table:table-cell>
              <table:table-cell office:value-type="float" office:value="0">
                <text:p>0</text:p>
                <draw:g>
                  <svg:desc>Sheet1.B61:Sheet1.AB61</svg:desc>
                </draw:g>
              </table:table-cell>
              <table:table-cell office:value-type="float" office:value="0">
                <text:p>0</text:p>
                <draw:g>
                  <svg:desc>Sheet1.B41:Sheet1.AB41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0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70">
                <text:p>2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40">
                <text:p>3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50">
                <text:p>4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90">
                <text:p>4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70">
                <text:p>5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60">
                <text:p>360</text:p>
              </table:table-cell>
              <table:table-cell office:value-type="float" office:value="635">
                <text:p>63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50">
                <text:p>1150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50">
                <text:p>450</text:p>
              </table:table-cell>
              <table:table-cell office:value-type="float" office:value="685">
                <text:p>68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00">
                <text:p>1300</text:p>
              </table:table-cell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550">
                <text:p>550</text:p>
              </table:table-cell>
              <table:table-cell office:value-type="float" office:value="720">
                <text:p>72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50">
                <text:p>1450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50">
                <text:p>650</text:p>
              </table:table-cell>
              <table:table-cell office:value-type="float" office:value="750">
                <text:p>75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50">
                <text:p>1450</text:p>
              </table:table-cell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50">
                <text:p>750</text:p>
              </table:table-cell>
              <table:table-cell office:value-type="float" office:value="625">
                <text:p>62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50">
                <text:p>1450</text:p>
              </table:table-cell>
              <table:table-cell office:value-type="float" office:value="955">
                <text:p>955</text:p>
              </table:table-cell>
              <table:table-cell office:value-type="float" office:value="940">
                <text:p>940</text:p>
              </table:table-cell>
              <table:table-cell office:value-type="float" office:value="835">
                <text:p>835</text:p>
              </table:table-cell>
              <table:table-cell office:value-type="float" office:value="510">
                <text:p>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50">
                <text:p>1450</text:p>
              </table:table-cell>
              <table:table-cell office:value-type="float" office:value="1090">
                <text:p>1090</text:p>
              </table:table-cell>
              <table:table-cell office:value-type="float" office:value="1045">
                <text:p>1045</text:p>
              </table:table-cell>
              <table:table-cell office:value-type="float" office:value="905">
                <text:p>905</text:p>
              </table:table-cell>
              <table:table-cell office:value-type="float" office:value="405">
                <text:p>405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50">
                <text:p>1450</text:p>
              </table:table-cell>
              <table:table-cell office:value-type="float" office:value="1230">
                <text:p>1230</text:p>
              </table:table-cell>
              <table:table-cell office:value-type="float" office:value="1140">
                <text:p>1140</text:p>
              </table:table-cell>
              <table:table-cell office:value-type="float" office:value="960">
                <text:p>960</text:p>
              </table:table-cell>
              <table:table-cell office:value-type="float" office:value="310">
                <text:p>31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50">
                <text:p>1450</text:p>
              </table:table-cell>
              <table:table-cell office:value-type="float" office:value="1375">
                <text:p>1375</text:p>
              </table:table-cell>
              <table:table-cell office:value-type="float" office:value="1225">
                <text:p>1225</text:p>
              </table:table-cell>
              <table:table-cell office:value-type="float" office:value="1000">
                <text:p>1000</text:p>
              </table:table-cell>
              <table:table-cell office:value-type="float" office:value="225">
                <text:p>225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50">
                <text:p>1450</text:p>
              </table:table-cell>
              <table:table-cell office:value-type="float" office:value="1525">
                <text:p>1525</text:p>
              </table:table-cell>
              <table:table-cell office:value-type="float" office:value="1300">
                <text:p>1300</text:p>
              </table:table-cell>
              <table:table-cell office:value-type="float" office:value="1025">
                <text:p>1025</text:p>
              </table:table-cell>
              <table:table-cell office:value-type="float" office:value="150">
                <text:p>15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50">
                <text:p>1450</text:p>
              </table:table-cell>
              <table:table-cell office:value-type="float" office:value="1675">
                <text:p>1675</text:p>
              </table:table-cell>
              <table:table-cell office:value-type="float" office:value="1360">
                <text:p>1360</text:p>
              </table:table-cell>
              <table:table-cell office:value-type="float" office:value="1035">
                <text:p>1035</text:p>
              </table:table-cell>
              <table:table-cell office:value-type="float" office:value="90">
                <text:p>9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450">
                <text:p>1450</text:p>
              </table:table-cell>
              <table:table-cell office:value-type="float" office:value="1825">
                <text:p>1825</text:p>
              </table:table-cell>
              <table:table-cell office:value-type="float" office:value="1405">
                <text:p>1405</text:p>
              </table:table-cell>
              <table:table-cell office:value-type="float" office:value="1030">
                <text:p>1030</text:p>
              </table:table-cell>
              <table:table-cell office:value-type="float" office:value="45">
                <text:p>4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50">
                <text:p>1450</text:p>
              </table:table-cell>
              <table:table-cell office:value-type="float" office:value="1975">
                <text:p>1975</text:p>
              </table:table-cell>
              <table:table-cell office:value-type="float" office:value="1435">
                <text:p>1435</text:p>
              </table:table-cell>
              <table:table-cell office:value-type="float" office:value="1010">
                <text:p>1010</text:p>
              </table:table-cell>
              <table:table-cell office:value-type="float" office:value="15">
                <text:p>1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50">
                <text:p>1450</text:p>
              </table:table-cell>
              <table:table-cell office:value-type="float" office:value="2125">
                <text:p>2125</text:p>
              </table:table-cell>
              <table:table-cell office:value-type="float" office:value="1450">
                <text:p>1450</text:p>
              </table:table-cell>
              <table:table-cell office:value-type="float" office:value="975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50">
                <text:p>1450</text:p>
              </table:table-cell>
              <table:table-cell office:value-type="float" office:value="2275">
                <text:p>2275</text:p>
              </table:table-cell>
              <table:table-cell office:value-type="float" office:value="1450">
                <text:p>1450</text:p>
              </table:table-cell>
              <table:table-cell office:value-type="float" office:value="925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450">
                <text:p>1450</text:p>
              </table:table-cell>
              <table:table-cell office:value-type="float" office:value="2425">
                <text:p>2425</text:p>
              </table:table-cell>
              <table:table-cell office:value-type="float" office:value="1450">
                <text:p>1450</text:p>
              </table:table-cell>
              <table:table-cell office:value-type="float" office:value="875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50">
                <text:p>1450</text:p>
              </table:table-cell>
              <table:table-cell office:value-type="float" office:value="2575">
                <text:p>2575</text:p>
              </table:table-cell>
              <table:table-cell office:value-type="float" office:value="1450">
                <text:p>1450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450">
                <text:p>1450</text:p>
              </table:table-cell>
              <table:table-cell office:value-type="float" office:value="2725">
                <text:p>2725</text:p>
              </table:table-cell>
              <table:table-cell office:value-type="float" office:value="1450">
                <text:p>1450</text:p>
              </table:table-cell>
              <table:table-cell office:value-type="float" office:value="775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2050">
                <text:p>20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516cm" svg:y="4.204cm" style:legend-expansion="high" chart:style-name="ch2"/>
        <chart:plot-area chart:style-name="ch3" table:cell-range-address="Sheet1_2.B10:Sheet1_2.I10 Sheet1_2.B18:Sheet1_2.I18" chart:data-source-has-labels="row" svg:x="0.284cm" svg:y="0.09cm" svg:width="12.687cm" svg:height="8.641cm">
          <chartooo:coordinate-region svg:x="1.382cm" svg:y="0.289cm" svg:width="11.402cm" svg:height="7.795cm"/>
          <chart:axis chart:dimension="x" chart:name="primary-x" chart:style-name="ch4" chartooo:axis-type="auto">
            <chartooo:date-scale/>
            <chart:categories table:cell-range-address="Sheet1_2.B10:Sheet1_2.I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B18:Sheet1_2.I18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_2.B10:Sheet1_2.I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_2.B18:Sheet1_2.I18</svg:desc>
                </draw:g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30.8333333333333">
                <text:p>30.8333333333333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72.0833333333333">
                <text:p>72.08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